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583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2.0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06pt solid #000000" fo:border-top="none"/>
      <style:map style:condition="cell-content-is-between(0.9,1.1)" style:apply-style-name="Untitled1" style:base-cell-address="Sheet3.W3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mazon0302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0312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0505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0601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-735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-caida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-Skitter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AstroPh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ondMat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GrQc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HepPh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HepTh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-HepPh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-HepTh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-Patents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-amazon.ungraph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-dblp.ungraph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-lj.ungraph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-orkut.ungraph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-youtube.ungraph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-Enron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-EuAll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gs-social_network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on-1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on-2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p-Gnutella04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p-Gnutella05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p-Gnutella06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p-Gnutella08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p-Gnutella09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p-Gnutella24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p-Gnutella25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p-Gnutella30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p-Gnutella31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Net-CA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Net-PA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Net-TX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Epinions1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LiveJournal1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pokec-relationships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sign-epinions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sign-Slashdot081106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sign-Slashdot090216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sign-Slashdot090221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Slashdot0811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Slashdot0902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-BerkStan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-Google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-NotreDame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-Stanford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-Talk.b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-Vote.bin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orignal 2gpu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mazon0302.bin</text:p>
          </table:table-cell>
          <table:table-cell/>
        </table:table-row>
        <table:table-row table:style-name="ro1">
          <table:table-cell office:value-type="string" calcext:value-type="string">
            <text:p>amazon0312.bin</text:p>
          </table:table-cell>
          <table:table-cell/>
        </table:table-row>
        <table:table-row table:style-name="ro1">
          <table:table-cell office:value-type="string" calcext:value-type="string">
            <text:p>amazon0505.bin</text:p>
          </table:table-cell>
          <table:table-cell/>
        </table:table-row>
        <table:table-row table:style-name="ro1">
          <table:table-cell office:value-type="string" calcext:value-type="string">
            <text:p>amazon0601.bin</text:p>
          </table:table-cell>
          <table:table-cell/>
        </table:table-row>
        <table:table-row table:style-name="ro1">
          <table:table-cell office:value-type="string" calcext:value-type="string">
            <text:p>as-735.bin</text:p>
          </table:table-cell>
          <table:table-cell/>
        </table:table-row>
        <table:table-row table:style-name="ro1">
          <table:table-cell office:value-type="string" calcext:value-type="string">
            <text:p>as-caida.bin</text:p>
          </table:table-cell>
          <table:table-cell/>
        </table:table-row>
        <table:table-row table:style-name="ro1">
          <table:table-cell office:value-type="string" calcext:value-type="string">
            <text:p>as-Skitter.bin</text:p>
          </table:table-cell>
          <table:table-cell/>
        </table:table-row>
        <table:table-row table:style-name="ro1">
          <table:table-cell office:value-type="string" calcext:value-type="string">
            <text:p>ca-AstroPh.bin</text:p>
          </table:table-cell>
          <table:table-cell/>
        </table:table-row>
        <table:table-row table:style-name="ro1">
          <table:table-cell office:value-type="string" calcext:value-type="string">
            <text:p>ca-CondMat.bin</text:p>
          </table:table-cell>
          <table:table-cell/>
        </table:table-row>
        <table:table-row table:style-name="ro1">
          <table:table-cell office:value-type="string" calcext:value-type="string">
            <text:p>ca-GrQc.bin</text:p>
          </table:table-cell>
          <table:table-cell/>
        </table:table-row>
        <table:table-row table:style-name="ro1">
          <table:table-cell office:value-type="string" calcext:value-type="string">
            <text:p>ca-HepPh.bin</text:p>
          </table:table-cell>
          <table:table-cell/>
        </table:table-row>
        <table:table-row table:style-name="ro1">
          <table:table-cell office:value-type="string" calcext:value-type="string">
            <text:p>ca-HepTh.bin</text:p>
          </table:table-cell>
          <table:table-cell/>
        </table:table-row>
        <table:table-row table:style-name="ro1">
          <table:table-cell office:value-type="string" calcext:value-type="string">
            <text:p>cit-HepPh.bin</text:p>
          </table:table-cell>
          <table:table-cell/>
        </table:table-row>
        <table:table-row table:style-name="ro1">
          <table:table-cell office:value-type="string" calcext:value-type="string">
            <text:p>cit-HepTh.bin</text:p>
          </table:table-cell>
          <table:table-cell/>
        </table:table-row>
        <table:table-row table:style-name="ro1">
          <table:table-cell office:value-type="string" calcext:value-type="string">
            <text:p>cit-Patents.bin</text:p>
          </table:table-cell>
          <table:table-cell/>
        </table:table-row>
        <table:table-row table:style-name="ro1">
          <table:table-cell office:value-type="string" calcext:value-type="string">
            <text:p>com-amazon.ungraph.bin</text:p>
          </table:table-cell>
          <table:table-cell/>
        </table:table-row>
        <table:table-row table:style-name="ro1">
          <table:table-cell office:value-type="string" calcext:value-type="string">
            <text:p>com-dblp.ungraph.bin</text:p>
          </table:table-cell>
          <table:table-cell/>
        </table:table-row>
        <table:table-row table:style-name="ro1">
          <table:table-cell office:value-type="string" calcext:value-type="string">
            <text:p>com-lj.ungraph.bin</text:p>
          </table:table-cell>
          <table:table-cell/>
        </table:table-row>
        <table:table-row table:style-name="ro1">
          <table:table-cell office:value-type="string" calcext:value-type="string">
            <text:p>com-orkut.ungraph.bin</text:p>
          </table:table-cell>
          <table:table-cell/>
        </table:table-row>
        <table:table-row table:style-name="ro1">
          <table:table-cell office:value-type="string" calcext:value-type="string">
            <text:p>com-youtube.ungraph.bin</text:p>
          </table:table-cell>
          <table:table-cell/>
        </table:table-row>
        <table:table-row table:style-name="ro1">
          <table:table-cell office:value-type="string" calcext:value-type="string">
            <text:p>email-Enron.bin</text:p>
          </table:table-cell>
          <table:table-cell/>
        </table:table-row>
        <table:table-row table:style-name="ro1">
          <table:table-cell office:value-type="string" calcext:value-type="string">
            <text:p>email-EuAll.bin</text:p>
          </table:table-cell>
          <table:table-cell/>
        </table:table-row>
        <table:table-row table:style-name="ro1">
          <table:table-cell office:value-type="string" calcext:value-type="string">
            <text:p>higgs-social_network.bin</text:p>
          </table:table-cell>
          <table:table-cell/>
        </table:table-row>
        <table:table-row table:style-name="ro1">
          <table:table-cell office:value-type="string" calcext:value-type="string">
            <text:p>Oregon-1.bin</text:p>
          </table:table-cell>
          <table:table-cell/>
        </table:table-row>
        <table:table-row table:style-name="ro1">
          <table:table-cell office:value-type="string" calcext:value-type="string">
            <text:p>Oregon-2.bin</text:p>
          </table:table-cell>
          <table:table-cell/>
        </table:table-row>
        <table:table-row table:style-name="ro1">
          <table:table-cell office:value-type="string" calcext:value-type="string">
            <text:p>p2p-Gnutella04.bin</text:p>
          </table:table-cell>
          <table:table-cell/>
        </table:table-row>
        <table:table-row table:style-name="ro1">
          <table:table-cell office:value-type="string" calcext:value-type="string">
            <text:p>p2p-Gnutella05.bin</text:p>
          </table:table-cell>
          <table:table-cell/>
        </table:table-row>
        <table:table-row table:style-name="ro1">
          <table:table-cell office:value-type="string" calcext:value-type="string">
            <text:p>p2p-Gnutella06.bin</text:p>
          </table:table-cell>
          <table:table-cell/>
        </table:table-row>
        <table:table-row table:style-name="ro1">
          <table:table-cell office:value-type="string" calcext:value-type="string">
            <text:p>p2p-Gnutella08.bin</text:p>
          </table:table-cell>
          <table:table-cell/>
        </table:table-row>
        <table:table-row table:style-name="ro1">
          <table:table-cell office:value-type="string" calcext:value-type="string">
            <text:p>p2p-Gnutella09.bin</text:p>
          </table:table-cell>
          <table:table-cell/>
        </table:table-row>
        <table:table-row table:style-name="ro1">
          <table:table-cell office:value-type="string" calcext:value-type="string">
            <text:p>p2p-Gnutella24.bin</text:p>
          </table:table-cell>
          <table:table-cell/>
        </table:table-row>
        <table:table-row table:style-name="ro1">
          <table:table-cell office:value-type="string" calcext:value-type="string">
            <text:p>p2p-Gnutella25.bin</text:p>
          </table:table-cell>
          <table:table-cell/>
        </table:table-row>
        <table:table-row table:style-name="ro1">
          <table:table-cell office:value-type="string" calcext:value-type="string">
            <text:p>p2p-Gnutella30.bin</text:p>
          </table:table-cell>
          <table:table-cell/>
        </table:table-row>
        <table:table-row table:style-name="ro1">
          <table:table-cell office:value-type="string" calcext:value-type="string">
            <text:p>p2p-Gnutella31.bin</text:p>
          </table:table-cell>
          <table:table-cell/>
        </table:table-row>
        <table:table-row table:style-name="ro1">
          <table:table-cell office:value-type="string" calcext:value-type="string">
            <text:p>roadNet-CA.bin</text:p>
          </table:table-cell>
          <table:table-cell/>
        </table:table-row>
        <table:table-row table:style-name="ro1">
          <table:table-cell office:value-type="string" calcext:value-type="string">
            <text:p>roadNet-PA.bin</text:p>
          </table:table-cell>
          <table:table-cell/>
        </table:table-row>
        <table:table-row table:style-name="ro1">
          <table:table-cell office:value-type="string" calcext:value-type="string">
            <text:p>roadNet-TX.bin</text:p>
          </table:table-cell>
          <table:table-cell/>
        </table:table-row>
        <table:table-row table:style-name="ro1">
          <table:table-cell office:value-type="string" calcext:value-type="string">
            <text:p>soc-Epinions1.bin</text:p>
          </table:table-cell>
          <table:table-cell/>
        </table:table-row>
        <table:table-row table:style-name="ro1">
          <table:table-cell office:value-type="string" calcext:value-type="string">
            <text:p>soc-LiveJournal1.bin</text:p>
          </table:table-cell>
          <table:table-cell/>
        </table:table-row>
        <table:table-row table:style-name="ro1">
          <table:table-cell office:value-type="string" calcext:value-type="string">
            <text:p>soc-pokec-relationships.bin</text:p>
          </table:table-cell>
          <table:table-cell/>
        </table:table-row>
        <table:table-row table:style-name="ro1">
          <table:table-cell office:value-type="string" calcext:value-type="string">
            <text:p>soc-sign-epinions.bin</text:p>
          </table:table-cell>
          <table:table-cell/>
        </table:table-row>
        <table:table-row table:style-name="ro1">
          <table:table-cell office:value-type="string" calcext:value-type="string">
            <text:p>soc-sign-Slashdot081106.bin</text:p>
          </table:table-cell>
          <table:table-cell/>
        </table:table-row>
        <table:table-row table:style-name="ro1">
          <table:table-cell office:value-type="string" calcext:value-type="string">
            <text:p>soc-sign-Slashdot090216.bin</text:p>
          </table:table-cell>
          <table:table-cell/>
        </table:table-row>
        <table:table-row table:style-name="ro1">
          <table:table-cell office:value-type="string" calcext:value-type="string">
            <text:p>soc-sign-Slashdot090221.bin</text:p>
          </table:table-cell>
          <table:table-cell/>
        </table:table-row>
        <table:table-row table:style-name="ro1">
          <table:table-cell office:value-type="string" calcext:value-type="string">
            <text:p>soc-Slashdot0811.bin</text:p>
          </table:table-cell>
          <table:table-cell/>
        </table:table-row>
        <table:table-row table:style-name="ro1">
          <table:table-cell office:value-type="string" calcext:value-type="string">
            <text:p>soc-Slashdot0902.bin</text:p>
          </table:table-cell>
          <table:table-cell/>
        </table:table-row>
        <table:table-row table:style-name="ro1">
          <table:table-cell office:value-type="string" calcext:value-type="string">
            <text:p>web-BerkStan.bin</text:p>
          </table:table-cell>
          <table:table-cell/>
        </table:table-row>
        <table:table-row table:style-name="ro1">
          <table:table-cell office:value-type="string" calcext:value-type="string">
            <text:p>web-Google.bin</text:p>
          </table:table-cell>
          <table:table-cell/>
        </table:table-row>
        <table:table-row table:style-name="ro1">
          <table:table-cell office:value-type="string" calcext:value-type="string">
            <text:p>web-NotreDame.bin</text:p>
          </table:table-cell>
          <table:table-cell/>
        </table:table-row>
        <table:table-row table:style-name="ro1">
          <table:table-cell office:value-type="string" calcext:value-type="string">
            <text:p>web-Stanford.bin</text:p>
          </table:table-cell>
          <table:table-cell/>
        </table:table-row>
        <table:table-row table:style-name="ro1">
          <table:table-cell office:value-type="string" calcext:value-type="string">
            <text:p>wiki-Talk.bin</text:p>
          </table:table-cell>
          <table:table-cell/>
        </table:table-row>
        <table:table-row table:style-name="ro1">
          <table:table-cell office:value-type="string" calcext:value-type="string">
            <text:p>wiki-Vote.bin</text:p>
          </table:table-cell>
          <table:table-cell/>
        </table:table-row>
      </table:table>
      <table:table table:name="Sheet3" table:style-name="ta1">
        <office:forms form:automatic-focus="false" form:apply-design-mode="false"/>
        <table:table-column table:style-name="co4" table:default-cell-style-name="Default"/>
        <table:table-column table:style-name="co6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7" table:default-cell-style-name="ce7"/>
        <table:table-column table:style-name="co2" table:default-cell-style-name="ce2"/>
        <table:table-column table:style-name="co2" table:number-columns-repeated="4" table:default-cell-style-name="Default"/>
        <table:table-column table:style-name="co7" table:default-cell-style-name="ce7"/>
        <table:table-column table:style-name="co4" table:number-columns-repeated="5" table:default-cell-style-name="Default"/>
        <table:table-column table:style-name="co4" table:default-cell-style-name="ce7"/>
        <table:table-column table:style-name="co4" table:default-cell-style-name="Default"/>
        <table:table-column table:style-name="co4" table:default-cell-style-name="ce10"/>
        <table:table-column table:style-name="co4" table:number-columns-repeated="7" table:default-cell-style-name="Default"/>
        <table:table-column table:style-name="co4" table:default-cell-style-name="ce11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original 1gpu</text:p>
          </table:table-cell>
          <table:table-cell office:value-type="string" calcext:value-type="string">
            <text:p>original 2gpu</text:p>
          </table:table-cell>
          <table:table-cell table:style-name="ce1" office:value-type="string" calcext:value-type="string" table:number-columns-spanned="6" table:number-rows-spanned="1">
            <text:p>dyn1gpu</text:p>
          </table:table-cell>
          <table:covered-table-cell table:number-columns-repeated="4" table:style-name="ce4"/>
          <table:covered-table-cell table:style-name="ce6"/>
          <table:table-cell table:style-name="ce1" office:value-type="string" calcext:value-type="string" table:number-columns-spanned="6" table:number-rows-spanned="1">
            <text:p>dyn2gpu</text:p>
          </table:table-cell>
          <table:covered-table-cell table:number-columns-repeated="4" table:style-name="ce4"/>
          <table:covered-table-cell table:style-name="ce6"/>
          <table:table-cell table:style-name="ce9" office:value-type="string" calcext:value-type="string" table:number-columns-spanned="8" table:number-rows-spanned="1">
            <text:p>dyn1gpu</text:p>
          </table:table-cell>
          <table:covered-table-cell table:number-columns-repeated="4"/>
          <table:covered-table-cell table:style-name="Default"/>
          <table:covered-table-cell/>
          <table:covered-table-cell table:style-name="ce7"/>
          <table:table-cell office:value-type="string" calcext:value-type="string">
            <text:p>dyn 2gp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lock 4</text:p>
          </table:table-cell>
          <table:table-cell office:value-type="string" calcext:value-type="string">
            <text:p>Block 8</text:p>
          </table:table-cell>
          <table:table-cell office:value-type="string" calcext:value-type="string">
            <text:p>Block 16</text:p>
          </table:table-cell>
          <table:table-cell office:value-type="string" calcext:value-type="string">
            <text:p>Block 32</text:p>
          </table:table-cell>
          <table:table-cell office:value-type="string" calcext:value-type="string">
            <text:p>Block 64</text:p>
          </table:table-cell>
          <table:table-cell office:value-type="string" calcext:value-type="string">
            <text:p>Block 128</text:p>
          </table:table-cell>
          <table:table-cell office:value-type="string" calcext:value-type="string">
            <text:p>Block 4</text:p>
          </table:table-cell>
          <table:table-cell office:value-type="string" calcext:value-type="string">
            <text:p>Block 8</text:p>
          </table:table-cell>
          <table:table-cell office:value-type="string" calcext:value-type="string">
            <text:p>Block 16</text:p>
          </table:table-cell>
          <table:table-cell office:value-type="string" calcext:value-type="string">
            <text:p>Block 32</text:p>
          </table:table-cell>
          <table:table-cell office:value-type="string" calcext:value-type="string">
            <text:p>Block 64</text:p>
          </table:table-cell>
          <table:table-cell office:value-type="string" calcext:value-type="string">
            <text:p>Block 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est config</text:p>
          </table:table-cell>
          <table:table-cell table:style-name="ce7" office:value-type="string" calcext:value-type="string">
            <text:p>worsenin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best config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original speedup</text:p>
          </table:table-cell>
        </table:table-row>
        <table:table-row table:style-name="ro1">
          <table:table-cell office:value-type="string" calcext:value-type="string">
            <text:p>amazon0302.bin</text:p>
          </table:table-cell>
          <table:table-cell office:value-type="float" office:value="0.013065" calcext:value-type="float">
            <text:p>0.013065</text:p>
          </table:table-cell>
          <table:table-cell office:value-type="float" office:value="0.013884" calcext:value-type="float">
            <text:p>0.013884</text:p>
          </table:table-cell>
          <table:table-cell office:value-type="float" office:value="0.020676" calcext:value-type="float">
            <text:p>0.020676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42842" calcext:value-type="float">
            <text:p>0.042842</text:p>
          </table:table-cell>
          <table:table-cell office:value-type="float" office:value="0.075773" calcext:value-type="float">
            <text:p>0.075773</text:p>
          </table:table-cell>
          <table:table-cell office:value-type="float" office:value="0.134626" calcext:value-type="float">
            <text:p>0.134626</text:p>
          </table:table-cell>
          <table:table-cell office:value-type="float" office:value="0.265674" calcext:value-type="float">
            <text:p>0.265674</text:p>
          </table:table-cell>
          <table:table-cell office:value-type="float" office:value="0.027513" calcext:value-type="float">
            <text:p>0.027513</text:p>
          </table:table-cell>
          <table:table-cell office:value-type="float" office:value="0.042135" calcext:value-type="float">
            <text:p>0.042135</text:p>
          </table:table-cell>
          <table:table-cell office:value-type="float" office:value="0.065036" calcext:value-type="float">
            <text:p>0.065036</text:p>
          </table:table-cell>
          <table:table-cell office:value-type="float" office:value="0.115852" calcext:value-type="float">
            <text:p>0.115852</text:p>
          </table:table-cell>
          <table:table-cell office:value-type="float" office:value="0.239158" calcext:value-type="float">
            <text:p>0.239158</text:p>
          </table:table-cell>
          <table:table-cell office:value-type="float" office:value="0.50397" calcext:value-type="float">
            <text:p>0.50397</text:p>
          </table:table-cell>
          <table:table-cell table:formula="of:=IF([.D3]=MIN([.$D3:.$I3]);1;0)" office:value-type="float" office:value="1" calcext:value-type="float">
            <text:p>1</text:p>
          </table:table-cell>
          <table:table-cell table:formula="of:=IF([.E3]=MIN([.$D3:.$I3]);1;0)" office:value-type="float" office:value="0" calcext:value-type="float">
            <text:p>0</text:p>
          </table:table-cell>
          <table:table-cell table:formula="of:=IF([.F3]=MIN([.$D3:.$I3]);1;0)" office:value-type="float" office:value="0" calcext:value-type="float">
            <text:p>0</text:p>
          </table:table-cell>
          <table:table-cell table:formula="of:=IF([.G3]=MIN([.$D3:.$I3]);1;0)" office:value-type="float" office:value="0" calcext:value-type="float">
            <text:p>0</text:p>
          </table:table-cell>
          <table:table-cell table:formula="of:=IF([.H3]=MIN([.$D3:.$I3]);1;0)" office:value-type="float" office:value="0" calcext:value-type="float">
            <text:p>0</text:p>
          </table:table-cell>
          <table:table-cell table:formula="of:=IF([.I3]=MIN([.$D3:.$I3]);1;0)" office:value-type="float" office:value="0" calcext:value-type="float">
            <text:p>0</text:p>
          </table:table-cell>
          <table:table-cell table:formula="of:=MIN([.D3:.I3])" office:value-type="float" office:value="0.020676" calcext:value-type="float">
            <text:p>0.020676</text:p>
          </table:table-cell>
          <table:table-cell table:formula="of:=[.B3]/[.V3]" office:value-type="float" office:value="0.631892048752176" calcext:value-type="float">
            <text:p>0.6318920488</text:p>
          </table:table-cell>
          <table:table-cell table:formula="of:=IF([.J3]=MIN([.$J3:.$O3]);1;0)" office:value-type="float" office:value="1" calcext:value-type="float">
            <text:p>1</text:p>
          </table:table-cell>
          <table:table-cell table:formula="of:=IF([.K3]=MIN([.$J3:.$O3]);1;0)" office:value-type="float" office:value="0" calcext:value-type="float">
            <text:p>0</text:p>
          </table:table-cell>
          <table:table-cell table:formula="of:=IF([.L3]=MIN([.$J3:.$O3]);1;0)" office:value-type="float" office:value="0" calcext:value-type="float">
            <text:p>0</text:p>
          </table:table-cell>
          <table:table-cell table:formula="of:=IF([.M3]=MIN([.$J3:.$O3]);1;0)" office:value-type="float" office:value="0" calcext:value-type="float">
            <text:p>0</text:p>
          </table:table-cell>
          <table:table-cell table:formula="of:=IF([.N3]=MIN([.$J3:.$O3]);1;0)" office:value-type="float" office:value="0" calcext:value-type="float">
            <text:p>0</text:p>
          </table:table-cell>
          <table:table-cell table:formula="of:=IF([.O3]=MIN([.$J3:.$O3]);1;0)" office:value-type="float" office:value="0" calcext:value-type="float">
            <text:p>0</text:p>
          </table:table-cell>
          <table:table-cell table:formula="of:=MIN([.J3:.O3])" office:value-type="float" office:value="0.027513" calcext:value-type="float">
            <text:p>0.027513</text:p>
          </table:table-cell>
          <table:table-cell table:formula="of:=[.V3]/[.AD3]" office:value-type="float" office:value="0.751499291244139" calcext:value-type="float">
            <text:p>0.7514992912</text:p>
          </table:table-cell>
          <table:table-cell table:formula="of:=[.B3]/[.C3]" office:value-type="float" office:value="0.941011235955056" calcext:value-type="float">
            <text:p>0.941011236</text:p>
          </table:table-cell>
        </table:table-row>
        <table:table-row table:style-name="ro1">
          <table:table-cell office:value-type="string" calcext:value-type="string">
            <text:p>amazon0312.bin</text:p>
          </table:table-cell>
          <table:table-cell office:value-type="float" office:value="0.027035" calcext:value-type="float">
            <text:p>0.027035</text:p>
          </table:table-cell>
          <table:table-cell office:value-type="float" office:value="0.024028" calcext:value-type="float">
            <text:p>0.024028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37729" calcext:value-type="float">
            <text:p>0.037729</text:p>
          </table:table-cell>
          <table:table-cell office:value-type="float" office:value="0.059366" calcext:value-type="float">
            <text:p>0.059366</text:p>
          </table:table-cell>
          <table:table-cell office:value-type="float" office:value="0.084684" calcext:value-type="float">
            <text:p>0.084684</text:p>
          </table:table-cell>
          <table:table-cell office:value-type="float" office:value="0.162874" calcext:value-type="float">
            <text:p>0.162874</text:p>
          </table:table-cell>
          <table:table-cell office:value-type="float" office:value="0.271088" calcext:value-type="float">
            <text:p>0.271088</text:p>
          </table:table-cell>
          <table:table-cell office:value-type="float" office:value="0.033113" calcext:value-type="float">
            <text:p>0.033113</text:p>
          </table:table-cell>
          <table:table-cell office:value-type="float" office:value="0.050133" calcext:value-type="float">
            <text:p>0.050133</text:p>
          </table:table-cell>
          <table:table-cell office:value-type="float" office:value="0.072242" calcext:value-type="float">
            <text:p>0.072242</text:p>
          </table:table-cell>
          <table:table-cell office:value-type="float" office:value="0.141941" calcext:value-type="float">
            <text:p>0.141941</text:p>
          </table:table-cell>
          <table:table-cell office:value-type="float" office:value="0.227725" calcext:value-type="float">
            <text:p>0.227725</text:p>
          </table:table-cell>
          <table:table-cell office:value-type="float" office:value="0.482883" calcext:value-type="float">
            <text:p>0.482883</text:p>
          </table:table-cell>
          <table:table-cell table:formula="of:=IF([.D4]=MIN([.$D4:.$I4]);1;0)" office:value-type="float" office:value="1" calcext:value-type="float">
            <text:p>1</text:p>
          </table:table-cell>
          <table:table-cell table:formula="of:=IF([.E4]=MIN([.$D4:.$I4]);1;0)" office:value-type="float" office:value="0" calcext:value-type="float">
            <text:p>0</text:p>
          </table:table-cell>
          <table:table-cell table:formula="of:=IF([.F4]=MIN([.$D4:.$I4]);1;0)" office:value-type="float" office:value="0" calcext:value-type="float">
            <text:p>0</text:p>
          </table:table-cell>
          <table:table-cell table:formula="of:=IF([.G4]=MIN([.$D4:.$I4]);1;0)" office:value-type="float" office:value="0" calcext:value-type="float">
            <text:p>0</text:p>
          </table:table-cell>
          <table:table-cell table:formula="of:=IF([.H4]=MIN([.$D4:.$I4]);1;0)" office:value-type="float" office:value="0" calcext:value-type="float">
            <text:p>0</text:p>
          </table:table-cell>
          <table:table-cell table:formula="of:=IF([.I4]=MIN([.$D4:.$I4]);1;0)" office:value-type="float" office:value="0" calcext:value-type="float">
            <text:p>0</text:p>
          </table:table-cell>
          <table:table-cell table:formula="of:=MIN([.D4:.I4])" office:value-type="float" office:value="0.03216" calcext:value-type="float">
            <text:p>0.03216</text:p>
          </table:table-cell>
          <table:table-cell table:formula="of:=[.B4]/[.V4]" office:value-type="float" office:value="0.840640547263681" calcext:value-type="float">
            <text:p>0.8406405473</text:p>
          </table:table-cell>
          <table:table-cell table:formula="of:=IF([.J4]=MIN([.$J4:.$O4]);1;0)" office:value-type="float" office:value="1" calcext:value-type="float">
            <text:p>1</text:p>
          </table:table-cell>
          <table:table-cell table:formula="of:=IF([.K4]=MIN([.$J4:.$O4]);1;0)" office:value-type="float" office:value="0" calcext:value-type="float">
            <text:p>0</text:p>
          </table:table-cell>
          <table:table-cell table:formula="of:=IF([.L4]=MIN([.$J4:.$O4]);1;0)" office:value-type="float" office:value="0" calcext:value-type="float">
            <text:p>0</text:p>
          </table:table-cell>
          <table:table-cell table:formula="of:=IF([.M4]=MIN([.$J4:.$O4]);1;0)" office:value-type="float" office:value="0" calcext:value-type="float">
            <text:p>0</text:p>
          </table:table-cell>
          <table:table-cell table:formula="of:=IF([.N4]=MIN([.$J4:.$O4]);1;0)" office:value-type="float" office:value="0" calcext:value-type="float">
            <text:p>0</text:p>
          </table:table-cell>
          <table:table-cell table:formula="of:=IF([.O4]=MIN([.$J4:.$O4]);1;0)" office:value-type="float" office:value="0" calcext:value-type="float">
            <text:p>0</text:p>
          </table:table-cell>
          <table:table-cell table:formula="of:=MIN([.J4:.O4])" office:value-type="float" office:value="0.033113" calcext:value-type="float">
            <text:p>0.033113</text:p>
          </table:table-cell>
          <table:table-cell table:formula="of:=[.V4]/[.AD4]" office:value-type="float" office:value="0.971219762630991" calcext:value-type="float">
            <text:p>0.9712197626</text:p>
          </table:table-cell>
          <table:table-cell table:formula="of:=[.B4]/[.C4]" office:value-type="float" office:value="1.12514566339271" calcext:value-type="float">
            <text:p>1.1251456634</text:p>
          </table:table-cell>
        </table:table-row>
        <table:table-row table:style-name="ro1">
          <table:table-cell office:value-type="string" calcext:value-type="string">
            <text:p>amazon0505.bin</text:p>
          </table:table-cell>
          <table:table-cell office:value-type="float" office:value="0.028403" calcext:value-type="float">
            <text:p>0.028403</text:p>
          </table:table-cell>
          <table:table-cell office:value-type="float" office:value="0.025179" calcext:value-type="float">
            <text:p>0.025179</text:p>
          </table:table-cell>
          <table:table-cell office:value-type="float" office:value="0.032377" calcext:value-type="float">
            <text:p>0.032377</text:p>
          </table:table-cell>
          <table:table-cell office:value-type="float" office:value="0.038533" calcext:value-type="float">
            <text:p>0.038533</text:p>
          </table:table-cell>
          <table:table-cell office:value-type="float" office:value="0.060966" calcext:value-type="float">
            <text:p>0.060966</text:p>
          </table:table-cell>
          <table:table-cell office:value-type="float" office:value="0.088807" calcext:value-type="float">
            <text:p>0.088807</text:p>
          </table:table-cell>
          <table:table-cell office:value-type="float" office:value="0.146652" calcext:value-type="float">
            <text:p>0.146652</text:p>
          </table:table-cell>
          <table:table-cell office:value-type="float" office:value="0.262049" calcext:value-type="float">
            <text:p>0.262049</text:p>
          </table:table-cell>
          <table:table-cell office:value-type="float" office:value="0.033575" calcext:value-type="float">
            <text:p>0.033575</text:p>
          </table:table-cell>
          <table:table-cell office:value-type="float" office:value="0.046454" calcext:value-type="float">
            <text:p>0.046454</text:p>
          </table:table-cell>
          <table:table-cell office:value-type="float" office:value="0.069676" calcext:value-type="float">
            <text:p>0.069676</text:p>
          </table:table-cell>
          <table:table-cell office:value-type="float" office:value="0.157134" calcext:value-type="float">
            <text:p>0.157134</text:p>
          </table:table-cell>
          <table:table-cell office:value-type="float" office:value="0.260853" calcext:value-type="float">
            <text:p>0.260853</text:p>
          </table:table-cell>
          <table:table-cell office:value-type="float" office:value="0.449434" calcext:value-type="float">
            <text:p>0.449434</text:p>
          </table:table-cell>
          <table:table-cell table:formula="of:=IF([.D5]=MIN([.$D5:.$I5]);1;0)" office:value-type="float" office:value="1" calcext:value-type="float">
            <text:p>1</text:p>
          </table:table-cell>
          <table:table-cell table:formula="of:=IF([.E5]=MIN([.$D5:.$I5]);1;0)" office:value-type="float" office:value="0" calcext:value-type="float">
            <text:p>0</text:p>
          </table:table-cell>
          <table:table-cell table:formula="of:=IF([.F5]=MIN([.$D5:.$I5]);1;0)" office:value-type="float" office:value="0" calcext:value-type="float">
            <text:p>0</text:p>
          </table:table-cell>
          <table:table-cell table:formula="of:=IF([.G5]=MIN([.$D5:.$I5]);1;0)" office:value-type="float" office:value="0" calcext:value-type="float">
            <text:p>0</text:p>
          </table:table-cell>
          <table:table-cell table:formula="of:=IF([.H5]=MIN([.$D5:.$I5]);1;0)" office:value-type="float" office:value="0" calcext:value-type="float">
            <text:p>0</text:p>
          </table:table-cell>
          <table:table-cell table:formula="of:=IF([.I5]=MIN([.$D5:.$I5]);1;0)" office:value-type="float" office:value="0" calcext:value-type="float">
            <text:p>0</text:p>
          </table:table-cell>
          <table:table-cell table:formula="of:=MIN([.D5:.I5])" office:value-type="float" office:value="0.032377" calcext:value-type="float">
            <text:p>0.032377</text:p>
          </table:table-cell>
          <table:table-cell table:formula="of:=[.B5]/[.V5]" office:value-type="float" office:value="0.877258547734503" calcext:value-type="float">
            <text:p>0.8772585477</text:p>
          </table:table-cell>
          <table:table-cell table:formula="of:=IF([.J5]=MIN([.$J5:.$O5]);1;0)" office:value-type="float" office:value="1" calcext:value-type="float">
            <text:p>1</text:p>
          </table:table-cell>
          <table:table-cell table:formula="of:=IF([.K5]=MIN([.$J5:.$O5]);1;0)" office:value-type="float" office:value="0" calcext:value-type="float">
            <text:p>0</text:p>
          </table:table-cell>
          <table:table-cell table:formula="of:=IF([.L5]=MIN([.$J5:.$O5]);1;0)" office:value-type="float" office:value="0" calcext:value-type="float">
            <text:p>0</text:p>
          </table:table-cell>
          <table:table-cell table:formula="of:=IF([.M5]=MIN([.$J5:.$O5]);1;0)" office:value-type="float" office:value="0" calcext:value-type="float">
            <text:p>0</text:p>
          </table:table-cell>
          <table:table-cell table:formula="of:=IF([.N5]=MIN([.$J5:.$O5]);1;0)" office:value-type="float" office:value="0" calcext:value-type="float">
            <text:p>0</text:p>
          </table:table-cell>
          <table:table-cell table:formula="of:=IF([.O5]=MIN([.$J5:.$O5]);1;0)" office:value-type="float" office:value="0" calcext:value-type="float">
            <text:p>0</text:p>
          </table:table-cell>
          <table:table-cell table:formula="of:=MIN([.J5:.O5])" office:value-type="float" office:value="0.033575" calcext:value-type="float">
            <text:p>0.033575</text:p>
          </table:table-cell>
          <table:table-cell table:formula="of:=[.V5]/[.AD5]" office:value-type="float" office:value="0.964318689501117" calcext:value-type="float">
            <text:p>0.9643186895</text:p>
          </table:table-cell>
          <table:table-cell table:formula="of:=[.B5]/[.C5]" office:value-type="float" office:value="1.12804321061202" calcext:value-type="float">
            <text:p>1.1280432106</text:p>
          </table:table-cell>
        </table:table-row>
        <table:table-row table:style-name="ro1">
          <table:table-cell office:value-type="string" calcext:value-type="string">
            <text:p>amazon0601.bin</text:p>
          </table:table-cell>
          <table:table-cell office:value-type="float" office:value="0.028118" calcext:value-type="float">
            <text:p>0.028118</text:p>
          </table:table-cell>
          <table:table-cell office:value-type="float" office:value="0.024854" calcext:value-type="float">
            <text:p>0.024854</text:p>
          </table:table-cell>
          <table:table-cell office:value-type="float" office:value="0.033476" calcext:value-type="float">
            <text:p>0.033476</text:p>
          </table:table-cell>
          <table:table-cell office:value-type="float" office:value="0.038187" calcext:value-type="float">
            <text:p>0.038187</text:p>
          </table:table-cell>
          <table:table-cell office:value-type="float" office:value="0.059216" calcext:value-type="float">
            <text:p>0.059216</text:p>
          </table:table-cell>
          <table:table-cell office:value-type="float" office:value="0.090584" calcext:value-type="float">
            <text:p>0.090584</text:p>
          </table:table-cell>
          <table:table-cell office:value-type="float" office:value="0.140802" calcext:value-type="float">
            <text:p>0.140802</text:p>
          </table:table-cell>
          <table:table-cell office:value-type="float" office:value="0.26547" calcext:value-type="float">
            <text:p>0.26547</text:p>
          </table:table-cell>
          <table:table-cell office:value-type="float" office:value="0.034073" calcext:value-type="float">
            <text:p>0.034073</text:p>
          </table:table-cell>
          <table:table-cell office:value-type="float" office:value="0.048337" calcext:value-type="float">
            <text:p>0.048337</text:p>
          </table:table-cell>
          <table:table-cell office:value-type="float" office:value="0.082116" calcext:value-type="float">
            <text:p>0.082116</text:p>
          </table:table-cell>
          <table:table-cell office:value-type="float" office:value="0.11881" calcext:value-type="float">
            <text:p>0.11881</text:p>
          </table:table-cell>
          <table:table-cell office:value-type="float" office:value="0.246119" calcext:value-type="float">
            <text:p>0.246119</text:p>
          </table:table-cell>
          <table:table-cell office:value-type="float" office:value="0.469267" calcext:value-type="float">
            <text:p>0.469267</text:p>
          </table:table-cell>
          <table:table-cell table:formula="of:=IF([.D6]=MIN([.$D6:.$I6]);1;0)" office:value-type="float" office:value="1" calcext:value-type="float">
            <text:p>1</text:p>
          </table:table-cell>
          <table:table-cell table:formula="of:=IF([.E6]=MIN([.$D6:.$I6]);1;0)" office:value-type="float" office:value="0" calcext:value-type="float">
            <text:p>0</text:p>
          </table:table-cell>
          <table:table-cell table:formula="of:=IF([.F6]=MIN([.$D6:.$I6]);1;0)" office:value-type="float" office:value="0" calcext:value-type="float">
            <text:p>0</text:p>
          </table:table-cell>
          <table:table-cell table:formula="of:=IF([.G6]=MIN([.$D6:.$I6]);1;0)" office:value-type="float" office:value="0" calcext:value-type="float">
            <text:p>0</text:p>
          </table:table-cell>
          <table:table-cell table:formula="of:=IF([.H6]=MIN([.$D6:.$I6]);1;0)" office:value-type="float" office:value="0" calcext:value-type="float">
            <text:p>0</text:p>
          </table:table-cell>
          <table:table-cell table:formula="of:=IF([.I6]=MIN([.$D6:.$I6]);1;0)" office:value-type="float" office:value="0" calcext:value-type="float">
            <text:p>0</text:p>
          </table:table-cell>
          <table:table-cell table:formula="of:=MIN([.D6:.I6])" office:value-type="float" office:value="0.033476" calcext:value-type="float">
            <text:p>0.033476</text:p>
          </table:table-cell>
          <table:table-cell table:formula="of:=[.B6]/[.V6]" office:value-type="float" office:value="0.839945035249134" calcext:value-type="float">
            <text:p>0.8399450352</text:p>
          </table:table-cell>
          <table:table-cell table:formula="of:=IF([.J6]=MIN([.$J6:.$O6]);1;0)" office:value-type="float" office:value="1" calcext:value-type="float">
            <text:p>1</text:p>
          </table:table-cell>
          <table:table-cell table:formula="of:=IF([.K6]=MIN([.$J6:.$O6]);1;0)" office:value-type="float" office:value="0" calcext:value-type="float">
            <text:p>0</text:p>
          </table:table-cell>
          <table:table-cell table:formula="of:=IF([.L6]=MIN([.$J6:.$O6]);1;0)" office:value-type="float" office:value="0" calcext:value-type="float">
            <text:p>0</text:p>
          </table:table-cell>
          <table:table-cell table:formula="of:=IF([.M6]=MIN([.$J6:.$O6]);1;0)" office:value-type="float" office:value="0" calcext:value-type="float">
            <text:p>0</text:p>
          </table:table-cell>
          <table:table-cell table:formula="of:=IF([.N6]=MIN([.$J6:.$O6]);1;0)" office:value-type="float" office:value="0" calcext:value-type="float">
            <text:p>0</text:p>
          </table:table-cell>
          <table:table-cell table:formula="of:=IF([.O6]=MIN([.$J6:.$O6]);1;0)" office:value-type="float" office:value="0" calcext:value-type="float">
            <text:p>0</text:p>
          </table:table-cell>
          <table:table-cell table:formula="of:=MIN([.J6:.O6])" office:value-type="float" office:value="0.034073" calcext:value-type="float">
            <text:p>0.034073</text:p>
          </table:table-cell>
          <table:table-cell table:formula="of:=[.V6]/[.AD6]" office:value-type="float" office:value="0.98247879552725" calcext:value-type="float">
            <text:p>0.9824787955</text:p>
          </table:table-cell>
          <table:table-cell table:formula="of:=[.B6]/[.C6]" office:value-type="float" office:value="1.13132694938441" calcext:value-type="float">
            <text:p>1.1313269494</text:p>
          </table:table-cell>
        </table:table-row>
        <table:table-row table:style-name="ro1">
          <table:table-cell office:value-type="string" calcext:value-type="string">
            <text:p>as-735.bin</text:p>
          </table:table-cell>
          <table:table-cell office:value-type="float" office:value="0.012892" calcext:value-type="float">
            <text:p>0.012892</text:p>
          </table:table-cell>
          <table:table-cell office:value-type="float" office:value="0.013811" calcext:value-type="float">
            <text:p>0.013811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33103" calcext:value-type="float">
            <text:p>0.033103</text:p>
          </table:table-cell>
          <table:table-cell office:value-type="float" office:value="0.052516" calcext:value-type="float">
            <text:p>0.052516</text:p>
          </table:table-cell>
          <table:table-cell office:value-type="float" office:value="0.089226" calcext:value-type="float">
            <text:p>0.089226</text:p>
          </table:table-cell>
          <table:table-cell office:value-type="float" office:value="0.161558" calcext:value-type="float">
            <text:p>0.161558</text:p>
          </table:table-cell>
          <table:table-cell office:value-type="float" office:value="0.315636" calcext:value-type="float">
            <text:p>0.315636</text:p>
          </table:table-cell>
          <table:table-cell office:value-type="float" office:value="0.021705" calcext:value-type="float">
            <text:p>0.021705</text:p>
          </table:table-cell>
          <table:table-cell office:value-type="float" office:value="0.034342" calcext:value-type="float">
            <text:p>0.034342</text:p>
          </table:table-cell>
          <table:table-cell office:value-type="float" office:value="0.059068" calcext:value-type="float">
            <text:p>0.059068</text:p>
          </table:table-cell>
          <table:table-cell office:value-type="float" office:value="0.106509" calcext:value-type="float">
            <text:p>0.106509</text:p>
          </table:table-cell>
          <table:table-cell office:value-type="float" office:value="0.204023" calcext:value-type="float">
            <text:p>0.204023</text:p>
          </table:table-cell>
          <table:table-cell office:value-type="float" office:value="0.495905" calcext:value-type="float">
            <text:p>0.495905</text:p>
          </table:table-cell>
          <table:table-cell table:formula="of:=IF([.D7]=MIN([.$D7:.$I7]);1;0)" office:value-type="float" office:value="1" calcext:value-type="float">
            <text:p>1</text:p>
          </table:table-cell>
          <table:table-cell table:formula="of:=IF([.E7]=MIN([.$D7:.$I7]);1;0)" office:value-type="float" office:value="0" calcext:value-type="float">
            <text:p>0</text:p>
          </table:table-cell>
          <table:table-cell table:formula="of:=IF([.F7]=MIN([.$D7:.$I7]);1;0)" office:value-type="float" office:value="0" calcext:value-type="float">
            <text:p>0</text:p>
          </table:table-cell>
          <table:table-cell table:formula="of:=IF([.G7]=MIN([.$D7:.$I7]);1;0)" office:value-type="float" office:value="0" calcext:value-type="float">
            <text:p>0</text:p>
          </table:table-cell>
          <table:table-cell table:formula="of:=IF([.H7]=MIN([.$D7:.$I7]);1;0)" office:value-type="float" office:value="0" calcext:value-type="float">
            <text:p>0</text:p>
          </table:table-cell>
          <table:table-cell table:formula="of:=IF([.I7]=MIN([.$D7:.$I7]);1;0)" office:value-type="float" office:value="0" calcext:value-type="float">
            <text:p>0</text:p>
          </table:table-cell>
          <table:table-cell table:formula="of:=MIN([.D7:.I7])" office:value-type="float" office:value="0.019425" calcext:value-type="float">
            <text:p>0.019425</text:p>
          </table:table-cell>
          <table:table-cell table:formula="of:=[.B7]/[.V7]" office:value-type="float" office:value="0.663680823680824" calcext:value-type="float">
            <text:p>0.6636808237</text:p>
          </table:table-cell>
          <table:table-cell table:formula="of:=IF([.J7]=MIN([.$J7:.$O7]);1;0)" office:value-type="float" office:value="1" calcext:value-type="float">
            <text:p>1</text:p>
          </table:table-cell>
          <table:table-cell table:formula="of:=IF([.K7]=MIN([.$J7:.$O7]);1;0)" office:value-type="float" office:value="0" calcext:value-type="float">
            <text:p>0</text:p>
          </table:table-cell>
          <table:table-cell table:formula="of:=IF([.L7]=MIN([.$J7:.$O7]);1;0)" office:value-type="float" office:value="0" calcext:value-type="float">
            <text:p>0</text:p>
          </table:table-cell>
          <table:table-cell table:formula="of:=IF([.M7]=MIN([.$J7:.$O7]);1;0)" office:value-type="float" office:value="0" calcext:value-type="float">
            <text:p>0</text:p>
          </table:table-cell>
          <table:table-cell table:formula="of:=IF([.N7]=MIN([.$J7:.$O7]);1;0)" office:value-type="float" office:value="0" calcext:value-type="float">
            <text:p>0</text:p>
          </table:table-cell>
          <table:table-cell table:formula="of:=IF([.O7]=MIN([.$J7:.$O7]);1;0)" office:value-type="float" office:value="0" calcext:value-type="float">
            <text:p>0</text:p>
          </table:table-cell>
          <table:table-cell table:formula="of:=MIN([.J7:.O7])" office:value-type="float" office:value="0.021705" calcext:value-type="float">
            <text:p>0.021705</text:p>
          </table:table-cell>
          <table:table-cell table:formula="of:=[.V7]/[.AD7]" office:value-type="float" office:value="0.894955079474775" calcext:value-type="float">
            <text:p>0.8949550795</text:p>
          </table:table-cell>
          <table:table-cell table:formula="of:=[.B7]/[.C7]" office:value-type="float" office:value="0.933458837158786" calcext:value-type="float">
            <text:p>0.9334588372</text:p>
          </table:table-cell>
        </table:table-row>
        <table:table-row table:style-name="ro1">
          <table:table-cell office:value-type="string" calcext:value-type="string">
            <text:p>as-caida.bin</text:p>
          </table:table-cell>
          <table:table-cell office:value-type="float" office:value="0.020986" calcext:value-type="float">
            <text:p>0.020986</text:p>
          </table:table-cell>
          <table:table-cell office:value-type="float" office:value="0.022845" calcext:value-type="float">
            <text:p>0.022845</text:p>
          </table:table-cell>
          <table:table-cell office:value-type="float" office:value="0.026446" calcext:value-type="float">
            <text:p>0.026446</text:p>
          </table:table-cell>
          <table:table-cell office:value-type="float" office:value="0.035151" calcext:value-type="float">
            <text:p>0.035151</text:p>
          </table:table-cell>
          <table:table-cell office:value-type="float" office:value="0.069311" calcext:value-type="float">
            <text:p>0.069311</text:p>
          </table:table-cell>
          <table:table-cell office:value-type="float" office:value="0.127466" calcext:value-type="float">
            <text:p>0.127466</text:p>
          </table:table-cell>
          <table:table-cell office:value-type="float" office:value="0.195632" calcext:value-type="float">
            <text:p>0.195632</text:p>
          </table:table-cell>
          <table:table-cell office:value-type="float" office:value="0.394037" calcext:value-type="float">
            <text:p>0.394037</text:p>
          </table:table-cell>
          <table:table-cell office:value-type="float" office:value="0.028044" calcext:value-type="float">
            <text:p>0.028044</text:p>
          </table:table-cell>
          <table:table-cell office:value-type="float" office:value="0.039608" calcext:value-type="float">
            <text:p>0.039608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11441" calcext:value-type="float">
            <text:p>0.11441</text:p>
          </table:table-cell>
          <table:table-cell office:value-type="float" office:value="0.213136" calcext:value-type="float">
            <text:p>0.213136</text:p>
          </table:table-cell>
          <table:table-cell office:value-type="float" office:value="0.422009" calcext:value-type="float">
            <text:p>0.422009</text:p>
          </table:table-cell>
          <table:table-cell table:formula="of:=IF([.D8]=MIN([.$D8:.$I8]);1;0)" office:value-type="float" office:value="1" calcext:value-type="float">
            <text:p>1</text:p>
          </table:table-cell>
          <table:table-cell table:formula="of:=IF([.E8]=MIN([.$D8:.$I8]);1;0)" office:value-type="float" office:value="0" calcext:value-type="float">
            <text:p>0</text:p>
          </table:table-cell>
          <table:table-cell table:formula="of:=IF([.F8]=MIN([.$D8:.$I8]);1;0)" office:value-type="float" office:value="0" calcext:value-type="float">
            <text:p>0</text:p>
          </table:table-cell>
          <table:table-cell table:formula="of:=IF([.G8]=MIN([.$D8:.$I8]);1;0)" office:value-type="float" office:value="0" calcext:value-type="float">
            <text:p>0</text:p>
          </table:table-cell>
          <table:table-cell table:formula="of:=IF([.H8]=MIN([.$D8:.$I8]);1;0)" office:value-type="float" office:value="0" calcext:value-type="float">
            <text:p>0</text:p>
          </table:table-cell>
          <table:table-cell table:formula="of:=IF([.I8]=MIN([.$D8:.$I8]);1;0)" office:value-type="float" office:value="0" calcext:value-type="float">
            <text:p>0</text:p>
          </table:table-cell>
          <table:table-cell table:formula="of:=MIN([.D8:.I8])" office:value-type="float" office:value="0.026446" calcext:value-type="float">
            <text:p>0.026446</text:p>
          </table:table-cell>
          <table:table-cell table:formula="of:=[.B8]/[.V8]" office:value-type="float" office:value="0.793541556379037" calcext:value-type="float">
            <text:p>0.7935415564</text:p>
          </table:table-cell>
          <table:table-cell table:formula="of:=IF([.J8]=MIN([.$J8:.$O8]);1;0)" office:value-type="float" office:value="1" calcext:value-type="float">
            <text:p>1</text:p>
          </table:table-cell>
          <table:table-cell table:formula="of:=IF([.K8]=MIN([.$J8:.$O8]);1;0)" office:value-type="float" office:value="0" calcext:value-type="float">
            <text:p>0</text:p>
          </table:table-cell>
          <table:table-cell table:formula="of:=IF([.L8]=MIN([.$J8:.$O8]);1;0)" office:value-type="float" office:value="0" calcext:value-type="float">
            <text:p>0</text:p>
          </table:table-cell>
          <table:table-cell table:formula="of:=IF([.M8]=MIN([.$J8:.$O8]);1;0)" office:value-type="float" office:value="0" calcext:value-type="float">
            <text:p>0</text:p>
          </table:table-cell>
          <table:table-cell table:formula="of:=IF([.N8]=MIN([.$J8:.$O8]);1;0)" office:value-type="float" office:value="0" calcext:value-type="float">
            <text:p>0</text:p>
          </table:table-cell>
          <table:table-cell table:formula="of:=IF([.O8]=MIN([.$J8:.$O8]);1;0)" office:value-type="float" office:value="0" calcext:value-type="float">
            <text:p>0</text:p>
          </table:table-cell>
          <table:table-cell table:formula="of:=MIN([.J8:.O8])" office:value-type="float" office:value="0.028044" calcext:value-type="float">
            <text:p>0.028044</text:p>
          </table:table-cell>
          <table:table-cell table:formula="of:=[.V8]/[.AD8]" office:value-type="float" office:value="0.94301811439167" calcext:value-type="float">
            <text:p>0.9430181144</text:p>
          </table:table-cell>
          <table:table-cell table:formula="of:=[.B8]/[.C8]" office:value-type="float" office:value="0.918625519807398" calcext:value-type="float">
            <text:p>0.9186255198</text:p>
          </table:table-cell>
        </table:table-row>
        <table:table-row table:style-name="ro1">
          <table:table-cell office:value-type="string" calcext:value-type="string">
            <text:p>as-Skitter.bin</text:p>
          </table:table-cell>
          <table:table-cell office:value-type="float" office:value="0.437374" calcext:value-type="float">
            <text:p>0.437374</text:p>
          </table:table-cell>
          <table:table-cell office:value-type="float" office:value="0.246576" calcext:value-type="float">
            <text:p>0.246576</text:p>
          </table:table-cell>
          <table:table-cell office:value-type="float" office:value="0.332585" calcext:value-type="float">
            <text:p>0.332585</text:p>
          </table:table-cell>
          <table:table-cell office:value-type="float" office:value="0.409243" calcext:value-type="float">
            <text:p>0.409243</text:p>
          </table:table-cell>
          <table:table-cell office:value-type="float" office:value="0.504758" calcext:value-type="float">
            <text:p>0.504758</text:p>
          </table:table-cell>
          <table:table-cell office:value-type="float" office:value="0.56327" calcext:value-type="float">
            <text:p>0.56327</text:p>
          </table:table-cell>
          <table:table-cell office:value-type="float" office:value="0.744871" calcext:value-type="float">
            <text:p>0.744871</text:p>
          </table:table-cell>
          <table:table-cell office:value-type="float" office:value="1.07954" calcext:value-type="float">
            <text:p>1.07954</text:p>
          </table:table-cell>
          <table:table-cell office:value-type="float" office:value="0.312044" calcext:value-type="float">
            <text:p>0.312044</text:p>
          </table:table-cell>
          <table:table-cell office:value-type="float" office:value="0.284341" calcext:value-type="float">
            <text:p>0.284341</text:p>
          </table:table-cell>
          <table:table-cell office:value-type="float" office:value="0.307298" calcext:value-type="float">
            <text:p>0.307298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527894" calcext:value-type="float">
            <text:p>0.527894</text:p>
          </table:table-cell>
          <table:table-cell office:value-type="float" office:value="0.781179" calcext:value-type="float">
            <text:p>0.781179</text:p>
          </table:table-cell>
          <table:table-cell table:formula="of:=IF([.D9]=MIN([.$D9:.$I9]);1;0)" office:value-type="float" office:value="1" calcext:value-type="float">
            <text:p>1</text:p>
          </table:table-cell>
          <table:table-cell table:formula="of:=IF([.E9]=MIN([.$D9:.$I9]);1;0)" office:value-type="float" office:value="0" calcext:value-type="float">
            <text:p>0</text:p>
          </table:table-cell>
          <table:table-cell table:formula="of:=IF([.F9]=MIN([.$D9:.$I9]);1;0)" office:value-type="float" office:value="0" calcext:value-type="float">
            <text:p>0</text:p>
          </table:table-cell>
          <table:table-cell table:formula="of:=IF([.G9]=MIN([.$D9:.$I9]);1;0)" office:value-type="float" office:value="0" calcext:value-type="float">
            <text:p>0</text:p>
          </table:table-cell>
          <table:table-cell table:formula="of:=IF([.H9]=MIN([.$D9:.$I9]);1;0)" office:value-type="float" office:value="0" calcext:value-type="float">
            <text:p>0</text:p>
          </table:table-cell>
          <table:table-cell table:formula="of:=IF([.I9]=MIN([.$D9:.$I9]);1;0)" office:value-type="float" office:value="0" calcext:value-type="float">
            <text:p>0</text:p>
          </table:table-cell>
          <table:table-cell table:formula="of:=MIN([.D9:.I9])" office:value-type="float" office:value="0.332585" calcext:value-type="float">
            <text:p>0.332585</text:p>
          </table:table-cell>
          <table:table-cell table:formula="of:=[.B9]/[.V9]" office:value-type="float" office:value="1.31507434189756" calcext:value-type="float">
            <text:p>1.3150743419</text:p>
          </table:table-cell>
          <table:table-cell table:formula="of:=IF([.J9]=MIN([.$J9:.$O9]);1;0)" office:value-type="float" office:value="0" calcext:value-type="float">
            <text:p>0</text:p>
          </table:table-cell>
          <table:table-cell table:formula="of:=IF([.K9]=MIN([.$J9:.$O9]);1;0)" office:value-type="float" office:value="1" calcext:value-type="float">
            <text:p>1</text:p>
          </table:table-cell>
          <table:table-cell table:formula="of:=IF([.L9]=MIN([.$J9:.$O9]);1;0)" office:value-type="float" office:value="0" calcext:value-type="float">
            <text:p>0</text:p>
          </table:table-cell>
          <table:table-cell table:formula="of:=IF([.M9]=MIN([.$J9:.$O9]);1;0)" office:value-type="float" office:value="0" calcext:value-type="float">
            <text:p>0</text:p>
          </table:table-cell>
          <table:table-cell table:formula="of:=IF([.N9]=MIN([.$J9:.$O9]);1;0)" office:value-type="float" office:value="0" calcext:value-type="float">
            <text:p>0</text:p>
          </table:table-cell>
          <table:table-cell table:formula="of:=IF([.O9]=MIN([.$J9:.$O9]);1;0)" office:value-type="float" office:value="0" calcext:value-type="float">
            <text:p>0</text:p>
          </table:table-cell>
          <table:table-cell table:formula="of:=MIN([.J9:.O9])" office:value-type="float" office:value="0.284341" calcext:value-type="float">
            <text:p>0.284341</text:p>
          </table:table-cell>
          <table:table-cell table:formula="of:=[.V9]/[.AD9]" office:value-type="float" office:value="1.16966951653121" calcext:value-type="float">
            <text:p>1.1696695165</text:p>
          </table:table-cell>
          <table:table-cell table:formula="of:=[.B9]/[.C9]" office:value-type="float" office:value="1.77378982544935" calcext:value-type="float">
            <text:p>1.7737898254</text:p>
          </table:table-cell>
        </table:table-row>
        <table:table-row table:style-name="ro1">
          <table:table-cell office:value-type="string" calcext:value-type="string">
            <text:p>ca-AstroPh.bin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0.030079" calcext:value-type="float">
            <text:p>0.030079</text:p>
          </table:table-cell>
          <table:table-cell office:value-type="float" office:value="0.057479" calcext:value-type="float">
            <text:p>0.057479</text:p>
          </table:table-cell>
          <table:table-cell office:value-type="float" office:value="0.11475" calcext:value-type="float">
            <text:p>0.11475</text:p>
          </table:table-cell>
          <table:table-cell office:value-type="float" office:value="0.178451" calcext:value-type="float">
            <text:p>0.178451</text:p>
          </table:table-cell>
          <table:table-cell office:value-type="float" office:value="0.339585" calcext:value-type="float">
            <text:p>0.339585</text:p>
          </table:table-cell>
          <table:table-cell office:value-type="float" office:value="0.022997" calcext:value-type="float">
            <text:p>0.022997</text:p>
          </table:table-cell>
          <table:table-cell office:value-type="float" office:value="0.03928" calcext:value-type="float">
            <text:p>0.03928</text:p>
          </table:table-cell>
          <table:table-cell office:value-type="float" office:value="0.081695" calcext:value-type="float">
            <text:p>0.081695</text:p>
          </table:table-cell>
          <table:table-cell office:value-type="float" office:value="0.117446" calcext:value-type="float">
            <text:p>0.117446</text:p>
          </table:table-cell>
          <table:table-cell office:value-type="float" office:value="0.214499" calcext:value-type="float">
            <text:p>0.214499</text:p>
          </table:table-cell>
          <table:table-cell office:value-type="float" office:value="0.384711" calcext:value-type="float">
            <text:p>0.384711</text:p>
          </table:table-cell>
          <table:table-cell table:formula="of:=IF([.D10]=MIN([.$D10:.$I10]);1;0)" office:value-type="float" office:value="1" calcext:value-type="float">
            <text:p>1</text:p>
          </table:table-cell>
          <table:table-cell table:formula="of:=IF([.E10]=MIN([.$D10:.$I10]);1;0)" office:value-type="float" office:value="0" calcext:value-type="float">
            <text:p>0</text:p>
          </table:table-cell>
          <table:table-cell table:formula="of:=IF([.F10]=MIN([.$D10:.$I10]);1;0)" office:value-type="float" office:value="0" calcext:value-type="float">
            <text:p>0</text:p>
          </table:table-cell>
          <table:table-cell table:formula="of:=IF([.G10]=MIN([.$D10:.$I10]);1;0)" office:value-type="float" office:value="0" calcext:value-type="float">
            <text:p>0</text:p>
          </table:table-cell>
          <table:table-cell table:formula="of:=IF([.H10]=MIN([.$D10:.$I10]);1;0)" office:value-type="float" office:value="0" calcext:value-type="float">
            <text:p>0</text:p>
          </table:table-cell>
          <table:table-cell table:formula="of:=IF([.I10]=MIN([.$D10:.$I10]);1;0)" office:value-type="float" office:value="0" calcext:value-type="float">
            <text:p>0</text:p>
          </table:table-cell>
          <table:table-cell table:formula="of:=MIN([.D10:.I10])" office:value-type="float" office:value="0.019198" calcext:value-type="float">
            <text:p>0.019198</text:p>
          </table:table-cell>
          <table:table-cell table:formula="of:=[.B10]/[.V10]" office:value-type="float" office:value="0.384362954474424" calcext:value-type="float">
            <text:p>0.3843629545</text:p>
          </table:table-cell>
          <table:table-cell table:formula="of:=IF([.J10]=MIN([.$J10:.$O10]);1;0)" office:value-type="float" office:value="1" calcext:value-type="float">
            <text:p>1</text:p>
          </table:table-cell>
          <table:table-cell table:formula="of:=IF([.K10]=MIN([.$J10:.$O10]);1;0)" office:value-type="float" office:value="0" calcext:value-type="float">
            <text:p>0</text:p>
          </table:table-cell>
          <table:table-cell table:formula="of:=IF([.L10]=MIN([.$J10:.$O10]);1;0)" office:value-type="float" office:value="0" calcext:value-type="float">
            <text:p>0</text:p>
          </table:table-cell>
          <table:table-cell table:formula="of:=IF([.M10]=MIN([.$J10:.$O10]);1;0)" office:value-type="float" office:value="0" calcext:value-type="float">
            <text:p>0</text:p>
          </table:table-cell>
          <table:table-cell table:formula="of:=IF([.N10]=MIN([.$J10:.$O10]);1;0)" office:value-type="float" office:value="0" calcext:value-type="float">
            <text:p>0</text:p>
          </table:table-cell>
          <table:table-cell table:formula="of:=IF([.O10]=MIN([.$J10:.$O10]);1;0)" office:value-type="float" office:value="0" calcext:value-type="float">
            <text:p>0</text:p>
          </table:table-cell>
          <table:table-cell table:formula="of:=MIN([.J10:.O10])" office:value-type="float" office:value="0.022997" calcext:value-type="float">
            <text:p>0.022997</text:p>
          </table:table-cell>
          <table:table-cell table:formula="of:=[.V10]/[.AD10]" office:value-type="float" office:value="0.834804539722573" calcext:value-type="float">
            <text:p>0.8348045397</text:p>
          </table:table-cell>
          <table:table-cell table:formula="of:=[.B10]/[.C10]" office:value-type="float" office:value="0.828356533453076" calcext:value-type="float">
            <text:p>0.8283565335</text:p>
          </table:table-cell>
        </table:table-row>
        <table:table-row table:style-name="ro1">
          <table:table-cell office:value-type="string" calcext:value-type="string">
            <text:p>ca-CondMat.bin</text:p>
          </table:table-cell>
          <table:table-cell office:value-type="float" office:value="0.006717" calcext:value-type="float">
            <text:p>0.006717</text:p>
          </table:table-cell>
          <table:table-cell office:value-type="float" office:value="0.008136" calcext:value-type="float">
            <text:p>0.00813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0682" calcext:value-type="float">
            <text:p>0.030682</text:p>
          </table:table-cell>
          <table:table-cell office:value-type="float" office:value="0.053641" calcext:value-type="float">
            <text:p>0.053641</text:p>
          </table:table-cell>
          <table:table-cell office:value-type="float" office:value="0.100993" calcext:value-type="float">
            <text:p>0.100993</text:p>
          </table:table-cell>
          <table:table-cell office:value-type="float" office:value="0.169812" calcext:value-type="float">
            <text:p>0.169812</text:p>
          </table:table-cell>
          <table:table-cell office:value-type="float" office:value="0.324149" calcext:value-type="float">
            <text:p>0.324149</text:p>
          </table:table-cell>
          <table:table-cell office:value-type="float" office:value="0.022731" calcext:value-type="float">
            <text:p>0.022731</text:p>
          </table:table-cell>
          <table:table-cell office:value-type="float" office:value="0.035644" calcext:value-type="float">
            <text:p>0.035644</text:p>
          </table:table-cell>
          <table:table-cell office:value-type="float" office:value="0.066626" calcext:value-type="float">
            <text:p>0.066626</text:p>
          </table:table-cell>
          <table:table-cell office:value-type="float" office:value="0.140505" calcext:value-type="float">
            <text:p>0.140505</text:p>
          </table:table-cell>
          <table:table-cell office:value-type="float" office:value="0.207012" calcext:value-type="float">
            <text:p>0.207012</text:p>
          </table:table-cell>
          <table:table-cell office:value-type="float" office:value="0.454526" calcext:value-type="float">
            <text:p>0.454526</text:p>
          </table:table-cell>
          <table:table-cell table:formula="of:=IF([.D11]=MIN([.$D11:.$I11]);1;0)" office:value-type="float" office:value="1" calcext:value-type="float">
            <text:p>1</text:p>
          </table:table-cell>
          <table:table-cell table:formula="of:=IF([.E11]=MIN([.$D11:.$I11]);1;0)" office:value-type="float" office:value="0" calcext:value-type="float">
            <text:p>0</text:p>
          </table:table-cell>
          <table:table-cell table:formula="of:=IF([.F11]=MIN([.$D11:.$I11]);1;0)" office:value-type="float" office:value="0" calcext:value-type="float">
            <text:p>0</text:p>
          </table:table-cell>
          <table:table-cell table:formula="of:=IF([.G11]=MIN([.$D11:.$I11]);1;0)" office:value-type="float" office:value="0" calcext:value-type="float">
            <text:p>0</text:p>
          </table:table-cell>
          <table:table-cell table:formula="of:=IF([.H11]=MIN([.$D11:.$I11]);1;0)" office:value-type="float" office:value="0" calcext:value-type="float">
            <text:p>0</text:p>
          </table:table-cell>
          <table:table-cell table:formula="of:=IF([.I11]=MIN([.$D11:.$I11]);1;0)" office:value-type="float" office:value="0" calcext:value-type="float">
            <text:p>0</text:p>
          </table:table-cell>
          <table:table-cell table:formula="of:=MIN([.D11:.I11])" office:value-type="float" office:value="0.017" calcext:value-type="float">
            <text:p>0.017</text:p>
          </table:table-cell>
          <table:table-cell table:formula="of:=[.B11]/[.V11]" office:value-type="float" office:value="0.395117647058823" calcext:value-type="float">
            <text:p>0.3951176471</text:p>
          </table:table-cell>
          <table:table-cell table:formula="of:=IF([.J11]=MIN([.$J11:.$O11]);1;0)" office:value-type="float" office:value="1" calcext:value-type="float">
            <text:p>1</text:p>
          </table:table-cell>
          <table:table-cell table:formula="of:=IF([.K11]=MIN([.$J11:.$O11]);1;0)" office:value-type="float" office:value="0" calcext:value-type="float">
            <text:p>0</text:p>
          </table:table-cell>
          <table:table-cell table:formula="of:=IF([.L11]=MIN([.$J11:.$O11]);1;0)" office:value-type="float" office:value="0" calcext:value-type="float">
            <text:p>0</text:p>
          </table:table-cell>
          <table:table-cell table:formula="of:=IF([.M11]=MIN([.$J11:.$O11]);1;0)" office:value-type="float" office:value="0" calcext:value-type="float">
            <text:p>0</text:p>
          </table:table-cell>
          <table:table-cell table:formula="of:=IF([.N11]=MIN([.$J11:.$O11]);1;0)" office:value-type="float" office:value="0" calcext:value-type="float">
            <text:p>0</text:p>
          </table:table-cell>
          <table:table-cell table:formula="of:=IF([.O11]=MIN([.$J11:.$O11]);1;0)" office:value-type="float" office:value="0" calcext:value-type="float">
            <text:p>0</text:p>
          </table:table-cell>
          <table:table-cell table:formula="of:=MIN([.J11:.O11])" office:value-type="float" office:value="0.022731" calcext:value-type="float">
            <text:p>0.022731</text:p>
          </table:table-cell>
          <table:table-cell table:formula="of:=[.V11]/[.AD11]" office:value-type="float" office:value="0.747877348114909" calcext:value-type="float">
            <text:p>0.7478773481</text:p>
          </table:table-cell>
          <table:table-cell table:formula="of:=[.B11]/[.C11]" office:value-type="float" office:value="0.825589970501475" calcext:value-type="float">
            <text:p>0.8255899705</text:p>
          </table:table-cell>
        </table:table-row>
        <table:table-row table:style-name="ro1">
          <table:table-cell office:value-type="string" calcext:value-type="string">
            <text:p>ca-GrQc.bin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6905" calcext:value-type="float">
            <text:p>0.006905</text:p>
          </table:table-cell>
          <table:table-cell office:value-type="float" office:value="0.011711" calcext:value-type="float">
            <text:p>0.011711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35269" calcext:value-type="float">
            <text:p>0.035269</text:p>
          </table:table-cell>
          <table:table-cell office:value-type="float" office:value="0.06159" calcext:value-type="float">
            <text:p>0.06159</text:p>
          </table:table-cell>
          <table:table-cell office:value-type="float" office:value="0.115719" calcext:value-type="float">
            <text:p>0.115719</text:p>
          </table:table-cell>
          <table:table-cell office:value-type="float" office:value="0.179742" calcext:value-type="float">
            <text:p>0.179742</text:p>
          </table:table-cell>
          <table:table-cell office:value-type="float" office:value="0.031281" calcext:value-type="float">
            <text:p>0.031281</text:p>
          </table:table-cell>
          <table:table-cell office:value-type="float" office:value="0.038053" calcext:value-type="float">
            <text:p>0.038053</text:p>
          </table:table-cell>
          <table:table-cell office:value-type="float" office:value="0.051504" calcext:value-type="float">
            <text:p>0.051504</text:p>
          </table:table-cell>
          <table:table-cell office:value-type="float" office:value="0.094228" calcext:value-type="float">
            <text:p>0.094228</text:p>
          </table:table-cell>
          <table:table-cell office:value-type="float" office:value="0.138779" calcext:value-type="float">
            <text:p>0.138779</text:p>
          </table:table-cell>
          <table:table-cell office:value-type="float" office:value="0.271969" calcext:value-type="float">
            <text:p>0.271969</text:p>
          </table:table-cell>
          <table:table-cell table:formula="of:=IF([.D12]=MIN([.$D12:.$I12]);1;0)" office:value-type="float" office:value="1" calcext:value-type="float">
            <text:p>1</text:p>
          </table:table-cell>
          <table:table-cell table:formula="of:=IF([.E12]=MIN([.$D12:.$I12]);1;0)" office:value-type="float" office:value="0" calcext:value-type="float">
            <text:p>0</text:p>
          </table:table-cell>
          <table:table-cell table:formula="of:=IF([.F12]=MIN([.$D12:.$I12]);1;0)" office:value-type="float" office:value="0" calcext:value-type="float">
            <text:p>0</text:p>
          </table:table-cell>
          <table:table-cell table:formula="of:=IF([.G12]=MIN([.$D12:.$I12]);1;0)" office:value-type="float" office:value="0" calcext:value-type="float">
            <text:p>0</text:p>
          </table:table-cell>
          <table:table-cell table:formula="of:=IF([.H12]=MIN([.$D12:.$I12]);1;0)" office:value-type="float" office:value="0" calcext:value-type="float">
            <text:p>0</text:p>
          </table:table-cell>
          <table:table-cell table:formula="of:=IF([.I12]=MIN([.$D12:.$I12]);1;0)" office:value-type="float" office:value="0" calcext:value-type="float">
            <text:p>0</text:p>
          </table:table-cell>
          <table:table-cell table:formula="of:=MIN([.D12:.I12])" office:value-type="float" office:value="0.011711" calcext:value-type="float">
            <text:p>0.011711</text:p>
          </table:table-cell>
          <table:table-cell table:formula="of:=[.B12]/[.V12]" office:value-type="float" office:value="0.339082913500128" calcext:value-type="float">
            <text:p>0.3390829135</text:p>
          </table:table-cell>
          <table:table-cell table:formula="of:=IF([.J12]=MIN([.$J12:.$O12]);1;0)" office:value-type="float" office:value="1" calcext:value-type="float">
            <text:p>1</text:p>
          </table:table-cell>
          <table:table-cell table:formula="of:=IF([.K12]=MIN([.$J12:.$O12]);1;0)" office:value-type="float" office:value="0" calcext:value-type="float">
            <text:p>0</text:p>
          </table:table-cell>
          <table:table-cell table:formula="of:=IF([.L12]=MIN([.$J12:.$O12]);1;0)" office:value-type="float" office:value="0" calcext:value-type="float">
            <text:p>0</text:p>
          </table:table-cell>
          <table:table-cell table:formula="of:=IF([.M12]=MIN([.$J12:.$O12]);1;0)" office:value-type="float" office:value="0" calcext:value-type="float">
            <text:p>0</text:p>
          </table:table-cell>
          <table:table-cell table:formula="of:=IF([.N12]=MIN([.$J12:.$O12]);1;0)" office:value-type="float" office:value="0" calcext:value-type="float">
            <text:p>0</text:p>
          </table:table-cell>
          <table:table-cell table:formula="of:=IF([.O12]=MIN([.$J12:.$O12]);1;0)" office:value-type="float" office:value="0" calcext:value-type="float">
            <text:p>0</text:p>
          </table:table-cell>
          <table:table-cell table:formula="of:=MIN([.J12:.O12])" office:value-type="float" office:value="0.031281" calcext:value-type="float">
            <text:p>0.031281</text:p>
          </table:table-cell>
          <table:table-cell table:formula="of:=[.V12]/[.AD12]" office:value-type="float" office:value="0.374380614430485" calcext:value-type="float">
            <text:p>0.3743806144</text:p>
          </table:table-cell>
          <table:table-cell table:formula="of:=[.B12]/[.C12]" office:value-type="float" office:value="0.575090514120203" calcext:value-type="float">
            <text:p>0.5750905141</text:p>
          </table:table-cell>
        </table:table-row>
        <table:table-row table:style-name="ro1">
          <table:table-cell office:value-type="string" calcext:value-type="string">
            <text:p>ca-HepPh.bin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839" calcext:value-type="float">
            <text:p>0.00839</text:p>
          </table:table-cell>
          <table:table-cell office:value-type="float" office:value="0.022252" calcext:value-type="float">
            <text:p>0.022252</text:p>
          </table:table-cell>
          <table:table-cell office:value-type="float" office:value="0.037164" calcext:value-type="float">
            <text:p>0.037164</text:p>
          </table:table-cell>
          <table:table-cell office:value-type="float" office:value="0.062472" calcext:value-type="float">
            <text:p>0.062472</text:p>
          </table:table-cell>
          <table:table-cell office:value-type="float" office:value="0.132834" calcext:value-type="float">
            <text:p>0.132834</text:p>
          </table:table-cell>
          <table:table-cell office:value-type="float" office:value="0.219977" calcext:value-type="float">
            <text:p>0.219977</text:p>
          </table:table-cell>
          <table:table-cell office:value-type="float" office:value="0.478233" calcext:value-type="float">
            <text:p>0.478233</text:p>
          </table:table-cell>
          <table:table-cell office:value-type="float" office:value="0.022125" calcext:value-type="float">
            <text:p>0.022125</text:p>
          </table:table-cell>
          <table:table-cell office:value-type="float" office:value="0.037439" calcext:value-type="float">
            <text:p>0.037439</text:p>
          </table:table-cell>
          <table:table-cell office:value-type="float" office:value="0.077405" calcext:value-type="float">
            <text:p>0.077405</text:p>
          </table:table-cell>
          <table:table-cell office:value-type="float" office:value="0.129194" calcext:value-type="float">
            <text:p>0.129194</text:p>
          </table:table-cell>
          <table:table-cell office:value-type="float" office:value="0.236244" calcext:value-type="float">
            <text:p>0.236244</text:p>
          </table:table-cell>
          <table:table-cell office:value-type="float" office:value="0.34239" calcext:value-type="float">
            <text:p>0.34239</text:p>
          </table:table-cell>
          <table:table-cell table:formula="of:=IF([.D13]=MIN([.$D13:.$I13]);1;0)" office:value-type="float" office:value="1" calcext:value-type="float">
            <text:p>1</text:p>
          </table:table-cell>
          <table:table-cell table:formula="of:=IF([.E13]=MIN([.$D13:.$I13]);1;0)" office:value-type="float" office:value="0" calcext:value-type="float">
            <text:p>0</text:p>
          </table:table-cell>
          <table:table-cell table:formula="of:=IF([.F13]=MIN([.$D13:.$I13]);1;0)" office:value-type="float" office:value="0" calcext:value-type="float">
            <text:p>0</text:p>
          </table:table-cell>
          <table:table-cell table:formula="of:=IF([.G13]=MIN([.$D13:.$I13]);1;0)" office:value-type="float" office:value="0" calcext:value-type="float">
            <text:p>0</text:p>
          </table:table-cell>
          <table:table-cell table:formula="of:=IF([.H13]=MIN([.$D13:.$I13]);1;0)" office:value-type="float" office:value="0" calcext:value-type="float">
            <text:p>0</text:p>
          </table:table-cell>
          <table:table-cell table:formula="of:=IF([.I13]=MIN([.$D13:.$I13]);1;0)" office:value-type="float" office:value="0" calcext:value-type="float">
            <text:p>0</text:p>
          </table:table-cell>
          <table:table-cell table:formula="of:=MIN([.D13:.I13])" office:value-type="float" office:value="0.022252" calcext:value-type="float">
            <text:p>0.022252</text:p>
          </table:table-cell>
          <table:table-cell table:formula="of:=[.B13]/[.V13]" office:value-type="float" office:value="0.337947150817904" calcext:value-type="float">
            <text:p>0.3379471508</text:p>
          </table:table-cell>
          <table:table-cell table:formula="of:=IF([.J13]=MIN([.$J13:.$O13]);1;0)" office:value-type="float" office:value="1" calcext:value-type="float">
            <text:p>1</text:p>
          </table:table-cell>
          <table:table-cell table:formula="of:=IF([.K13]=MIN([.$J13:.$O13]);1;0)" office:value-type="float" office:value="0" calcext:value-type="float">
            <text:p>0</text:p>
          </table:table-cell>
          <table:table-cell table:formula="of:=IF([.L13]=MIN([.$J13:.$O13]);1;0)" office:value-type="float" office:value="0" calcext:value-type="float">
            <text:p>0</text:p>
          </table:table-cell>
          <table:table-cell table:formula="of:=IF([.M13]=MIN([.$J13:.$O13]);1;0)" office:value-type="float" office:value="0" calcext:value-type="float">
            <text:p>0</text:p>
          </table:table-cell>
          <table:table-cell table:formula="of:=IF([.N13]=MIN([.$J13:.$O13]);1;0)" office:value-type="float" office:value="0" calcext:value-type="float">
            <text:p>0</text:p>
          </table:table-cell>
          <table:table-cell table:formula="of:=IF([.O13]=MIN([.$J13:.$O13]);1;0)" office:value-type="float" office:value="0" calcext:value-type="float">
            <text:p>0</text:p>
          </table:table-cell>
          <table:table-cell table:formula="of:=MIN([.J13:.O13])" office:value-type="float" office:value="0.022125" calcext:value-type="float">
            <text:p>0.022125</text:p>
          </table:table-cell>
          <table:table-cell table:formula="of:=[.V13]/[.AD13]" office:value-type="float" office:value="1.00574011299435" calcext:value-type="float">
            <text:p>1.005740113</text:p>
          </table:table-cell>
          <table:table-cell table:formula="of:=[.B13]/[.C13]" office:value-type="float" office:value="0.896305125148987" calcext:value-type="float">
            <text:p>0.8963051251</text:p>
          </table:table-cell>
        </table:table-row>
        <table:table-row table:style-name="ro1">
          <table:table-cell office:value-type="string" calcext:value-type="string">
            <text:p>ca-HepTh.bin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0.006489" calcext:value-type="float">
            <text:p>0.006489</text:p>
          </table:table-cell>
          <table:table-cell office:value-type="float" office:value="0.011659" calcext:value-type="float">
            <text:p>0.011659</text:p>
          </table:table-cell>
          <table:table-cell office:value-type="float" office:value="0.019553" calcext:value-type="float">
            <text:p>0.019553</text:p>
          </table:table-cell>
          <table:table-cell office:value-type="float" office:value="0.035113" calcext:value-type="float">
            <text:p>0.035113</text:p>
          </table:table-cell>
          <table:table-cell office:value-type="float" office:value="0.066074" calcext:value-type="float">
            <text:p>0.066074</text:p>
          </table:table-cell>
          <table:table-cell office:value-type="float" office:value="0.133256" calcext:value-type="float">
            <text:p>0.133256</text:p>
          </table:table-cell>
          <table:table-cell office:value-type="float" office:value="0.199951" calcext:value-type="float">
            <text:p>0.199951</text:p>
          </table:table-cell>
          <table:table-cell office:value-type="float" office:value="0.020592" calcext:value-type="float">
            <text:p>0.020592</text:p>
          </table:table-cell>
          <table:table-cell office:value-type="float" office:value="0.035188" calcext:value-type="float">
            <text:p>0.035188</text:p>
          </table:table-cell>
          <table:table-cell office:value-type="float" office:value="0.068248" calcext:value-type="float">
            <text:p>0.068248</text:p>
          </table:table-cell>
          <table:table-cell office:value-type="float" office:value="0.131517" calcext:value-type="float">
            <text:p>0.131517</text:p>
          </table:table-cell>
          <table:table-cell office:value-type="float" office:value="0.198485" calcext:value-type="float">
            <text:p>0.198485</text:p>
          </table:table-cell>
          <table:table-cell office:value-type="float" office:value="0.271571" calcext:value-type="float">
            <text:p>0.271571</text:p>
          </table:table-cell>
          <table:table-cell table:formula="of:=IF([.D14]=MIN([.$D14:.$I14]);1;0)" office:value-type="float" office:value="1" calcext:value-type="float">
            <text:p>1</text:p>
          </table:table-cell>
          <table:table-cell table:formula="of:=IF([.E14]=MIN([.$D14:.$I14]);1;0)" office:value-type="float" office:value="0" calcext:value-type="float">
            <text:p>0</text:p>
          </table:table-cell>
          <table:table-cell table:formula="of:=IF([.F14]=MIN([.$D14:.$I14]);1;0)" office:value-type="float" office:value="0" calcext:value-type="float">
            <text:p>0</text:p>
          </table:table-cell>
          <table:table-cell table:formula="of:=IF([.G14]=MIN([.$D14:.$I14]);1;0)" office:value-type="float" office:value="0" calcext:value-type="float">
            <text:p>0</text:p>
          </table:table-cell>
          <table:table-cell table:formula="of:=IF([.H14]=MIN([.$D14:.$I14]);1;0)" office:value-type="float" office:value="0" calcext:value-type="float">
            <text:p>0</text:p>
          </table:table-cell>
          <table:table-cell table:formula="of:=IF([.I14]=MIN([.$D14:.$I14]);1;0)" office:value-type="float" office:value="0" calcext:value-type="float">
            <text:p>0</text:p>
          </table:table-cell>
          <table:table-cell table:formula="of:=MIN([.D14:.I14])" office:value-type="float" office:value="0.011659" calcext:value-type="float">
            <text:p>0.011659</text:p>
          </table:table-cell>
          <table:table-cell table:formula="of:=[.B14]/[.V14]" office:value-type="float" office:value="0.358006690110644" calcext:value-type="float">
            <text:p>0.3580066901</text:p>
          </table:table-cell>
          <table:table-cell table:formula="of:=IF([.J14]=MIN([.$J14:.$O14]);1;0)" office:value-type="float" office:value="1" calcext:value-type="float">
            <text:p>1</text:p>
          </table:table-cell>
          <table:table-cell table:formula="of:=IF([.K14]=MIN([.$J14:.$O14]);1;0)" office:value-type="float" office:value="0" calcext:value-type="float">
            <text:p>0</text:p>
          </table:table-cell>
          <table:table-cell table:formula="of:=IF([.L14]=MIN([.$J14:.$O14]);1;0)" office:value-type="float" office:value="0" calcext:value-type="float">
            <text:p>0</text:p>
          </table:table-cell>
          <table:table-cell table:formula="of:=IF([.M14]=MIN([.$J14:.$O14]);1;0)" office:value-type="float" office:value="0" calcext:value-type="float">
            <text:p>0</text:p>
          </table:table-cell>
          <table:table-cell table:formula="of:=IF([.N14]=MIN([.$J14:.$O14]);1;0)" office:value-type="float" office:value="0" calcext:value-type="float">
            <text:p>0</text:p>
          </table:table-cell>
          <table:table-cell table:formula="of:=IF([.O14]=MIN([.$J14:.$O14]);1;0)" office:value-type="float" office:value="0" calcext:value-type="float">
            <text:p>0</text:p>
          </table:table-cell>
          <table:table-cell table:formula="of:=MIN([.J14:.O14])" office:value-type="float" office:value="0.020592" calcext:value-type="float">
            <text:p>0.020592</text:p>
          </table:table-cell>
          <table:table-cell table:formula="of:=[.V14]/[.AD14]" office:value-type="float" office:value="0.566190753690754" calcext:value-type="float">
            <text:p>0.5661907537</text:p>
          </table:table-cell>
          <table:table-cell table:formula="of:=[.B14]/[.C14]" office:value-type="float" office:value="0.643242410232701" calcext:value-type="float">
            <text:p>0.6432424102</text:p>
          </table:table-cell>
        </table:table-row>
        <table:table-row table:style-name="ro1">
          <table:table-cell office:value-type="string" calcext:value-type="string">
            <text:p>cit-HepPh.bin</text:p>
          </table:table-cell>
          <table:table-cell office:value-type="float" office:value="0.007818" calcext:value-type="float">
            <text:p>0.007818</text:p>
          </table:table-cell>
          <table:table-cell office:value-type="float" office:value="0.009297" calcext:value-type="float">
            <text:p>0.009297</text:p>
          </table:table-cell>
          <table:table-cell office:value-type="float" office:value="0.02257" calcext:value-type="float">
            <text:p>0.02257</text:p>
          </table:table-cell>
          <table:table-cell office:value-type="float" office:value="0.029651" calcext:value-type="float">
            <text:p>0.029651</text:p>
          </table:table-cell>
          <table:table-cell office:value-type="float" office:value="0.053311" calcext:value-type="float">
            <text:p>0.053311</text:p>
          </table:table-cell>
          <table:table-cell office:value-type="float" office:value="0.100392" calcext:value-type="float">
            <text:p>0.100392</text:p>
          </table:table-cell>
          <table:table-cell office:value-type="float" office:value="0.185356" calcext:value-type="float">
            <text:p>0.185356</text:p>
          </table:table-cell>
          <table:table-cell office:value-type="float" office:value="0.395086" calcext:value-type="float">
            <text:p>0.395086</text:p>
          </table:table-cell>
          <table:table-cell office:value-type="float" office:value="0.023777" calcext:value-type="float">
            <text:p>0.023777</text:p>
          </table:table-cell>
          <table:table-cell office:value-type="float" office:value="0.040271" calcext:value-type="float">
            <text:p>0.040271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119333" calcext:value-type="float">
            <text:p>0.119333</text:p>
          </table:table-cell>
          <table:table-cell office:value-type="float" office:value="0.219859" calcext:value-type="float">
            <text:p>0.219859</text:p>
          </table:table-cell>
          <table:table-cell office:value-type="float" office:value="0.37728" calcext:value-type="float">
            <text:p>0.37728</text:p>
          </table:table-cell>
          <table:table-cell table:formula="of:=IF([.D15]=MIN([.$D15:.$I15]);1;0)" office:value-type="float" office:value="1" calcext:value-type="float">
            <text:p>1</text:p>
          </table:table-cell>
          <table:table-cell table:formula="of:=IF([.E15]=MIN([.$D15:.$I15]);1;0)" office:value-type="float" office:value="0" calcext:value-type="float">
            <text:p>0</text:p>
          </table:table-cell>
          <table:table-cell table:formula="of:=IF([.F15]=MIN([.$D15:.$I15]);1;0)" office:value-type="float" office:value="0" calcext:value-type="float">
            <text:p>0</text:p>
          </table:table-cell>
          <table:table-cell table:formula="of:=IF([.G15]=MIN([.$D15:.$I15]);1;0)" office:value-type="float" office:value="0" calcext:value-type="float">
            <text:p>0</text:p>
          </table:table-cell>
          <table:table-cell table:formula="of:=IF([.H15]=MIN([.$D15:.$I15]);1;0)" office:value-type="float" office:value="0" calcext:value-type="float">
            <text:p>0</text:p>
          </table:table-cell>
          <table:table-cell table:formula="of:=IF([.I15]=MIN([.$D15:.$I15]);1;0)" office:value-type="float" office:value="0" calcext:value-type="float">
            <text:p>0</text:p>
          </table:table-cell>
          <table:table-cell table:formula="of:=MIN([.D15:.I15])" office:value-type="float" office:value="0.02257" calcext:value-type="float">
            <text:p>0.02257</text:p>
          </table:table-cell>
          <table:table-cell table:formula="of:=[.B15]/[.V15]" office:value-type="float" office:value="0.346389011962782" calcext:value-type="float">
            <text:p>0.346389012</text:p>
          </table:table-cell>
          <table:table-cell table:formula="of:=IF([.J15]=MIN([.$J15:.$O15]);1;0)" office:value-type="float" office:value="1" calcext:value-type="float">
            <text:p>1</text:p>
          </table:table-cell>
          <table:table-cell table:formula="of:=IF([.K15]=MIN([.$J15:.$O15]);1;0)" office:value-type="float" office:value="0" calcext:value-type="float">
            <text:p>0</text:p>
          </table:table-cell>
          <table:table-cell table:formula="of:=IF([.L15]=MIN([.$J15:.$O15]);1;0)" office:value-type="float" office:value="0" calcext:value-type="float">
            <text:p>0</text:p>
          </table:table-cell>
          <table:table-cell table:formula="of:=IF([.M15]=MIN([.$J15:.$O15]);1;0)" office:value-type="float" office:value="0" calcext:value-type="float">
            <text:p>0</text:p>
          </table:table-cell>
          <table:table-cell table:formula="of:=IF([.N15]=MIN([.$J15:.$O15]);1;0)" office:value-type="float" office:value="0" calcext:value-type="float">
            <text:p>0</text:p>
          </table:table-cell>
          <table:table-cell table:formula="of:=IF([.O15]=MIN([.$J15:.$O15]);1;0)" office:value-type="float" office:value="0" calcext:value-type="float">
            <text:p>0</text:p>
          </table:table-cell>
          <table:table-cell table:formula="of:=MIN([.J15:.O15])" office:value-type="float" office:value="0.023777" calcext:value-type="float">
            <text:p>0.023777</text:p>
          </table:table-cell>
          <table:table-cell table:formula="of:=[.V15]/[.AD15]" office:value-type="float" office:value="0.949236657273836" calcext:value-type="float">
            <text:p>0.9492366573</text:p>
          </table:table-cell>
          <table:table-cell table:formula="of:=[.B15]/[.C15]" office:value-type="float" office:value="0.840916424653114" calcext:value-type="float">
            <text:p>0.8409164247</text:p>
          </table:table-cell>
        </table:table-row>
        <table:table-row table:style-name="ro1">
          <table:table-cell office:value-type="string" calcext:value-type="string">
            <text:p>cit-HepTh.bin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.021268" calcext:value-type="float">
            <text:p>0.021268</text:p>
          </table:table-cell>
          <table:table-cell office:value-type="float" office:value="0.035728" calcext:value-type="float">
            <text:p>0.035728</text:p>
          </table:table-cell>
          <table:table-cell office:value-type="float" office:value="0.054201" calcext:value-type="float">
            <text:p>0.054201</text:p>
          </table:table-cell>
          <table:table-cell office:value-type="float" office:value="0.109006" calcext:value-type="float">
            <text:p>0.109006</text:p>
          </table:table-cell>
          <table:table-cell office:value-type="float" office:value="0.174815" calcext:value-type="float">
            <text:p>0.174815</text:p>
          </table:table-cell>
          <table:table-cell office:value-type="float" office:value="0.363665" calcext:value-type="float">
            <text:p>0.363665</text:p>
          </table:table-cell>
          <table:table-cell office:value-type="float" office:value="0.03423" calcext:value-type="float">
            <text:p>0.03423</text:p>
          </table:table-cell>
          <table:table-cell office:value-type="float" office:value="0.037328" calcext:value-type="float">
            <text:p>0.037328</text:p>
          </table:table-cell>
          <table:table-cell office:value-type="float" office:value="0.079366" calcext:value-type="float">
            <text:p>0.079366</text:p>
          </table:table-cell>
          <table:table-cell office:value-type="float" office:value="0.115038" calcext:value-type="float">
            <text:p>0.115038</text:p>
          </table:table-cell>
          <table:table-cell office:value-type="float" office:value="0.224998" calcext:value-type="float">
            <text:p>0.224998</text:p>
          </table:table-cell>
          <table:table-cell office:value-type="float" office:value="0.403319" calcext:value-type="float">
            <text:p>0.403319</text:p>
          </table:table-cell>
          <table:table-cell table:formula="of:=IF([.D16]=MIN([.$D16:.$I16]);1;0)" office:value-type="float" office:value="1" calcext:value-type="float">
            <text:p>1</text:p>
          </table:table-cell>
          <table:table-cell table:formula="of:=IF([.E16]=MIN([.$D16:.$I16]);1;0)" office:value-type="float" office:value="0" calcext:value-type="float">
            <text:p>0</text:p>
          </table:table-cell>
          <table:table-cell table:formula="of:=IF([.F16]=MIN([.$D16:.$I16]);1;0)" office:value-type="float" office:value="0" calcext:value-type="float">
            <text:p>0</text:p>
          </table:table-cell>
          <table:table-cell table:formula="of:=IF([.G16]=MIN([.$D16:.$I16]);1;0)" office:value-type="float" office:value="0" calcext:value-type="float">
            <text:p>0</text:p>
          </table:table-cell>
          <table:table-cell table:formula="of:=IF([.H16]=MIN([.$D16:.$I16]);1;0)" office:value-type="float" office:value="0" calcext:value-type="float">
            <text:p>0</text:p>
          </table:table-cell>
          <table:table-cell table:formula="of:=IF([.I16]=MIN([.$D16:.$I16]);1;0)" office:value-type="float" office:value="0" calcext:value-type="float">
            <text:p>0</text:p>
          </table:table-cell>
          <table:table-cell table:formula="of:=MIN([.D16:.I16])" office:value-type="float" office:value="0.021268" calcext:value-type="float">
            <text:p>0.021268</text:p>
          </table:table-cell>
          <table:table-cell table:formula="of:=[.B16]/[.V16]" office:value-type="float" office:value="0.474280609366184" calcext:value-type="float">
            <text:p>0.4742806094</text:p>
          </table:table-cell>
          <table:table-cell table:formula="of:=IF([.J16]=MIN([.$J16:.$O16]);1;0)" office:value-type="float" office:value="1" calcext:value-type="float">
            <text:p>1</text:p>
          </table:table-cell>
          <table:table-cell table:formula="of:=IF([.K16]=MIN([.$J16:.$O16]);1;0)" office:value-type="float" office:value="0" calcext:value-type="float">
            <text:p>0</text:p>
          </table:table-cell>
          <table:table-cell table:formula="of:=IF([.L16]=MIN([.$J16:.$O16]);1;0)" office:value-type="float" office:value="0" calcext:value-type="float">
            <text:p>0</text:p>
          </table:table-cell>
          <table:table-cell table:formula="of:=IF([.M16]=MIN([.$J16:.$O16]);1;0)" office:value-type="float" office:value="0" calcext:value-type="float">
            <text:p>0</text:p>
          </table:table-cell>
          <table:table-cell table:formula="of:=IF([.N16]=MIN([.$J16:.$O16]);1;0)" office:value-type="float" office:value="0" calcext:value-type="float">
            <text:p>0</text:p>
          </table:table-cell>
          <table:table-cell table:formula="of:=IF([.O16]=MIN([.$J16:.$O16]);1;0)" office:value-type="float" office:value="0" calcext:value-type="float">
            <text:p>0</text:p>
          </table:table-cell>
          <table:table-cell table:formula="of:=MIN([.J16:.O16])" office:value-type="float" office:value="0.03423" calcext:value-type="float">
            <text:p>0.03423</text:p>
          </table:table-cell>
          <table:table-cell table:formula="of:=[.V16]/[.AD16]" office:value-type="float" office:value="0.621326321939819" calcext:value-type="float">
            <text:p>0.6213263219</text:p>
          </table:table-cell>
          <table:table-cell table:formula="of:=[.B16]/[.C16]" office:value-type="float" office:value="0.851367319378798" calcext:value-type="float">
            <text:p>0.8513673194</text:p>
          </table:table-cell>
        </table:table-row>
        <table:table-row table:style-name="ro1">
          <table:table-cell office:value-type="string" calcext:value-type="string">
            <text:p>cit-Patents.bin</text:p>
          </table:table-cell>
          <table:table-cell office:value-type="float" office:value="0.452059" calcext:value-type="float">
            <text:p>0.452059</text:p>
          </table:table-cell>
          <table:table-cell office:value-type="float" office:value="0.284702" calcext:value-type="float">
            <text:p>0.284702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01395" calcext:value-type="float">
            <text:p>0.501395</text:p>
          </table:table-cell>
          <table:table-cell office:value-type="float" office:value="0.515406" calcext:value-type="float">
            <text:p>0.515406</text:p>
          </table:table-cell>
          <table:table-cell office:value-type="float" office:value="0.541257" calcext:value-type="float">
            <text:p>0.541257</text:p>
          </table:table-cell>
          <table:table-cell office:value-type="float" office:value="0.57755" calcext:value-type="float">
            <text:p>0.57755</text:p>
          </table:table-cell>
          <table:table-cell office:value-type="float" office:value="0.801944" calcext:value-type="float">
            <text:p>0.801944</text:p>
          </table:table-cell>
          <table:table-cell office:value-type="float" office:value="0.364398" calcext:value-type="float">
            <text:p>0.364398</text:p>
          </table:table-cell>
          <table:table-cell office:value-type="float" office:value="0.372787" calcext:value-type="float">
            <text:p>0.372787</text:p>
          </table:table-cell>
          <table:table-cell office:value-type="float" office:value="0.310602" calcext:value-type="float">
            <text:p>0.310602</text:p>
          </table:table-cell>
          <table:table-cell office:value-type="float" office:value="0.382502" calcext:value-type="float">
            <text:p>0.382502</text:p>
          </table:table-cell>
          <table:table-cell office:value-type="float" office:value="0.484304" calcext:value-type="float">
            <text:p>0.484304</text:p>
          </table:table-cell>
          <table:table-cell office:value-type="float" office:value="0.686316" calcext:value-type="float">
            <text:p>0.686316</text:p>
          </table:table-cell>
          <table:table-cell table:formula="of:=IF([.D17]=MIN([.$D17:.$I17]);1;0)" office:value-type="float" office:value="0" calcext:value-type="float">
            <text:p>0</text:p>
          </table:table-cell>
          <table:table-cell table:formula="of:=IF([.E17]=MIN([.$D17:.$I17]);1;0)" office:value-type="float" office:value="1" calcext:value-type="float">
            <text:p>1</text:p>
          </table:table-cell>
          <table:table-cell table:formula="of:=IF([.F17]=MIN([.$D17:.$I17]);1;0)" office:value-type="float" office:value="0" calcext:value-type="float">
            <text:p>0</text:p>
          </table:table-cell>
          <table:table-cell table:formula="of:=IF([.G17]=MIN([.$D17:.$I17]);1;0)" office:value-type="float" office:value="0" calcext:value-type="float">
            <text:p>0</text:p>
          </table:table-cell>
          <table:table-cell table:formula="of:=IF([.H17]=MIN([.$D17:.$I17]);1;0)" office:value-type="float" office:value="0" calcext:value-type="float">
            <text:p>0</text:p>
          </table:table-cell>
          <table:table-cell table:formula="of:=IF([.I17]=MIN([.$D17:.$I17]);1;0)" office:value-type="float" office:value="0" calcext:value-type="float">
            <text:p>0</text:p>
          </table:table-cell>
          <table:table-cell table:formula="of:=MIN([.D17:.I17])" office:value-type="float" office:value="0.501395" calcext:value-type="float">
            <text:p>0.501395</text:p>
          </table:table-cell>
          <table:table-cell table:formula="of:=[.B17]/[.V17]" office:value-type="float" office:value="0.901602528944246" calcext:value-type="float">
            <text:p>0.9016025289</text:p>
          </table:table-cell>
          <table:table-cell table:formula="of:=IF([.J17]=MIN([.$J17:.$O17]);1;0)" office:value-type="float" office:value="0" calcext:value-type="float">
            <text:p>0</text:p>
          </table:table-cell>
          <table:table-cell table:formula="of:=IF([.K17]=MIN([.$J17:.$O17]);1;0)" office:value-type="float" office:value="0" calcext:value-type="float">
            <text:p>0</text:p>
          </table:table-cell>
          <table:table-cell table:formula="of:=IF([.L17]=MIN([.$J17:.$O17]);1;0)" office:value-type="float" office:value="1" calcext:value-type="float">
            <text:p>1</text:p>
          </table:table-cell>
          <table:table-cell table:formula="of:=IF([.M17]=MIN([.$J17:.$O17]);1;0)" office:value-type="float" office:value="0" calcext:value-type="float">
            <text:p>0</text:p>
          </table:table-cell>
          <table:table-cell table:formula="of:=IF([.N17]=MIN([.$J17:.$O17]);1;0)" office:value-type="float" office:value="0" calcext:value-type="float">
            <text:p>0</text:p>
          </table:table-cell>
          <table:table-cell table:formula="of:=IF([.O17]=MIN([.$J17:.$O17]);1;0)" office:value-type="float" office:value="0" calcext:value-type="float">
            <text:p>0</text:p>
          </table:table-cell>
          <table:table-cell table:formula="of:=MIN([.J17:.O17])" office:value-type="float" office:value="0.310602" calcext:value-type="float">
            <text:p>0.310602</text:p>
          </table:table-cell>
          <table:table-cell table:formula="of:=[.V17]/[.AD17]" office:value-type="float" office:value="1.61426842067984" calcext:value-type="float">
            <text:p>1.6142684207</text:p>
          </table:table-cell>
          <table:table-cell table:formula="of:=[.B17]/[.C17]" office:value-type="float" office:value="1.58783218944721" calcext:value-type="float">
            <text:p>1.5878321894</text:p>
          </table:table-cell>
        </table:table-row>
        <table:table-row table:style-name="ro1">
          <table:table-cell office:value-type="string" calcext:value-type="string">
            <text:p>com-amazon.ungraph.bin</text:p>
          </table:table-cell>
          <table:table-cell office:value-type="float" office:value="0.023758" calcext:value-type="float">
            <text:p>0.023758</text:p>
          </table:table-cell>
          <table:table-cell office:value-type="float" office:value="0.021414" calcext:value-type="float">
            <text:p>0.021414</text:p>
          </table:table-cell>
          <table:table-cell office:value-type="float" office:value="0.028262" calcext:value-type="float">
            <text:p>0.028262</text:p>
          </table:table-cell>
          <table:table-cell office:value-type="float" office:value="0.043751" calcext:value-type="float">
            <text:p>0.043751</text:p>
          </table:table-cell>
          <table:table-cell office:value-type="float" office:value="0.059909" calcext:value-type="float">
            <text:p>0.059909</text:p>
          </table:table-cell>
          <table:table-cell office:value-type="float" office:value="0.103802" calcext:value-type="float">
            <text:p>0.103802</text:p>
          </table:table-cell>
          <table:table-cell office:value-type="float" office:value="0.166846" calcext:value-type="float">
            <text:p>0.166846</text:p>
          </table:table-cell>
          <table:table-cell office:value-type="float" office:value="0.312212" calcext:value-type="float">
            <text:p>0.312212</text:p>
          </table:table-cell>
          <table:table-cell office:value-type="float" office:value="0.034073" calcext:value-type="float">
            <text:p>0.034073</text:p>
          </table:table-cell>
          <table:table-cell office:value-type="float" office:value="0.049915" calcext:value-type="float">
            <text:p>0.049915</text:p>
          </table:table-cell>
          <table:table-cell office:value-type="float" office:value="0.073816" calcext:value-type="float">
            <text:p>0.073816</text:p>
          </table:table-cell>
          <table:table-cell office:value-type="float" office:value="0.124318" calcext:value-type="float">
            <text:p>0.124318</text:p>
          </table:table-cell>
          <table:table-cell office:value-type="float" office:value="0.240108" calcext:value-type="float">
            <text:p>0.240108</text:p>
          </table:table-cell>
          <table:table-cell office:value-type="float" office:value="0.514791" calcext:value-type="float">
            <text:p>0.514791</text:p>
          </table:table-cell>
          <table:table-cell table:formula="of:=IF([.D18]=MIN([.$D18:.$I18]);1;0)" office:value-type="float" office:value="1" calcext:value-type="float">
            <text:p>1</text:p>
          </table:table-cell>
          <table:table-cell table:formula="of:=IF([.E18]=MIN([.$D18:.$I18]);1;0)" office:value-type="float" office:value="0" calcext:value-type="float">
            <text:p>0</text:p>
          </table:table-cell>
          <table:table-cell table:formula="of:=IF([.F18]=MIN([.$D18:.$I18]);1;0)" office:value-type="float" office:value="0" calcext:value-type="float">
            <text:p>0</text:p>
          </table:table-cell>
          <table:table-cell table:formula="of:=IF([.G18]=MIN([.$D18:.$I18]);1;0)" office:value-type="float" office:value="0" calcext:value-type="float">
            <text:p>0</text:p>
          </table:table-cell>
          <table:table-cell table:formula="of:=IF([.H18]=MIN([.$D18:.$I18]);1;0)" office:value-type="float" office:value="0" calcext:value-type="float">
            <text:p>0</text:p>
          </table:table-cell>
          <table:table-cell table:formula="of:=IF([.I18]=MIN([.$D18:.$I18]);1;0)" office:value-type="float" office:value="0" calcext:value-type="float">
            <text:p>0</text:p>
          </table:table-cell>
          <table:table-cell table:formula="of:=MIN([.D18:.I18])" office:value-type="float" office:value="0.028262" calcext:value-type="float">
            <text:p>0.028262</text:p>
          </table:table-cell>
          <table:table-cell table:formula="of:=[.B18]/[.V18]" office:value-type="float" office:value="0.840634066945014" calcext:value-type="float">
            <text:p>0.8406340669</text:p>
          </table:table-cell>
          <table:table-cell table:formula="of:=IF([.J18]=MIN([.$J18:.$O18]);1;0)" office:value-type="float" office:value="1" calcext:value-type="float">
            <text:p>1</text:p>
          </table:table-cell>
          <table:table-cell table:formula="of:=IF([.K18]=MIN([.$J18:.$O18]);1;0)" office:value-type="float" office:value="0" calcext:value-type="float">
            <text:p>0</text:p>
          </table:table-cell>
          <table:table-cell table:formula="of:=IF([.L18]=MIN([.$J18:.$O18]);1;0)" office:value-type="float" office:value="0" calcext:value-type="float">
            <text:p>0</text:p>
          </table:table-cell>
          <table:table-cell table:formula="of:=IF([.M18]=MIN([.$J18:.$O18]);1;0)" office:value-type="float" office:value="0" calcext:value-type="float">
            <text:p>0</text:p>
          </table:table-cell>
          <table:table-cell table:formula="of:=IF([.N18]=MIN([.$J18:.$O18]);1;0)" office:value-type="float" office:value="0" calcext:value-type="float">
            <text:p>0</text:p>
          </table:table-cell>
          <table:table-cell table:formula="of:=IF([.O18]=MIN([.$J18:.$O18]);1;0)" office:value-type="float" office:value="0" calcext:value-type="float">
            <text:p>0</text:p>
          </table:table-cell>
          <table:table-cell table:formula="of:=MIN([.J18:.O18])" office:value-type="float" office:value="0.034073" calcext:value-type="float">
            <text:p>0.034073</text:p>
          </table:table-cell>
          <table:table-cell table:formula="of:=[.V18]/[.AD18]" office:value-type="float" office:value="0.829454406714994" calcext:value-type="float">
            <text:p>0.8294544067</text:p>
          </table:table-cell>
          <table:table-cell table:formula="of:=[.B18]/[.C18]" office:value-type="float" office:value="1.10946110021481" calcext:value-type="float">
            <text:p>1.1094611002</text:p>
          </table:table-cell>
        </table:table-row>
        <table:table-row table:style-name="ro1">
          <table:table-cell office:value-type="string" calcext:value-type="string">
            <text:p>com-dblp.ungraph.bin</text:p>
          </table:table-cell>
          <table:table-cell office:value-type="float" office:value="0.025637" calcext:value-type="float">
            <text:p>0.025637</text:p>
          </table:table-cell>
          <table:table-cell office:value-type="float" office:value="0.022348" calcext:value-type="float">
            <text:p>0.022348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2342" calcext:value-type="float">
            <text:p>0.042342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70727" calcext:value-type="float">
            <text:p>0.170727</text:p>
          </table:table-cell>
          <table:table-cell office:value-type="float" office:value="0.327384" calcext:value-type="float">
            <text:p>0.327384</text:p>
          </table:table-cell>
          <table:table-cell office:value-type="float" office:value="0.035936" calcext:value-type="float">
            <text:p>0.035936</text:p>
          </table:table-cell>
          <table:table-cell office:value-type="float" office:value="0.050483" calcext:value-type="float">
            <text:p>0.050483</text:p>
          </table:table-cell>
          <table:table-cell office:value-type="float" office:value="0.093436" calcext:value-type="float">
            <text:p>0.093436</text:p>
          </table:table-cell>
          <table:table-cell office:value-type="float" office:value="0.127748" calcext:value-type="float">
            <text:p>0.127748</text:p>
          </table:table-cell>
          <table:table-cell office:value-type="float" office:value="0.271728" calcext:value-type="float">
            <text:p>0.271728</text:p>
          </table:table-cell>
          <table:table-cell office:value-type="float" office:value="0.439974" calcext:value-type="float">
            <text:p>0.439974</text:p>
          </table:table-cell>
          <table:table-cell table:formula="of:=IF([.D19]=MIN([.$D19:.$I19]);1;0)" office:value-type="float" office:value="1" calcext:value-type="float">
            <text:p>1</text:p>
          </table:table-cell>
          <table:table-cell table:formula="of:=IF([.E19]=MIN([.$D19:.$I19]);1;0)" office:value-type="float" office:value="0" calcext:value-type="float">
            <text:p>0</text:p>
          </table:table-cell>
          <table:table-cell table:formula="of:=IF([.F19]=MIN([.$D19:.$I19]);1;0)" office:value-type="float" office:value="0" calcext:value-type="float">
            <text:p>0</text:p>
          </table:table-cell>
          <table:table-cell table:formula="of:=IF([.G19]=MIN([.$D19:.$I19]);1;0)" office:value-type="float" office:value="0" calcext:value-type="float">
            <text:p>0</text:p>
          </table:table-cell>
          <table:table-cell table:formula="of:=IF([.H19]=MIN([.$D19:.$I19]);1;0)" office:value-type="float" office:value="0" calcext:value-type="float">
            <text:p>0</text:p>
          </table:table-cell>
          <table:table-cell table:formula="of:=IF([.I19]=MIN([.$D19:.$I19]);1;0)" office:value-type="float" office:value="0" calcext:value-type="float">
            <text:p>0</text:p>
          </table:table-cell>
          <table:table-cell table:formula="of:=MIN([.D19:.I19])" office:value-type="float" office:value="0.0297" calcext:value-type="float">
            <text:p>0.0297</text:p>
          </table:table-cell>
          <table:table-cell table:formula="of:=[.B19]/[.V19]" office:value-type="float" office:value="0.863198653198653" calcext:value-type="float">
            <text:p>0.8631986532</text:p>
          </table:table-cell>
          <table:table-cell table:formula="of:=IF([.J19]=MIN([.$J19:.$O19]);1;0)" office:value-type="float" office:value="1" calcext:value-type="float">
            <text:p>1</text:p>
          </table:table-cell>
          <table:table-cell table:formula="of:=IF([.K19]=MIN([.$J19:.$O19]);1;0)" office:value-type="float" office:value="0" calcext:value-type="float">
            <text:p>0</text:p>
          </table:table-cell>
          <table:table-cell table:formula="of:=IF([.L19]=MIN([.$J19:.$O19]);1;0)" office:value-type="float" office:value="0" calcext:value-type="float">
            <text:p>0</text:p>
          </table:table-cell>
          <table:table-cell table:formula="of:=IF([.M19]=MIN([.$J19:.$O19]);1;0)" office:value-type="float" office:value="0" calcext:value-type="float">
            <text:p>0</text:p>
          </table:table-cell>
          <table:table-cell table:formula="of:=IF([.N19]=MIN([.$J19:.$O19]);1;0)" office:value-type="float" office:value="0" calcext:value-type="float">
            <text:p>0</text:p>
          </table:table-cell>
          <table:table-cell table:formula="of:=IF([.O19]=MIN([.$J19:.$O19]);1;0)" office:value-type="float" office:value="0" calcext:value-type="float">
            <text:p>0</text:p>
          </table:table-cell>
          <table:table-cell table:formula="of:=MIN([.J19:.O19])" office:value-type="float" office:value="0.035936" calcext:value-type="float">
            <text:p>0.035936</text:p>
          </table:table-cell>
          <table:table-cell table:formula="of:=[.V19]/[.AD19]" office:value-type="float" office:value="0.82646927871772" calcext:value-type="float">
            <text:p>0.8264692787</text:p>
          </table:table-cell>
          <table:table-cell table:formula="of:=[.B19]/[.C19]" office:value-type="float" office:value="1.14717200644353" calcext:value-type="float">
            <text:p>1.1471720064</text:p>
          </table:table-cell>
        </table:table-row>
        <table:table-row table:style-name="ro1">
          <table:table-cell office:value-type="string" calcext:value-type="string">
            <text:p>com-lj.ungraph.bin</text:p>
          </table:table-cell>
          <table:table-cell office:value-type="float" office:value="1.01955" calcext:value-type="float">
            <text:p>1.01955</text:p>
          </table:table-cell>
          <table:table-cell office:value-type="float" office:value="0.578556" calcext:value-type="float">
            <text:p>0.578556</text:p>
          </table:table-cell>
          <table:table-cell office:value-type="float" office:value="1.09561" calcext:value-type="float">
            <text:p>1.09561</text:p>
          </table:table-cell>
          <table:table-cell office:value-type="float" office:value="1.10814" calcext:value-type="float">
            <text:p>1.10814</text:p>
          </table:table-cell>
          <table:table-cell office:value-type="float" office:value="1.03706" calcext:value-type="float">
            <text:p>1.03706</text:p>
          </table:table-cell>
          <table:table-cell office:value-type="float" office:value="1.02734" calcext:value-type="float">
            <text:p>1.02734</text:p>
          </table:table-cell>
          <table:table-cell office:value-type="float" office:value="1.2945" calcext:value-type="float">
            <text:p>1.2945</text:p>
          </table:table-cell>
          <table:table-cell office:value-type="float" office:value="1.61436" calcext:value-type="float">
            <text:p>1.61436</text:p>
          </table:table-cell>
          <table:table-cell office:value-type="float" office:value="0.789939" calcext:value-type="float">
            <text:p>0.789939</text:p>
          </table:table-cell>
          <table:table-cell office:value-type="float" office:value="0.593386" calcext:value-type="float">
            <text:p>0.593386</text:p>
          </table:table-cell>
          <table:table-cell office:value-type="float" office:value="0.699506" calcext:value-type="float">
            <text:p>0.699506</text:p>
          </table:table-cell>
          <table:table-cell office:value-type="float" office:value="0.699384" calcext:value-type="float">
            <text:p>0.699384</text:p>
          </table:table-cell>
          <table:table-cell office:value-type="float" office:value="0.765327" calcext:value-type="float">
            <text:p>0.765327</text:p>
          </table:table-cell>
          <table:table-cell office:value-type="float" office:value="1.01257" calcext:value-type="float">
            <text:p>1.01257</text:p>
          </table:table-cell>
          <table:table-cell table:formula="of:=IF([.D20]=MIN([.$D20:.$I20]);1;0)" office:value-type="float" office:value="0" calcext:value-type="float">
            <text:p>0</text:p>
          </table:table-cell>
          <table:table-cell table:formula="of:=IF([.E20]=MIN([.$D20:.$I20]);1;0)" office:value-type="float" office:value="0" calcext:value-type="float">
            <text:p>0</text:p>
          </table:table-cell>
          <table:table-cell table:formula="of:=IF([.F20]=MIN([.$D20:.$I20]);1;0)" office:value-type="float" office:value="0" calcext:value-type="float">
            <text:p>0</text:p>
          </table:table-cell>
          <table:table-cell table:formula="of:=IF([.G20]=MIN([.$D20:.$I20]);1;0)" office:value-type="float" office:value="1" calcext:value-type="float">
            <text:p>1</text:p>
          </table:table-cell>
          <table:table-cell table:formula="of:=IF([.H20]=MIN([.$D20:.$I20]);1;0)" office:value-type="float" office:value="0" calcext:value-type="float">
            <text:p>0</text:p>
          </table:table-cell>
          <table:table-cell table:formula="of:=IF([.I20]=MIN([.$D20:.$I20]);1;0)" office:value-type="float" office:value="0" calcext:value-type="float">
            <text:p>0</text:p>
          </table:table-cell>
          <table:table-cell table:formula="of:=MIN([.D20:.I20])" office:value-type="float" office:value="1.02734" calcext:value-type="float">
            <text:p>1.02734</text:p>
          </table:table-cell>
          <table:table-cell table:formula="of:=[.B20]/[.V20]" office:value-type="float" office:value="0.992417310724784" calcext:value-type="float">
            <text:p>0.9924173107</text:p>
          </table:table-cell>
          <table:table-cell table:formula="of:=IF([.J20]=MIN([.$J20:.$O20]);1;0)" office:value-type="float" office:value="0" calcext:value-type="float">
            <text:p>0</text:p>
          </table:table-cell>
          <table:table-cell table:formula="of:=IF([.K20]=MIN([.$J20:.$O20]);1;0)" office:value-type="float" office:value="1" calcext:value-type="float">
            <text:p>1</text:p>
          </table:table-cell>
          <table:table-cell table:formula="of:=IF([.L20]=MIN([.$J20:.$O20]);1;0)" office:value-type="float" office:value="0" calcext:value-type="float">
            <text:p>0</text:p>
          </table:table-cell>
          <table:table-cell table:formula="of:=IF([.M20]=MIN([.$J20:.$O20]);1;0)" office:value-type="float" office:value="0" calcext:value-type="float">
            <text:p>0</text:p>
          </table:table-cell>
          <table:table-cell table:formula="of:=IF([.N20]=MIN([.$J20:.$O20]);1;0)" office:value-type="float" office:value="0" calcext:value-type="float">
            <text:p>0</text:p>
          </table:table-cell>
          <table:table-cell table:formula="of:=IF([.O20]=MIN([.$J20:.$O20]);1;0)" office:value-type="float" office:value="0" calcext:value-type="float">
            <text:p>0</text:p>
          </table:table-cell>
          <table:table-cell table:formula="of:=MIN([.J20:.O20])" office:value-type="float" office:value="0.593386" calcext:value-type="float">
            <text:p>0.593386</text:p>
          </table:table-cell>
          <table:table-cell table:formula="of:=[.V20]/[.AD20]" office:value-type="float" office:value="1.73131823130306" calcext:value-type="float">
            <text:p>1.7313182313</text:p>
          </table:table-cell>
          <table:table-cell table:formula="of:=[.B20]/[.C20]" office:value-type="float" office:value="1.76223217804327" calcext:value-type="float">
            <text:p>1.762232178</text:p>
          </table:table-cell>
        </table:table-row>
        <table:table-row table:style-name="ro1">
          <table:table-cell office:value-type="string" calcext:value-type="string">
            <text:p>com-orkut.ungraph.bin</text:p>
          </table:table-cell>
          <table:table-cell office:value-type="float" office:value="3.44691" calcext:value-type="float">
            <text:p>3.44691</text:p>
          </table:table-cell>
          <table:table-cell office:value-type="float" office:value="1.8278" calcext:value-type="float">
            <text:p>1.8278</text:p>
          </table:table-cell>
          <table:table-cell office:value-type="float" office:value="3.60307" calcext:value-type="float">
            <text:p>3.60307</text:p>
          </table:table-cell>
          <table:table-cell office:value-type="float" office:value="3.63322" calcext:value-type="float">
            <text:p>3.63322</text:p>
          </table:table-cell>
          <table:table-cell office:value-type="float" office:value="3.6606" calcext:value-type="float">
            <text:p>3.6606</text:p>
          </table:table-cell>
          <table:table-cell office:value-type="float" office:value="3.82786" calcext:value-type="float">
            <text:p>3.82786</text:p>
          </table:table-cell>
          <table:table-cell office:value-type="float" office:value="4.12491" calcext:value-type="float">
            <text:p>4.12491</text:p>
          </table:table-cell>
          <table:table-cell office:value-type="float" office:value="4.64208" calcext:value-type="float">
            <text:p>4.64208</text:p>
          </table:table-cell>
          <table:table-cell office:value-type="float" office:value="2.18993" calcext:value-type="float">
            <text:p>2.18993</text:p>
          </table:table-cell>
          <table:table-cell office:value-type="float" office:value="1.97822" calcext:value-type="float">
            <text:p>1.97822</text:p>
          </table:table-cell>
          <table:table-cell office:value-type="float" office:value="2.06509" calcext:value-type="float">
            <text:p>2.06509</text:p>
          </table:table-cell>
          <table:table-cell office:value-type="float" office:value="2.2132" calcext:value-type="float">
            <text:p>2.2132</text:p>
          </table:table-cell>
          <table:table-cell office:value-type="float" office:value="2.34634" calcext:value-type="float">
            <text:p>2.34634</text:p>
          </table:table-cell>
          <table:table-cell office:value-type="float" office:value="2.51332" calcext:value-type="float">
            <text:p>2.51332</text:p>
          </table:table-cell>
          <table:table-cell table:formula="of:=IF([.D21]=MIN([.$D21:.$I21]);1;0)" office:value-type="float" office:value="1" calcext:value-type="float">
            <text:p>1</text:p>
          </table:table-cell>
          <table:table-cell table:formula="of:=IF([.E21]=MIN([.$D21:.$I21]);1;0)" office:value-type="float" office:value="0" calcext:value-type="float">
            <text:p>0</text:p>
          </table:table-cell>
          <table:table-cell table:formula="of:=IF([.F21]=MIN([.$D21:.$I21]);1;0)" office:value-type="float" office:value="0" calcext:value-type="float">
            <text:p>0</text:p>
          </table:table-cell>
          <table:table-cell table:formula="of:=IF([.G21]=MIN([.$D21:.$I21]);1;0)" office:value-type="float" office:value="0" calcext:value-type="float">
            <text:p>0</text:p>
          </table:table-cell>
          <table:table-cell table:formula="of:=IF([.H21]=MIN([.$D21:.$I21]);1;0)" office:value-type="float" office:value="0" calcext:value-type="float">
            <text:p>0</text:p>
          </table:table-cell>
          <table:table-cell table:formula="of:=IF([.I21]=MIN([.$D21:.$I21]);1;0)" office:value-type="float" office:value="0" calcext:value-type="float">
            <text:p>0</text:p>
          </table:table-cell>
          <table:table-cell table:formula="of:=MIN([.D21:.I21])" office:value-type="float" office:value="3.60307" calcext:value-type="float">
            <text:p>3.60307</text:p>
          </table:table-cell>
          <table:table-cell table:formula="of:=[.B21]/[.V21]" office:value-type="float" office:value="0.95665918230842" calcext:value-type="float">
            <text:p>0.9566591823</text:p>
          </table:table-cell>
          <table:table-cell table:formula="of:=IF([.J21]=MIN([.$J21:.$O21]);1;0)" office:value-type="float" office:value="0" calcext:value-type="float">
            <text:p>0</text:p>
          </table:table-cell>
          <table:table-cell table:formula="of:=IF([.K21]=MIN([.$J21:.$O21]);1;0)" office:value-type="float" office:value="1" calcext:value-type="float">
            <text:p>1</text:p>
          </table:table-cell>
          <table:table-cell table:formula="of:=IF([.L21]=MIN([.$J21:.$O21]);1;0)" office:value-type="float" office:value="0" calcext:value-type="float">
            <text:p>0</text:p>
          </table:table-cell>
          <table:table-cell table:formula="of:=IF([.M21]=MIN([.$J21:.$O21]);1;0)" office:value-type="float" office:value="0" calcext:value-type="float">
            <text:p>0</text:p>
          </table:table-cell>
          <table:table-cell table:formula="of:=IF([.N21]=MIN([.$J21:.$O21]);1;0)" office:value-type="float" office:value="0" calcext:value-type="float">
            <text:p>0</text:p>
          </table:table-cell>
          <table:table-cell table:formula="of:=IF([.O21]=MIN([.$J21:.$O21]);1;0)" office:value-type="float" office:value="0" calcext:value-type="float">
            <text:p>0</text:p>
          </table:table-cell>
          <table:table-cell table:formula="of:=MIN([.J21:.O21])" office:value-type="float" office:value="1.97822" calcext:value-type="float">
            <text:p>1.97822</text:p>
          </table:table-cell>
          <table:table-cell table:formula="of:=[.V21]/[.AD21]" office:value-type="float" office:value="1.82136971620952" calcext:value-type="float">
            <text:p>1.8213697162</text:p>
          </table:table-cell>
          <table:table-cell table:formula="of:=[.B21]/[.C21]" office:value-type="float" office:value="1.88582448845607" calcext:value-type="float">
            <text:p>1.8858244885</text:p>
          </table:table-cell>
        </table:table-row>
        <table:table-row table:style-name="ro1">
          <table:table-cell office:value-type="string" calcext:value-type="string">
            <text:p>com-youtube.ungraph.bin</text:p>
          </table:table-cell>
          <table:table-cell office:value-type="float" office:value="0.275578" calcext:value-type="float">
            <text:p>0.275578</text:p>
          </table:table-cell>
          <table:table-cell office:value-type="float" office:value="0.172893" calcext:value-type="float">
            <text:p>0.172893</text:p>
          </table:table-cell>
          <table:table-cell office:value-type="float" office:value="0.301298" calcext:value-type="float">
            <text:p>0.301298</text:p>
          </table:table-cell>
          <table:table-cell office:value-type="float" office:value="0.181081" calcext:value-type="float">
            <text:p>0.181081</text:p>
          </table:table-cell>
          <table:table-cell office:value-type="float" office:value="0.236317" calcext:value-type="float">
            <text:p>0.236317</text:p>
          </table:table-cell>
          <table:table-cell office:value-type="float" office:value="0.28237" calcext:value-type="float">
            <text:p>0.28237</text:p>
          </table:table-cell>
          <table:table-cell office:value-type="float" office:value="0.427209" calcext:value-type="float">
            <text:p>0.427209</text:p>
          </table:table-cell>
          <table:table-cell office:value-type="float" office:value="0.662453" calcext:value-type="float">
            <text:p>0.662453</text:p>
          </table:table-cell>
          <table:table-cell office:value-type="float" office:value="0.20111" calcext:value-type="float">
            <text:p>0.20111</text:p>
          </table:table-cell>
          <table:table-cell office:value-type="float" office:value="0.212855" calcext:value-type="float">
            <text:p>0.212855</text:p>
          </table:table-cell>
          <table:table-cell office:value-type="float" office:value="0.201072" calcext:value-type="float">
            <text:p>0.201072</text:p>
          </table:table-cell>
          <table:table-cell office:value-type="float" office:value="0.231369" calcext:value-type="float">
            <text:p>0.231369</text:p>
          </table:table-cell>
          <table:table-cell office:value-type="float" office:value="0.329185" calcext:value-type="float">
            <text:p>0.329185</text:p>
          </table:table-cell>
          <table:table-cell office:value-type="float" office:value="0.547896" calcext:value-type="float">
            <text:p>0.547896</text:p>
          </table:table-cell>
          <table:table-cell table:formula="of:=IF([.D22]=MIN([.$D22:.$I22]);1;0)" office:value-type="float" office:value="0" calcext:value-type="float">
            <text:p>0</text:p>
          </table:table-cell>
          <table:table-cell table:formula="of:=IF([.E22]=MIN([.$D22:.$I22]);1;0)" office:value-type="float" office:value="1" calcext:value-type="float">
            <text:p>1</text:p>
          </table:table-cell>
          <table:table-cell table:formula="of:=IF([.F22]=MIN([.$D22:.$I22]);1;0)" office:value-type="float" office:value="0" calcext:value-type="float">
            <text:p>0</text:p>
          </table:table-cell>
          <table:table-cell table:formula="of:=IF([.G22]=MIN([.$D22:.$I22]);1;0)" office:value-type="float" office:value="0" calcext:value-type="float">
            <text:p>0</text:p>
          </table:table-cell>
          <table:table-cell table:formula="of:=IF([.H22]=MIN([.$D22:.$I22]);1;0)" office:value-type="float" office:value="0" calcext:value-type="float">
            <text:p>0</text:p>
          </table:table-cell>
          <table:table-cell table:formula="of:=IF([.I22]=MIN([.$D22:.$I22]);1;0)" office:value-type="float" office:value="0" calcext:value-type="float">
            <text:p>0</text:p>
          </table:table-cell>
          <table:table-cell table:formula="of:=MIN([.D22:.I22])" office:value-type="float" office:value="0.181081" calcext:value-type="float">
            <text:p>0.181081</text:p>
          </table:table-cell>
          <table:table-cell table:formula="of:=[.B22]/[.V22]" office:value-type="float" office:value="1.52184933814149" calcext:value-type="float">
            <text:p>1.5218493381</text:p>
          </table:table-cell>
          <table:table-cell table:formula="of:=IF([.J22]=MIN([.$J22:.$O22]);1;0)" office:value-type="float" office:value="0" calcext:value-type="float">
            <text:p>0</text:p>
          </table:table-cell>
          <table:table-cell table:formula="of:=IF([.K22]=MIN([.$J22:.$O22]);1;0)" office:value-type="float" office:value="0" calcext:value-type="float">
            <text:p>0</text:p>
          </table:table-cell>
          <table:table-cell table:formula="of:=IF([.L22]=MIN([.$J22:.$O22]);1;0)" office:value-type="float" office:value="1" calcext:value-type="float">
            <text:p>1</text:p>
          </table:table-cell>
          <table:table-cell table:formula="of:=IF([.M22]=MIN([.$J22:.$O22]);1;0)" office:value-type="float" office:value="0" calcext:value-type="float">
            <text:p>0</text:p>
          </table:table-cell>
          <table:table-cell table:formula="of:=IF([.N22]=MIN([.$J22:.$O22]);1;0)" office:value-type="float" office:value="0" calcext:value-type="float">
            <text:p>0</text:p>
          </table:table-cell>
          <table:table-cell table:formula="of:=IF([.O22]=MIN([.$J22:.$O22]);1;0)" office:value-type="float" office:value="0" calcext:value-type="float">
            <text:p>0</text:p>
          </table:table-cell>
          <table:table-cell table:formula="of:=MIN([.J22:.O22])" office:value-type="float" office:value="0.201072" calcext:value-type="float">
            <text:p>0.201072</text:p>
          </table:table-cell>
          <table:table-cell table:formula="of:=[.V22]/[.AD22]" office:value-type="float" office:value="0.900577902442906" calcext:value-type="float">
            <text:p>0.9005779024</text:p>
          </table:table-cell>
          <table:table-cell table:formula="of:=[.B22]/[.C22]" office:value-type="float" office:value="1.59392225249143" calcext:value-type="float">
            <text:p>1.5939222525</text:p>
          </table:table-cell>
        </table:table-row>
        <table:table-row table:style-name="ro1">
          <table:table-cell office:value-type="string" calcext:value-type="string">
            <text:p>email-Enron.bin</text:p>
          </table:table-cell>
          <table:table-cell office:value-type="float" office:value="0.015894" calcext:value-type="float">
            <text:p>0.015894</text:p>
          </table:table-cell>
          <table:table-cell office:value-type="float" office:value="0.018286" calcext:value-type="float">
            <text:p>0.018286</text:p>
          </table:table-cell>
          <table:table-cell office:value-type="float" office:value="0.016764" calcext:value-type="float">
            <text:p>0.016764</text:p>
          </table:table-cell>
          <table:table-cell office:value-type="float" office:value="0.034541" calcext:value-type="float">
            <text:p>0.034541</text:p>
          </table:table-cell>
          <table:table-cell office:value-type="float" office:value="0.056127" calcext:value-type="float">
            <text:p>0.056127</text:p>
          </table:table-cell>
          <table:table-cell office:value-type="float" office:value="0.096712" calcext:value-type="float">
            <text:p>0.096712</text:p>
          </table:table-cell>
          <table:table-cell office:value-type="float" office:value="0.191565" calcext:value-type="float">
            <text:p>0.191565</text:p>
          </table:table-cell>
          <table:table-cell office:value-type="float" office:value="0.359537" calcext:value-type="float">
            <text:p>0.359537</text:p>
          </table:table-cell>
          <table:table-cell office:value-type="float" office:value="0.024185" calcext:value-type="float">
            <text:p>0.024185</text:p>
          </table:table-cell>
          <table:table-cell office:value-type="float" office:value="0.036891" calcext:value-type="float">
            <text:p>0.036891</text:p>
          </table:table-cell>
          <table:table-cell office:value-type="float" office:value="0.063752" calcext:value-type="float">
            <text:p>0.063752</text:p>
          </table:table-cell>
          <table:table-cell office:value-type="float" office:value="0.115321" calcext:value-type="float">
            <text:p>0.115321</text:p>
          </table:table-cell>
          <table:table-cell office:value-type="float" office:value="0.234371" calcext:value-type="float">
            <text:p>0.234371</text:p>
          </table:table-cell>
          <table:table-cell office:value-type="float" office:value="0.415459" calcext:value-type="float">
            <text:p>0.415459</text:p>
          </table:table-cell>
          <table:table-cell table:formula="of:=IF([.D23]=MIN([.$D23:.$I23]);1;0)" office:value-type="float" office:value="1" calcext:value-type="float">
            <text:p>1</text:p>
          </table:table-cell>
          <table:table-cell table:formula="of:=IF([.E23]=MIN([.$D23:.$I23]);1;0)" office:value-type="float" office:value="0" calcext:value-type="float">
            <text:p>0</text:p>
          </table:table-cell>
          <table:table-cell table:formula="of:=IF([.F23]=MIN([.$D23:.$I23]);1;0)" office:value-type="float" office:value="0" calcext:value-type="float">
            <text:p>0</text:p>
          </table:table-cell>
          <table:table-cell table:formula="of:=IF([.G23]=MIN([.$D23:.$I23]);1;0)" office:value-type="float" office:value="0" calcext:value-type="float">
            <text:p>0</text:p>
          </table:table-cell>
          <table:table-cell table:formula="of:=IF([.H23]=MIN([.$D23:.$I23]);1;0)" office:value-type="float" office:value="0" calcext:value-type="float">
            <text:p>0</text:p>
          </table:table-cell>
          <table:table-cell table:formula="of:=IF([.I23]=MIN([.$D23:.$I23]);1;0)" office:value-type="float" office:value="0" calcext:value-type="float">
            <text:p>0</text:p>
          </table:table-cell>
          <table:table-cell table:formula="of:=MIN([.D23:.I23])" office:value-type="float" office:value="0.016764" calcext:value-type="float">
            <text:p>0.016764</text:p>
          </table:table-cell>
          <table:table-cell table:formula="of:=[.B23]/[.V23]" office:value-type="float" office:value="0.948103078024338" calcext:value-type="float">
            <text:p>0.948103078</text:p>
          </table:table-cell>
          <table:table-cell table:formula="of:=IF([.J23]=MIN([.$J23:.$O23]);1;0)" office:value-type="float" office:value="1" calcext:value-type="float">
            <text:p>1</text:p>
          </table:table-cell>
          <table:table-cell table:formula="of:=IF([.K23]=MIN([.$J23:.$O23]);1;0)" office:value-type="float" office:value="0" calcext:value-type="float">
            <text:p>0</text:p>
          </table:table-cell>
          <table:table-cell table:formula="of:=IF([.L23]=MIN([.$J23:.$O23]);1;0)" office:value-type="float" office:value="0" calcext:value-type="float">
            <text:p>0</text:p>
          </table:table-cell>
          <table:table-cell table:formula="of:=IF([.M23]=MIN([.$J23:.$O23]);1;0)" office:value-type="float" office:value="0" calcext:value-type="float">
            <text:p>0</text:p>
          </table:table-cell>
          <table:table-cell table:formula="of:=IF([.N23]=MIN([.$J23:.$O23]);1;0)" office:value-type="float" office:value="0" calcext:value-type="float">
            <text:p>0</text:p>
          </table:table-cell>
          <table:table-cell table:formula="of:=IF([.O23]=MIN([.$J23:.$O23]);1;0)" office:value-type="float" office:value="0" calcext:value-type="float">
            <text:p>0</text:p>
          </table:table-cell>
          <table:table-cell table:formula="of:=MIN([.J23:.O23])" office:value-type="float" office:value="0.024185" calcext:value-type="float">
            <text:p>0.024185</text:p>
          </table:table-cell>
          <table:table-cell table:formula="of:=[.V23]/[.AD23]" office:value-type="float" office:value="0.693156915443457" calcext:value-type="float">
            <text:p>0.6931569154</text:p>
          </table:table-cell>
          <table:table-cell table:formula="of:=[.B23]/[.C23]" office:value-type="float" office:value="0.869189543913376" calcext:value-type="float">
            <text:p>0.8691895439</text:p>
          </table:table-cell>
        </table:table-row>
        <table:table-row table:style-name="ro1">
          <table:table-cell office:value-type="string" calcext:value-type="string">
            <text:p>email-EuAll.bin</text:p>
          </table:table-cell>
          <table:table-cell office:value-type="float" office:value="0.014997" calcext:value-type="float">
            <text:p>0.014997</text:p>
          </table:table-cell>
          <table:table-cell office:value-type="float" office:value="0.020105" calcext:value-type="float">
            <text:p>0.020105</text:p>
          </table:table-cell>
          <table:table-cell office:value-type="float" office:value="0.028629" calcext:value-type="float">
            <text:p>0.028629</text:p>
          </table:table-cell>
          <table:table-cell office:value-type="float" office:value="0.041905" calcext:value-type="float">
            <text:p>0.041905</text:p>
          </table:table-cell>
          <table:table-cell office:value-type="float" office:value="0.070917" calcext:value-type="float">
            <text:p>0.070917</text:p>
          </table:table-cell>
          <table:table-cell office:value-type="float" office:value="0.107231" calcext:value-type="float">
            <text:p>0.107231</text:p>
          </table:table-cell>
          <table:table-cell office:value-type="float" office:value="0.19048" calcext:value-type="float">
            <text:p>0.19048</text:p>
          </table:table-cell>
          <table:table-cell office:value-type="float" office:value="0.339999" calcext:value-type="float">
            <text:p>0.339999</text:p>
          </table:table-cell>
          <table:table-cell office:value-type="float" office:value="0.035702" calcext:value-type="float">
            <text:p>0.035702</text:p>
          </table:table-cell>
          <table:table-cell office:value-type="float" office:value="0.046472" calcext:value-type="float">
            <text:p>0.046472</text:p>
          </table:table-cell>
          <table:table-cell office:value-type="float" office:value="0.084278" calcext:value-type="float">
            <text:p>0.084278</text:p>
          </table:table-cell>
          <table:table-cell office:value-type="float" office:value="0.130951" calcext:value-type="float">
            <text:p>0.130951</text:p>
          </table:table-cell>
          <table:table-cell office:value-type="float" office:value="0.236274" calcext:value-type="float">
            <text:p>0.236274</text:p>
          </table:table-cell>
          <table:table-cell office:value-type="float" office:value="0.429638" calcext:value-type="float">
            <text:p>0.429638</text:p>
          </table:table-cell>
          <table:table-cell table:formula="of:=IF([.D24]=MIN([.$D24:.$I24]);1;0)" office:value-type="float" office:value="1" calcext:value-type="float">
            <text:p>1</text:p>
          </table:table-cell>
          <table:table-cell table:formula="of:=IF([.E24]=MIN([.$D24:.$I24]);1;0)" office:value-type="float" office:value="0" calcext:value-type="float">
            <text:p>0</text:p>
          </table:table-cell>
          <table:table-cell table:formula="of:=IF([.F24]=MIN([.$D24:.$I24]);1;0)" office:value-type="float" office:value="0" calcext:value-type="float">
            <text:p>0</text:p>
          </table:table-cell>
          <table:table-cell table:formula="of:=IF([.G24]=MIN([.$D24:.$I24]);1;0)" office:value-type="float" office:value="0" calcext:value-type="float">
            <text:p>0</text:p>
          </table:table-cell>
          <table:table-cell table:formula="of:=IF([.H24]=MIN([.$D24:.$I24]);1;0)" office:value-type="float" office:value="0" calcext:value-type="float">
            <text:p>0</text:p>
          </table:table-cell>
          <table:table-cell table:formula="of:=IF([.I24]=MIN([.$D24:.$I24]);1;0)" office:value-type="float" office:value="0" calcext:value-type="float">
            <text:p>0</text:p>
          </table:table-cell>
          <table:table-cell table:formula="of:=MIN([.D24:.I24])" office:value-type="float" office:value="0.028629" calcext:value-type="float">
            <text:p>0.028629</text:p>
          </table:table-cell>
          <table:table-cell table:formula="of:=[.B24]/[.V24]" office:value-type="float" office:value="0.523839463481086" calcext:value-type="float">
            <text:p>0.5238394635</text:p>
          </table:table-cell>
          <table:table-cell table:formula="of:=IF([.J24]=MIN([.$J24:.$O24]);1;0)" office:value-type="float" office:value="1" calcext:value-type="float">
            <text:p>1</text:p>
          </table:table-cell>
          <table:table-cell table:formula="of:=IF([.K24]=MIN([.$J24:.$O24]);1;0)" office:value-type="float" office:value="0" calcext:value-type="float">
            <text:p>0</text:p>
          </table:table-cell>
          <table:table-cell table:formula="of:=IF([.L24]=MIN([.$J24:.$O24]);1;0)" office:value-type="float" office:value="0" calcext:value-type="float">
            <text:p>0</text:p>
          </table:table-cell>
          <table:table-cell table:formula="of:=IF([.M24]=MIN([.$J24:.$O24]);1;0)" office:value-type="float" office:value="0" calcext:value-type="float">
            <text:p>0</text:p>
          </table:table-cell>
          <table:table-cell table:formula="of:=IF([.N24]=MIN([.$J24:.$O24]);1;0)" office:value-type="float" office:value="0" calcext:value-type="float">
            <text:p>0</text:p>
          </table:table-cell>
          <table:table-cell table:formula="of:=IF([.O24]=MIN([.$J24:.$O24]);1;0)" office:value-type="float" office:value="0" calcext:value-type="float">
            <text:p>0</text:p>
          </table:table-cell>
          <table:table-cell table:formula="of:=MIN([.J24:.O24])" office:value-type="float" office:value="0.035702" calcext:value-type="float">
            <text:p>0.035702</text:p>
          </table:table-cell>
          <table:table-cell table:formula="of:=[.V24]/[.AD24]" office:value-type="float" office:value="0.8018878494202" calcext:value-type="float">
            <text:p>0.8018878494</text:p>
          </table:table-cell>
          <table:table-cell table:formula="of:=[.B24]/[.C24]" office:value-type="float" office:value="0.745933847301666" calcext:value-type="float">
            <text:p>0.7459338473</text:p>
          </table:table-cell>
        </table:table-row>
        <table:table-row table:style-name="ro1">
          <table:table-cell office:value-type="string" calcext:value-type="string">
            <text:p>higgs-social_network.bin</text:p>
          </table:table-cell>
          <table:table-cell office:value-type="float" office:value="0.126038" calcext:value-type="float">
            <text:p>0.126038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0.123914" calcext:value-type="float">
            <text:p>0.123914</text:p>
          </table:table-cell>
          <table:table-cell office:value-type="float" office:value="0.137742" calcext:value-type="float">
            <text:p>0.137742</text:p>
          </table:table-cell>
          <table:table-cell office:value-type="float" office:value="0.196874" calcext:value-type="float">
            <text:p>0.196874</text:p>
          </table:table-cell>
          <table:table-cell office:value-type="float" office:value="0.313256" calcext:value-type="float">
            <text:p>0.313256</text:p>
          </table:table-cell>
          <table:table-cell office:value-type="float" office:value="0.488644" calcext:value-type="float">
            <text:p>0.488644</text:p>
          </table:table-cell>
          <table:table-cell office:value-type="float" office:value="0.093365" calcext:value-type="float">
            <text:p>0.093365</text:p>
          </table:table-cell>
          <table:table-cell office:value-type="float" office:value="0.083657" calcext:value-type="float">
            <text:p>0.083657</text:p>
          </table:table-cell>
          <table:table-cell office:value-type="float" office:value="0.100372" calcext:value-type="float">
            <text:p>0.100372</text:p>
          </table:table-cell>
          <table:table-cell office:value-type="float" office:value="0.169656" calcext:value-type="float">
            <text:p>0.169656</text:p>
          </table:table-cell>
          <table:table-cell office:value-type="float" office:value="0.285485" calcext:value-type="float">
            <text:p>0.285485</text:p>
          </table:table-cell>
          <table:table-cell office:value-type="float" office:value="0.539859" calcext:value-type="float">
            <text:p>0.539859</text:p>
          </table:table-cell>
          <table:table-cell table:formula="of:=IF([.D25]=MIN([.$D25:.$I25]);1;0)" office:value-type="float" office:value="1" calcext:value-type="float">
            <text:p>1</text:p>
          </table:table-cell>
          <table:table-cell table:formula="of:=IF([.E25]=MIN([.$D25:.$I25]);1;0)" office:value-type="float" office:value="0" calcext:value-type="float">
            <text:p>0</text:p>
          </table:table-cell>
          <table:table-cell table:formula="of:=IF([.F25]=MIN([.$D25:.$I25]);1;0)" office:value-type="float" office:value="0" calcext:value-type="float">
            <text:p>0</text:p>
          </table:table-cell>
          <table:table-cell table:formula="of:=IF([.G25]=MIN([.$D25:.$I25]);1;0)" office:value-type="float" office:value="0" calcext:value-type="float">
            <text:p>0</text:p>
          </table:table-cell>
          <table:table-cell table:formula="of:=IF([.H25]=MIN([.$D25:.$I25]);1;0)" office:value-type="float" office:value="0" calcext:value-type="float">
            <text:p>0</text:p>
          </table:table-cell>
          <table:table-cell table:formula="of:=IF([.I25]=MIN([.$D25:.$I25]);1;0)" office:value-type="float" office:value="0" calcext:value-type="float">
            <text:p>0</text:p>
          </table:table-cell>
          <table:table-cell table:formula="of:=MIN([.D25:.I25])" office:value-type="float" office:value="0.11505" calcext:value-type="float">
            <text:p>0.11505</text:p>
          </table:table-cell>
          <table:table-cell table:formula="of:=[.B25]/[.V25]" office:value-type="float" office:value="1.095506301608" calcext:value-type="float">
            <text:p>1.0955063016</text:p>
          </table:table-cell>
          <table:table-cell table:formula="of:=IF([.J25]=MIN([.$J25:.$O25]);1;0)" office:value-type="float" office:value="0" calcext:value-type="float">
            <text:p>0</text:p>
          </table:table-cell>
          <table:table-cell table:formula="of:=IF([.K25]=MIN([.$J25:.$O25]);1;0)" office:value-type="float" office:value="1" calcext:value-type="float">
            <text:p>1</text:p>
          </table:table-cell>
          <table:table-cell table:formula="of:=IF([.L25]=MIN([.$J25:.$O25]);1;0)" office:value-type="float" office:value="0" calcext:value-type="float">
            <text:p>0</text:p>
          </table:table-cell>
          <table:table-cell table:formula="of:=IF([.M25]=MIN([.$J25:.$O25]);1;0)" office:value-type="float" office:value="0" calcext:value-type="float">
            <text:p>0</text:p>
          </table:table-cell>
          <table:table-cell table:formula="of:=IF([.N25]=MIN([.$J25:.$O25]);1;0)" office:value-type="float" office:value="0" calcext:value-type="float">
            <text:p>0</text:p>
          </table:table-cell>
          <table:table-cell table:formula="of:=IF([.O25]=MIN([.$J25:.$O25]);1;0)" office:value-type="float" office:value="0" calcext:value-type="float">
            <text:p>0</text:p>
          </table:table-cell>
          <table:table-cell table:formula="of:=MIN([.J25:.O25])" office:value-type="float" office:value="0.083657" calcext:value-type="float">
            <text:p>0.083657</text:p>
          </table:table-cell>
          <table:table-cell table:formula="of:=[.V25]/[.AD25]" office:value-type="float" office:value="1.37525849600153" calcext:value-type="float">
            <text:p>1.375258496</text:p>
          </table:table-cell>
          <table:table-cell table:formula="of:=[.B25]/[.C25]" office:value-type="float" office:value="1.66057971014493" calcext:value-type="float">
            <text:p>1.6605797101</text:p>
          </table:table-cell>
        </table:table-row>
        <table:table-row table:style-name="ro1">
          <table:table-cell office:value-type="string" calcext:value-type="string">
            <text:p>Oregon-1.bin</text:p>
          </table:table-cell>
          <table:table-cell office:value-type="float" office:value="0.019444" calcext:value-type="float">
            <text:p>0.019444</text:p>
          </table:table-cell>
          <table:table-cell office:value-type="float" office:value="0.020329" calcext:value-type="float">
            <text:p>0.020329</text:p>
          </table:table-cell>
          <table:table-cell office:value-type="float" office:value="0.022897" calcext:value-type="float">
            <text:p>0.022897</text:p>
          </table:table-cell>
          <table:table-cell office:value-type="float" office:value="0.036455" calcext:value-type="float">
            <text:p>0.036455</text:p>
          </table:table-cell>
          <table:table-cell office:value-type="float" office:value="0.066215" calcext:value-type="float">
            <text:p>0.066215</text:p>
          </table:table-cell>
          <table:table-cell office:value-type="float" office:value="0.109042" calcext:value-type="float">
            <text:p>0.109042</text:p>
          </table:table-cell>
          <table:table-cell office:value-type="float" office:value="0.174787" calcext:value-type="float">
            <text:p>0.174787</text:p>
          </table:table-cell>
          <table:table-cell office:value-type="float" office:value="0.336372" calcext:value-type="float">
            <text:p>0.336372</text:p>
          </table:table-cell>
          <table:table-cell office:value-type="float" office:value="0.026061" calcext:value-type="float">
            <text:p>0.026061</text:p>
          </table:table-cell>
          <table:table-cell office:value-type="float" office:value="0.038678" calcext:value-type="float">
            <text:p>0.038678</text:p>
          </table:table-cell>
          <table:table-cell office:value-type="float" office:value="0.05876" calcext:value-type="float">
            <text:p>0.05876</text:p>
          </table:table-cell>
          <table:table-cell office:value-type="float" office:value="0.11338" calcext:value-type="float">
            <text:p>0.11338</text:p>
          </table:table-cell>
          <table:table-cell office:value-type="float" office:value="0.237392" calcext:value-type="float">
            <text:p>0.237392</text:p>
          </table:table-cell>
          <table:table-cell office:value-type="float" office:value="0.306573" calcext:value-type="float">
            <text:p>0.306573</text:p>
          </table:table-cell>
          <table:table-cell table:formula="of:=IF([.D26]=MIN([.$D26:.$I26]);1;0)" office:value-type="float" office:value="1" calcext:value-type="float">
            <text:p>1</text:p>
          </table:table-cell>
          <table:table-cell table:formula="of:=IF([.E26]=MIN([.$D26:.$I26]);1;0)" office:value-type="float" office:value="0" calcext:value-type="float">
            <text:p>0</text:p>
          </table:table-cell>
          <table:table-cell table:formula="of:=IF([.F26]=MIN([.$D26:.$I26]);1;0)" office:value-type="float" office:value="0" calcext:value-type="float">
            <text:p>0</text:p>
          </table:table-cell>
          <table:table-cell table:formula="of:=IF([.G26]=MIN([.$D26:.$I26]);1;0)" office:value-type="float" office:value="0" calcext:value-type="float">
            <text:p>0</text:p>
          </table:table-cell>
          <table:table-cell table:formula="of:=IF([.H26]=MIN([.$D26:.$I26]);1;0)" office:value-type="float" office:value="0" calcext:value-type="float">
            <text:p>0</text:p>
          </table:table-cell>
          <table:table-cell table:formula="of:=IF([.I26]=MIN([.$D26:.$I26]);1;0)" office:value-type="float" office:value="0" calcext:value-type="float">
            <text:p>0</text:p>
          </table:table-cell>
          <table:table-cell table:formula="of:=MIN([.D26:.I26])" office:value-type="float" office:value="0.022897" calcext:value-type="float">
            <text:p>0.022897</text:p>
          </table:table-cell>
          <table:table-cell table:formula="of:=[.B26]/[.V26]" office:value-type="float" office:value="0.849194217583089" calcext:value-type="float">
            <text:p>0.8491942176</text:p>
          </table:table-cell>
          <table:table-cell table:formula="of:=IF([.J26]=MIN([.$J26:.$O26]);1;0)" office:value-type="float" office:value="1" calcext:value-type="float">
            <text:p>1</text:p>
          </table:table-cell>
          <table:table-cell table:formula="of:=IF([.K26]=MIN([.$J26:.$O26]);1;0)" office:value-type="float" office:value="0" calcext:value-type="float">
            <text:p>0</text:p>
          </table:table-cell>
          <table:table-cell table:formula="of:=IF([.L26]=MIN([.$J26:.$O26]);1;0)" office:value-type="float" office:value="0" calcext:value-type="float">
            <text:p>0</text:p>
          </table:table-cell>
          <table:table-cell table:formula="of:=IF([.M26]=MIN([.$J26:.$O26]);1;0)" office:value-type="float" office:value="0" calcext:value-type="float">
            <text:p>0</text:p>
          </table:table-cell>
          <table:table-cell table:formula="of:=IF([.N26]=MIN([.$J26:.$O26]);1;0)" office:value-type="float" office:value="0" calcext:value-type="float">
            <text:p>0</text:p>
          </table:table-cell>
          <table:table-cell table:formula="of:=IF([.O26]=MIN([.$J26:.$O26]);1;0)" office:value-type="float" office:value="0" calcext:value-type="float">
            <text:p>0</text:p>
          </table:table-cell>
          <table:table-cell table:formula="of:=MIN([.J26:.O26])" office:value-type="float" office:value="0.026061" calcext:value-type="float">
            <text:p>0.026061</text:p>
          </table:table-cell>
          <table:table-cell table:formula="of:=[.V26]/[.AD26]" office:value-type="float" office:value="0.878592532903573" calcext:value-type="float">
            <text:p>0.8785925329</text:p>
          </table:table-cell>
          <table:table-cell table:formula="of:=[.B26]/[.C26]" office:value-type="float" office:value="0.956466132126519" calcext:value-type="float">
            <text:p>0.9564661321</text:p>
          </table:table-cell>
        </table:table-row>
        <table:table-row table:style-name="ro1">
          <table:table-cell office:value-type="string" calcext:value-type="string">
            <text:p>Oregon-2.bin</text:p>
          </table:table-cell>
          <table:table-cell office:value-type="float" office:value="0.019789" calcext:value-type="float">
            <text:p>0.019789</text:p>
          </table:table-cell>
          <table:table-cell office:value-type="float" office:value="0.020645" calcext:value-type="float">
            <text:p>0.020645</text:p>
          </table:table-cell>
          <table:table-cell office:value-type="float" office:value="0.022649" calcext:value-type="float">
            <text:p>0.022649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.064187" calcext:value-type="float">
            <text:p>0.064187</text:p>
          </table:table-cell>
          <table:table-cell office:value-type="float" office:value="0.109406" calcext:value-type="float">
            <text:p>0.109406</text:p>
          </table:table-cell>
          <table:table-cell office:value-type="float" office:value="0.191675" calcext:value-type="float">
            <text:p>0.191675</text:p>
          </table:table-cell>
          <table:table-cell office:value-type="float" office:value="0.35313" calcext:value-type="float">
            <text:p>0.35313</text:p>
          </table:table-cell>
          <table:table-cell office:value-type="float" office:value="0.029739" calcext:value-type="float">
            <text:p>0.029739</text:p>
          </table:table-cell>
          <table:table-cell office:value-type="float" office:value="0.038334" calcext:value-type="float">
            <text:p>0.038334</text:p>
          </table:table-cell>
          <table:table-cell office:value-type="float" office:value="0.063187" calcext:value-type="float">
            <text:p>0.063187</text:p>
          </table:table-cell>
          <table:table-cell office:value-type="float" office:value="0.127135" calcext:value-type="float">
            <text:p>0.127135</text:p>
          </table:table-cell>
          <table:table-cell office:value-type="float" office:value="0.215826" calcext:value-type="float">
            <text:p>0.215826</text:p>
          </table:table-cell>
          <table:table-cell office:value-type="float" office:value="0.317155" calcext:value-type="float">
            <text:p>0.317155</text:p>
          </table:table-cell>
          <table:table-cell table:formula="of:=IF([.D27]=MIN([.$D27:.$I27]);1;0)" office:value-type="float" office:value="1" calcext:value-type="float">
            <text:p>1</text:p>
          </table:table-cell>
          <table:table-cell table:formula="of:=IF([.E27]=MIN([.$D27:.$I27]);1;0)" office:value-type="float" office:value="0" calcext:value-type="float">
            <text:p>0</text:p>
          </table:table-cell>
          <table:table-cell table:formula="of:=IF([.F27]=MIN([.$D27:.$I27]);1;0)" office:value-type="float" office:value="0" calcext:value-type="float">
            <text:p>0</text:p>
          </table:table-cell>
          <table:table-cell table:formula="of:=IF([.G27]=MIN([.$D27:.$I27]);1;0)" office:value-type="float" office:value="0" calcext:value-type="float">
            <text:p>0</text:p>
          </table:table-cell>
          <table:table-cell table:formula="of:=IF([.H27]=MIN([.$D27:.$I27]);1;0)" office:value-type="float" office:value="0" calcext:value-type="float">
            <text:p>0</text:p>
          </table:table-cell>
          <table:table-cell table:formula="of:=IF([.I27]=MIN([.$D27:.$I27]);1;0)" office:value-type="float" office:value="0" calcext:value-type="float">
            <text:p>0</text:p>
          </table:table-cell>
          <table:table-cell table:formula="of:=MIN([.D27:.I27])" office:value-type="float" office:value="0.022649" calcext:value-type="float">
            <text:p>0.022649</text:p>
          </table:table-cell>
          <table:table-cell table:formula="of:=[.B27]/[.V27]" office:value-type="float" office:value="0.873725109276348" calcext:value-type="float">
            <text:p>0.8737251093</text:p>
          </table:table-cell>
          <table:table-cell table:formula="of:=IF([.J27]=MIN([.$J27:.$O27]);1;0)" office:value-type="float" office:value="1" calcext:value-type="float">
            <text:p>1</text:p>
          </table:table-cell>
          <table:table-cell table:formula="of:=IF([.K27]=MIN([.$J27:.$O27]);1;0)" office:value-type="float" office:value="0" calcext:value-type="float">
            <text:p>0</text:p>
          </table:table-cell>
          <table:table-cell table:formula="of:=IF([.L27]=MIN([.$J27:.$O27]);1;0)" office:value-type="float" office:value="0" calcext:value-type="float">
            <text:p>0</text:p>
          </table:table-cell>
          <table:table-cell table:formula="of:=IF([.M27]=MIN([.$J27:.$O27]);1;0)" office:value-type="float" office:value="0" calcext:value-type="float">
            <text:p>0</text:p>
          </table:table-cell>
          <table:table-cell table:formula="of:=IF([.N27]=MIN([.$J27:.$O27]);1;0)" office:value-type="float" office:value="0" calcext:value-type="float">
            <text:p>0</text:p>
          </table:table-cell>
          <table:table-cell table:formula="of:=IF([.O27]=MIN([.$J27:.$O27]);1;0)" office:value-type="float" office:value="0" calcext:value-type="float">
            <text:p>0</text:p>
          </table:table-cell>
          <table:table-cell table:formula="of:=MIN([.J27:.O27])" office:value-type="float" office:value="0.029739" calcext:value-type="float">
            <text:p>0.029739</text:p>
          </table:table-cell>
          <table:table-cell table:formula="of:=[.V27]/[.AD27]" office:value-type="float" office:value="0.761592521604627" calcext:value-type="float">
            <text:p>0.7615925216</text:p>
          </table:table-cell>
          <table:table-cell table:formula="of:=[.B27]/[.C27]" office:value-type="float" office:value="0.958537176071688" calcext:value-type="float">
            <text:p>0.9585371761</text:p>
          </table:table-cell>
        </table:table-row>
        <table:table-row table:style-name="ro1">
          <table:table-cell office:value-type="string" calcext:value-type="string">
            <text:p>p2p-Gnutella04.bin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006982" calcext:value-type="float">
            <text:p>0.006982</text:p>
          </table:table-cell>
          <table:table-cell office:value-type="float" office:value="0.012336" calcext:value-type="float">
            <text:p>0.012336</text:p>
          </table:table-cell>
          <table:table-cell office:value-type="float" office:value="0.019764" calcext:value-type="float">
            <text:p>0.019764</text:p>
          </table:table-cell>
          <table:table-cell office:value-type="float" office:value="0.03686" calcext:value-type="float">
            <text:p>0.03686</text:p>
          </table:table-cell>
          <table:table-cell office:value-type="float" office:value="0.068186" calcext:value-type="float">
            <text:p>0.068186</text:p>
          </table:table-cell>
          <table:table-cell office:value-type="float" office:value="0.128479" calcext:value-type="float">
            <text:p>0.128479</text:p>
          </table:table-cell>
          <table:table-cell office:value-type="float" office:value="0.243075" calcext:value-type="float">
            <text:p>0.243075</text:p>
          </table:table-cell>
          <table:table-cell office:value-type="float" office:value="0.023397" calcext:value-type="float">
            <text:p>0.023397</text:p>
          </table:table-cell>
          <table:table-cell office:value-type="float" office:value="0.042671" calcext:value-type="float">
            <text:p>0.042671</text:p>
          </table:table-cell>
          <table:table-cell office:value-type="float" office:value="0.069777" calcext:value-type="float">
            <text:p>0.069777</text:p>
          </table:table-cell>
          <table:table-cell office:value-type="float" office:value="0.109571" calcext:value-type="float">
            <text:p>0.109571</text:p>
          </table:table-cell>
          <table:table-cell office:value-type="float" office:value="0.19075" calcext:value-type="float">
            <text:p>0.19075</text:p>
          </table:table-cell>
          <table:table-cell office:value-type="float" office:value="0.340676" calcext:value-type="float">
            <text:p>0.340676</text:p>
          </table:table-cell>
          <table:table-cell table:formula="of:=IF([.D28]=MIN([.$D28:.$I28]);1;0)" office:value-type="float" office:value="1" calcext:value-type="float">
            <text:p>1</text:p>
          </table:table-cell>
          <table:table-cell table:formula="of:=IF([.E28]=MIN([.$D28:.$I28]);1;0)" office:value-type="float" office:value="0" calcext:value-type="float">
            <text:p>0</text:p>
          </table:table-cell>
          <table:table-cell table:formula="of:=IF([.F28]=MIN([.$D28:.$I28]);1;0)" office:value-type="float" office:value="0" calcext:value-type="float">
            <text:p>0</text:p>
          </table:table-cell>
          <table:table-cell table:formula="of:=IF([.G28]=MIN([.$D28:.$I28]);1;0)" office:value-type="float" office:value="0" calcext:value-type="float">
            <text:p>0</text:p>
          </table:table-cell>
          <table:table-cell table:formula="of:=IF([.H28]=MIN([.$D28:.$I28]);1;0)" office:value-type="float" office:value="0" calcext:value-type="float">
            <text:p>0</text:p>
          </table:table-cell>
          <table:table-cell table:formula="of:=IF([.I28]=MIN([.$D28:.$I28]);1;0)" office:value-type="float" office:value="0" calcext:value-type="float">
            <text:p>0</text:p>
          </table:table-cell>
          <table:table-cell table:formula="of:=MIN([.D28:.I28])" office:value-type="float" office:value="0.012336" calcext:value-type="float">
            <text:p>0.012336</text:p>
          </table:table-cell>
          <table:table-cell table:formula="of:=[.B28]/[.V28]" office:value-type="float" office:value="0.334792477302205" calcext:value-type="float">
            <text:p>0.3347924773</text:p>
          </table:table-cell>
          <table:table-cell table:formula="of:=IF([.J28]=MIN([.$J28:.$O28]);1;0)" office:value-type="float" office:value="1" calcext:value-type="float">
            <text:p>1</text:p>
          </table:table-cell>
          <table:table-cell table:formula="of:=IF([.K28]=MIN([.$J28:.$O28]);1;0)" office:value-type="float" office:value="0" calcext:value-type="float">
            <text:p>0</text:p>
          </table:table-cell>
          <table:table-cell table:formula="of:=IF([.L28]=MIN([.$J28:.$O28]);1;0)" office:value-type="float" office:value="0" calcext:value-type="float">
            <text:p>0</text:p>
          </table:table-cell>
          <table:table-cell table:formula="of:=IF([.M28]=MIN([.$J28:.$O28]);1;0)" office:value-type="float" office:value="0" calcext:value-type="float">
            <text:p>0</text:p>
          </table:table-cell>
          <table:table-cell table:formula="of:=IF([.N28]=MIN([.$J28:.$O28]);1;0)" office:value-type="float" office:value="0" calcext:value-type="float">
            <text:p>0</text:p>
          </table:table-cell>
          <table:table-cell table:formula="of:=IF([.O28]=MIN([.$J28:.$O28]);1;0)" office:value-type="float" office:value="0" calcext:value-type="float">
            <text:p>0</text:p>
          </table:table-cell>
          <table:table-cell table:formula="of:=MIN([.J28:.O28])" office:value-type="float" office:value="0.023397" calcext:value-type="float">
            <text:p>0.023397</text:p>
          </table:table-cell>
          <table:table-cell table:formula="of:=[.V28]/[.AD28]" office:value-type="float" office:value="0.527247082959354" calcext:value-type="float">
            <text:p>0.527247083</text:p>
          </table:table-cell>
          <table:table-cell table:formula="of:=[.B28]/[.C28]" office:value-type="float" office:value="0.591521054139215" calcext:value-type="float">
            <text:p>0.5915210541</text:p>
          </table:table-cell>
        </table:table-row>
        <table:table-row table:style-name="ro1">
          <table:table-cell office:value-type="string" calcext:value-type="string">
            <text:p>p2p-Gnutella05.bin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11143" calcext:value-type="float">
            <text:p>0.011143</text:p>
          </table:table-cell>
          <table:table-cell office:value-type="float" office:value="0.019557" calcext:value-type="float">
            <text:p>0.019557</text:p>
          </table:table-cell>
          <table:table-cell office:value-type="float" office:value="0.035148" calcext:value-type="float">
            <text:p>0.035148</text:p>
          </table:table-cell>
          <table:table-cell office:value-type="float" office:value="0.067661" calcext:value-type="float">
            <text:p>0.067661</text:p>
          </table:table-cell>
          <table:table-cell office:value-type="float" office:value="0.111518" calcext:value-type="float">
            <text:p>0.111518</text:p>
          </table:table-cell>
          <table:table-cell office:value-type="float" office:value="0.199935" calcext:value-type="float">
            <text:p>0.199935</text:p>
          </table:table-cell>
          <table:table-cell office:value-type="float" office:value="0.019672" calcext:value-type="float">
            <text:p>0.019672</text:p>
          </table:table-cell>
          <table:table-cell office:value-type="float" office:value="0.033468" calcext:value-type="float">
            <text:p>0.033468</text:p>
          </table:table-cell>
          <table:table-cell office:value-type="float" office:value="0.055991" calcext:value-type="float">
            <text:p>0.055991</text:p>
          </table:table-cell>
          <table:table-cell office:value-type="float" office:value="0.110664" calcext:value-type="float">
            <text:p>0.110664</text:p>
          </table:table-cell>
          <table:table-cell office:value-type="float" office:value="0.165709" calcext:value-type="float">
            <text:p>0.165709</text:p>
          </table:table-cell>
          <table:table-cell office:value-type="float" office:value="0.264521" calcext:value-type="float">
            <text:p>0.264521</text:p>
          </table:table-cell>
          <table:table-cell table:formula="of:=IF([.D29]=MIN([.$D29:.$I29]);1;0)" office:value-type="float" office:value="1" calcext:value-type="float">
            <text:p>1</text:p>
          </table:table-cell>
          <table:table-cell table:formula="of:=IF([.E29]=MIN([.$D29:.$I29]);1;0)" office:value-type="float" office:value="0" calcext:value-type="float">
            <text:p>0</text:p>
          </table:table-cell>
          <table:table-cell table:formula="of:=IF([.F29]=MIN([.$D29:.$I29]);1;0)" office:value-type="float" office:value="0" calcext:value-type="float">
            <text:p>0</text:p>
          </table:table-cell>
          <table:table-cell table:formula="of:=IF([.G29]=MIN([.$D29:.$I29]);1;0)" office:value-type="float" office:value="0" calcext:value-type="float">
            <text:p>0</text:p>
          </table:table-cell>
          <table:table-cell table:formula="of:=IF([.H29]=MIN([.$D29:.$I29]);1;0)" office:value-type="float" office:value="0" calcext:value-type="float">
            <text:p>0</text:p>
          </table:table-cell>
          <table:table-cell table:formula="of:=IF([.I29]=MIN([.$D29:.$I29]);1;0)" office:value-type="float" office:value="0" calcext:value-type="float">
            <text:p>0</text:p>
          </table:table-cell>
          <table:table-cell table:formula="of:=MIN([.D29:.I29])" office:value-type="float" office:value="0.011143" calcext:value-type="float">
            <text:p>0.011143</text:p>
          </table:table-cell>
          <table:table-cell table:formula="of:=[.B29]/[.V29]" office:value-type="float" office:value="0.349277573364444" calcext:value-type="float">
            <text:p>0.3492775734</text:p>
          </table:table-cell>
          <table:table-cell table:formula="of:=IF([.J29]=MIN([.$J29:.$O29]);1;0)" office:value-type="float" office:value="1" calcext:value-type="float">
            <text:p>1</text:p>
          </table:table-cell>
          <table:table-cell table:formula="of:=IF([.K29]=MIN([.$J29:.$O29]);1;0)" office:value-type="float" office:value="0" calcext:value-type="float">
            <text:p>0</text:p>
          </table:table-cell>
          <table:table-cell table:formula="of:=IF([.L29]=MIN([.$J29:.$O29]);1;0)" office:value-type="float" office:value="0" calcext:value-type="float">
            <text:p>0</text:p>
          </table:table-cell>
          <table:table-cell table:formula="of:=IF([.M29]=MIN([.$J29:.$O29]);1;0)" office:value-type="float" office:value="0" calcext:value-type="float">
            <text:p>0</text:p>
          </table:table-cell>
          <table:table-cell table:formula="of:=IF([.N29]=MIN([.$J29:.$O29]);1;0)" office:value-type="float" office:value="0" calcext:value-type="float">
            <text:p>0</text:p>
          </table:table-cell>
          <table:table-cell table:formula="of:=IF([.O29]=MIN([.$J29:.$O29]);1;0)" office:value-type="float" office:value="0" calcext:value-type="float">
            <text:p>0</text:p>
          </table:table-cell>
          <table:table-cell table:formula="of:=MIN([.J29:.O29])" office:value-type="float" office:value="0.019672" calcext:value-type="float">
            <text:p>0.019672</text:p>
          </table:table-cell>
          <table:table-cell table:formula="of:=[.V29]/[.AD29]" office:value-type="float" office:value="0.566439609597397" calcext:value-type="float">
            <text:p>0.5664396096</text:p>
          </table:table-cell>
          <table:table-cell table:formula="of:=[.B29]/[.C29]" office:value-type="float" office:value="0.560806916426513" calcext:value-type="float">
            <text:p>0.5608069164</text:p>
          </table:table-cell>
        </table:table-row>
        <table:table-row table:style-name="ro1">
          <table:table-cell office:value-type="string" calcext:value-type="string">
            <text:p>p2p-Gnutella06.bin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7051" calcext:value-type="float">
            <text:p>0.007051</text:p>
          </table:table-cell>
          <table:table-cell office:value-type="float" office:value="0.012352" calcext:value-type="float">
            <text:p>0.012352</text:p>
          </table:table-cell>
          <table:table-cell office:value-type="float" office:value="0.020515" calcext:value-type="float">
            <text:p>0.020515</text:p>
          </table:table-cell>
          <table:table-cell office:value-type="float" office:value="0.037354" calcext:value-type="float">
            <text:p>0.037354</text:p>
          </table:table-cell>
          <table:table-cell office:value-type="float" office:value="0.073813" calcext:value-type="float">
            <text:p>0.073813</text:p>
          </table:table-cell>
          <table:table-cell office:value-type="float" office:value="0.121185" calcext:value-type="float">
            <text:p>0.121185</text:p>
          </table:table-cell>
          <table:table-cell office:value-type="float" office:value="0.195517" calcext:value-type="float">
            <text:p>0.195517</text:p>
          </table:table-cell>
          <table:table-cell office:value-type="float" office:value="0.019654" calcext:value-type="float">
            <text:p>0.019654</text:p>
          </table:table-cell>
          <table:table-cell office:value-type="float" office:value="0.038912" calcext:value-type="float">
            <text:p>0.038912</text:p>
          </table:table-cell>
          <table:table-cell office:value-type="float" office:value="0.064199" calcext:value-type="float">
            <text:p>0.064199</text:p>
          </table:table-cell>
          <table:table-cell office:value-type="float" office:value="0.100119" calcext:value-type="float">
            <text:p>0.100119</text:p>
          </table:table-cell>
          <table:table-cell office:value-type="float" office:value="0.153166" calcext:value-type="float">
            <text:p>0.153166</text:p>
          </table:table-cell>
          <table:table-cell office:value-type="float" office:value="0.22355" calcext:value-type="float">
            <text:p>0.22355</text:p>
          </table:table-cell>
          <table:table-cell table:formula="of:=IF([.D30]=MIN([.$D30:.$I30]);1;0)" office:value-type="float" office:value="1" calcext:value-type="float">
            <text:p>1</text:p>
          </table:table-cell>
          <table:table-cell table:formula="of:=IF([.E30]=MIN([.$D30:.$I30]);1;0)" office:value-type="float" office:value="0" calcext:value-type="float">
            <text:p>0</text:p>
          </table:table-cell>
          <table:table-cell table:formula="of:=IF([.F30]=MIN([.$D30:.$I30]);1;0)" office:value-type="float" office:value="0" calcext:value-type="float">
            <text:p>0</text:p>
          </table:table-cell>
          <table:table-cell table:formula="of:=IF([.G30]=MIN([.$D30:.$I30]);1;0)" office:value-type="float" office:value="0" calcext:value-type="float">
            <text:p>0</text:p>
          </table:table-cell>
          <table:table-cell table:formula="of:=IF([.H30]=MIN([.$D30:.$I30]);1;0)" office:value-type="float" office:value="0" calcext:value-type="float">
            <text:p>0</text:p>
          </table:table-cell>
          <table:table-cell table:formula="of:=IF([.I30]=MIN([.$D30:.$I30]);1;0)" office:value-type="float" office:value="0" calcext:value-type="float">
            <text:p>0</text:p>
          </table:table-cell>
          <table:table-cell table:formula="of:=MIN([.D30:.I30])" office:value-type="float" office:value="0.012352" calcext:value-type="float">
            <text:p>0.012352</text:p>
          </table:table-cell>
          <table:table-cell table:formula="of:=[.B30]/[.V30]" office:value-type="float" office:value="0.339216321243523" calcext:value-type="float">
            <text:p>0.3392163212</text:p>
          </table:table-cell>
          <table:table-cell table:formula="of:=IF([.J30]=MIN([.$J30:.$O30]);1;0)" office:value-type="float" office:value="1" calcext:value-type="float">
            <text:p>1</text:p>
          </table:table-cell>
          <table:table-cell table:formula="of:=IF([.K30]=MIN([.$J30:.$O30]);1;0)" office:value-type="float" office:value="0" calcext:value-type="float">
            <text:p>0</text:p>
          </table:table-cell>
          <table:table-cell table:formula="of:=IF([.L30]=MIN([.$J30:.$O30]);1;0)" office:value-type="float" office:value="0" calcext:value-type="float">
            <text:p>0</text:p>
          </table:table-cell>
          <table:table-cell table:formula="of:=IF([.M30]=MIN([.$J30:.$O30]);1;0)" office:value-type="float" office:value="0" calcext:value-type="float">
            <text:p>0</text:p>
          </table:table-cell>
          <table:table-cell table:formula="of:=IF([.N30]=MIN([.$J30:.$O30]);1;0)" office:value-type="float" office:value="0" calcext:value-type="float">
            <text:p>0</text:p>
          </table:table-cell>
          <table:table-cell table:formula="of:=IF([.O30]=MIN([.$J30:.$O30]);1;0)" office:value-type="float" office:value="0" calcext:value-type="float">
            <text:p>0</text:p>
          </table:table-cell>
          <table:table-cell table:formula="of:=MIN([.J30:.O30])" office:value-type="float" office:value="0.019654" calcext:value-type="float">
            <text:p>0.019654</text:p>
          </table:table-cell>
          <table:table-cell table:formula="of:=[.V30]/[.AD30]" office:value-type="float" office:value="0.628472575557139" calcext:value-type="float">
            <text:p>0.6284725756</text:p>
          </table:table-cell>
          <table:table-cell table:formula="of:=[.B30]/[.C30]" office:value-type="float" office:value="0.594241951496242" calcext:value-type="float">
            <text:p>0.5942419515</text:p>
          </table:table-cell>
        </table:table-row>
        <table:table-row table:style-name="ro1">
          <table:table-cell office:value-type="string" calcext:value-type="string">
            <text:p>p2p-Gnutella08.bin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6742" calcext:value-type="float">
            <text:p>0.006742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18747" calcext:value-type="float">
            <text:p>0.018747</text:p>
          </table:table-cell>
          <table:table-cell office:value-type="float" office:value="0.034702" calcext:value-type="float">
            <text:p>0.034702</text:p>
          </table:table-cell>
          <table:table-cell office:value-type="float" office:value="0.060789" calcext:value-type="float">
            <text:p>0.060789</text:p>
          </table:table-cell>
          <table:table-cell office:value-type="float" office:value="0.097031" calcext:value-type="float">
            <text:p>0.097031</text:p>
          </table:table-cell>
          <table:table-cell office:value-type="float" office:value="0.189565" calcext:value-type="float">
            <text:p>0.189565</text:p>
          </table:table-cell>
          <table:table-cell office:value-type="float" office:value="0.023765" calcext:value-type="float">
            <text:p>0.023765</text:p>
          </table:table-cell>
          <table:table-cell office:value-type="float" office:value="0.032371" calcext:value-type="float">
            <text:p>0.032371</text:p>
          </table:table-cell>
          <table:table-cell office:value-type="float" office:value="0.054258" calcext:value-type="float">
            <text:p>0.054258</text:p>
          </table:table-cell>
          <table:table-cell office:value-type="float" office:value="0.095945" calcext:value-type="float">
            <text:p>0.095945</text:p>
          </table:table-cell>
          <table:table-cell office:value-type="float" office:value="0.179342" calcext:value-type="float">
            <text:p>0.179342</text:p>
          </table:table-cell>
          <table:table-cell office:value-type="float" office:value="0.367925" calcext:value-type="float">
            <text:p>0.367925</text:p>
          </table:table-cell>
          <table:table-cell table:formula="of:=IF([.D31]=MIN([.$D31:.$I31]);1;0)" office:value-type="float" office:value="1" calcext:value-type="float">
            <text:p>1</text:p>
          </table:table-cell>
          <table:table-cell table:formula="of:=IF([.E31]=MIN([.$D31:.$I31]);1;0)" office:value-type="float" office:value="0" calcext:value-type="float">
            <text:p>0</text:p>
          </table:table-cell>
          <table:table-cell table:formula="of:=IF([.F31]=MIN([.$D31:.$I31]);1;0)" office:value-type="float" office:value="0" calcext:value-type="float">
            <text:p>0</text:p>
          </table:table-cell>
          <table:table-cell table:formula="of:=IF([.G31]=MIN([.$D31:.$I31]);1;0)" office:value-type="float" office:value="0" calcext:value-type="float">
            <text:p>0</text:p>
          </table:table-cell>
          <table:table-cell table:formula="of:=IF([.H31]=MIN([.$D31:.$I31]);1;0)" office:value-type="float" office:value="0" calcext:value-type="float">
            <text:p>0</text:p>
          </table:table-cell>
          <table:table-cell table:formula="of:=IF([.I31]=MIN([.$D31:.$I31]);1;0)" office:value-type="float" office:value="0" calcext:value-type="float">
            <text:p>0</text:p>
          </table:table-cell>
          <table:table-cell table:formula="of:=MIN([.D31:.I31])" office:value-type="float" office:value="0.01093" calcext:value-type="float">
            <text:p>0.01093</text:p>
          </table:table-cell>
          <table:table-cell table:formula="of:=[.B31]/[.V31]" office:value-type="float" office:value="0.346660567246112" calcext:value-type="float">
            <text:p>0.3466605672</text:p>
          </table:table-cell>
          <table:table-cell table:formula="of:=IF([.J31]=MIN([.$J31:.$O31]);1;0)" office:value-type="float" office:value="1" calcext:value-type="float">
            <text:p>1</text:p>
          </table:table-cell>
          <table:table-cell table:formula="of:=IF([.K31]=MIN([.$J31:.$O31]);1;0)" office:value-type="float" office:value="0" calcext:value-type="float">
            <text:p>0</text:p>
          </table:table-cell>
          <table:table-cell table:formula="of:=IF([.L31]=MIN([.$J31:.$O31]);1;0)" office:value-type="float" office:value="0" calcext:value-type="float">
            <text:p>0</text:p>
          </table:table-cell>
          <table:table-cell table:formula="of:=IF([.M31]=MIN([.$J31:.$O31]);1;0)" office:value-type="float" office:value="0" calcext:value-type="float">
            <text:p>0</text:p>
          </table:table-cell>
          <table:table-cell table:formula="of:=IF([.N31]=MIN([.$J31:.$O31]);1;0)" office:value-type="float" office:value="0" calcext:value-type="float">
            <text:p>0</text:p>
          </table:table-cell>
          <table:table-cell table:formula="of:=IF([.O31]=MIN([.$J31:.$O31]);1;0)" office:value-type="float" office:value="0" calcext:value-type="float">
            <text:p>0</text:p>
          </table:table-cell>
          <table:table-cell table:formula="of:=MIN([.J31:.O31])" office:value-type="float" office:value="0.023765" calcext:value-type="float">
            <text:p>0.023765</text:p>
          </table:table-cell>
          <table:table-cell table:formula="of:=[.V31]/[.AD31]" office:value-type="float" office:value="0.459920050494425" calcext:value-type="float">
            <text:p>0.4599200505</text:p>
          </table:table-cell>
          <table:table-cell table:formula="of:=[.B31]/[.C31]" office:value-type="float" office:value="0.561999406704242" calcext:value-type="float">
            <text:p>0.5619994067</text:p>
          </table:table-cell>
        </table:table-row>
        <table:table-row table:style-name="ro1">
          <table:table-cell office:value-type="string" calcext:value-type="string">
            <text:p>p2p-Gnutella09.bin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0.011077" calcext:value-type="float">
            <text:p>0.011077</text:p>
          </table:table-cell>
          <table:table-cell office:value-type="float" office:value="0.018686" calcext:value-type="float">
            <text:p>0.018686</text:p>
          </table:table-cell>
          <table:table-cell office:value-type="float" office:value="0.034541" calcext:value-type="float">
            <text:p>0.034541</text:p>
          </table:table-cell>
          <table:table-cell office:value-type="float" office:value="0.068081" calcext:value-type="float">
            <text:p>0.068081</text:p>
          </table:table-cell>
          <table:table-cell office:value-type="float" office:value="0.127577" calcext:value-type="float">
            <text:p>0.127577</text:p>
          </table:table-cell>
          <table:table-cell office:value-type="float" office:value="0.241003" calcext:value-type="float">
            <text:p>0.241003</text:p>
          </table:table-cell>
          <table:table-cell office:value-type="float" office:value="0.023957" calcext:value-type="float">
            <text:p>0.023957</text:p>
          </table:table-cell>
          <table:table-cell office:value-type="float" office:value="0.039023" calcext:value-type="float">
            <text:p>0.039023</text:p>
          </table:table-cell>
          <table:table-cell office:value-type="float" office:value="0.082805" calcext:value-type="float">
            <text:p>0.082805</text:p>
          </table:table-cell>
          <table:table-cell office:value-type="float" office:value="0.127697" calcext:value-type="float">
            <text:p>0.127697</text:p>
          </table:table-cell>
          <table:table-cell office:value-type="float" office:value="0.234104" calcext:value-type="float">
            <text:p>0.234104</text:p>
          </table:table-cell>
          <table:table-cell office:value-type="float" office:value="0.492413" calcext:value-type="float">
            <text:p>0.492413</text:p>
          </table:table-cell>
          <table:table-cell table:formula="of:=IF([.D32]=MIN([.$D32:.$I32]);1;0)" office:value-type="float" office:value="1" calcext:value-type="float">
            <text:p>1</text:p>
          </table:table-cell>
          <table:table-cell table:formula="of:=IF([.E32]=MIN([.$D32:.$I32]);1;0)" office:value-type="float" office:value="0" calcext:value-type="float">
            <text:p>0</text:p>
          </table:table-cell>
          <table:table-cell table:formula="of:=IF([.F32]=MIN([.$D32:.$I32]);1;0)" office:value-type="float" office:value="0" calcext:value-type="float">
            <text:p>0</text:p>
          </table:table-cell>
          <table:table-cell table:formula="of:=IF([.G32]=MIN([.$D32:.$I32]);1;0)" office:value-type="float" office:value="0" calcext:value-type="float">
            <text:p>0</text:p>
          </table:table-cell>
          <table:table-cell table:formula="of:=IF([.H32]=MIN([.$D32:.$I32]);1;0)" office:value-type="float" office:value="0" calcext:value-type="float">
            <text:p>0</text:p>
          </table:table-cell>
          <table:table-cell table:formula="of:=IF([.I32]=MIN([.$D32:.$I32]);1;0)" office:value-type="float" office:value="0" calcext:value-type="float">
            <text:p>0</text:p>
          </table:table-cell>
          <table:table-cell table:formula="of:=MIN([.D32:.I32])" office:value-type="float" office:value="0.011077" calcext:value-type="float">
            <text:p>0.011077</text:p>
          </table:table-cell>
          <table:table-cell table:formula="of:=[.B32]/[.V32]" office:value-type="float" office:value="0.338810147151756" calcext:value-type="float">
            <text:p>0.3388101472</text:p>
          </table:table-cell>
          <table:table-cell table:formula="of:=IF([.J32]=MIN([.$J32:.$O32]);1;0)" office:value-type="float" office:value="1" calcext:value-type="float">
            <text:p>1</text:p>
          </table:table-cell>
          <table:table-cell table:formula="of:=IF([.K32]=MIN([.$J32:.$O32]);1;0)" office:value-type="float" office:value="0" calcext:value-type="float">
            <text:p>0</text:p>
          </table:table-cell>
          <table:table-cell table:formula="of:=IF([.L32]=MIN([.$J32:.$O32]);1;0)" office:value-type="float" office:value="0" calcext:value-type="float">
            <text:p>0</text:p>
          </table:table-cell>
          <table:table-cell table:formula="of:=IF([.M32]=MIN([.$J32:.$O32]);1;0)" office:value-type="float" office:value="0" calcext:value-type="float">
            <text:p>0</text:p>
          </table:table-cell>
          <table:table-cell table:formula="of:=IF([.N32]=MIN([.$J32:.$O32]);1;0)" office:value-type="float" office:value="0" calcext:value-type="float">
            <text:p>0</text:p>
          </table:table-cell>
          <table:table-cell table:formula="of:=IF([.O32]=MIN([.$J32:.$O32]);1;0)" office:value-type="float" office:value="0" calcext:value-type="float">
            <text:p>0</text:p>
          </table:table-cell>
          <table:table-cell table:formula="of:=MIN([.J32:.O32])" office:value-type="float" office:value="0.023957" calcext:value-type="float">
            <text:p>0.023957</text:p>
          </table:table-cell>
          <table:table-cell table:formula="of:=[.V32]/[.AD32]" office:value-type="float" office:value="0.462370079726176" calcext:value-type="float">
            <text:p>0.4623700797</text:p>
          </table:table-cell>
          <table:table-cell table:formula="of:=[.B32]/[.C32]" office:value-type="float" office:value="0.542027729636049" calcext:value-type="float">
            <text:p>0.5420277296</text:p>
          </table:table-cell>
        </table:table-row>
        <table:table-row table:style-name="ro1">
          <table:table-cell office:value-type="string" calcext:value-type="string">
            <text:p>p2p-Gnutella24.bin</text:p>
          </table:table-cell>
          <table:table-cell office:value-type="float" office:value="0.004467" calcext:value-type="float">
            <text:p>0.004467</text:p>
          </table:table-cell>
          <table:table-cell office:value-type="float" office:value="0.007115" calcext:value-type="float">
            <text:p>0.007115</text:p>
          </table:table-cell>
          <table:table-cell office:value-type="float" office:value="0.011793" calcext:value-type="float">
            <text:p>0.011793</text:p>
          </table:table-cell>
          <table:table-cell office:value-type="float" office:value="0.020984" calcext:value-type="float">
            <text:p>0.020984</text:p>
          </table:table-cell>
          <table:table-cell office:value-type="float" office:value="0.036015" calcext:value-type="float">
            <text:p>0.036015</text:p>
          </table:table-cell>
          <table:table-cell office:value-type="float" office:value="0.069563" calcext:value-type="float">
            <text:p>0.069563</text:p>
          </table:table-cell>
          <table:table-cell office:value-type="float" office:value="0.128752" calcext:value-type="float">
            <text:p>0.128752</text:p>
          </table:table-cell>
          <table:table-cell office:value-type="float" office:value="0.244321" calcext:value-type="float">
            <text:p>0.244321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35834" calcext:value-type="float">
            <text:p>0.035834</text:p>
          </table:table-cell>
          <table:table-cell office:value-type="float" office:value="0.081558" calcext:value-type="float">
            <text:p>0.081558</text:p>
          </table:table-cell>
          <table:table-cell office:value-type="float" office:value="0.143154" calcext:value-type="float">
            <text:p>0.143154</text:p>
          </table:table-cell>
          <table:table-cell office:value-type="float" office:value="0.226492" calcext:value-type="float">
            <text:p>0.226492</text:p>
          </table:table-cell>
          <table:table-cell office:value-type="float" office:value="0.391401" calcext:value-type="float">
            <text:p>0.391401</text:p>
          </table:table-cell>
          <table:table-cell table:formula="of:=IF([.D33]=MIN([.$D33:.$I33]);1;0)" office:value-type="float" office:value="1" calcext:value-type="float">
            <text:p>1</text:p>
          </table:table-cell>
          <table:table-cell table:formula="of:=IF([.E33]=MIN([.$D33:.$I33]);1;0)" office:value-type="float" office:value="0" calcext:value-type="float">
            <text:p>0</text:p>
          </table:table-cell>
          <table:table-cell table:formula="of:=IF([.F33]=MIN([.$D33:.$I33]);1;0)" office:value-type="float" office:value="0" calcext:value-type="float">
            <text:p>0</text:p>
          </table:table-cell>
          <table:table-cell table:formula="of:=IF([.G33]=MIN([.$D33:.$I33]);1;0)" office:value-type="float" office:value="0" calcext:value-type="float">
            <text:p>0</text:p>
          </table:table-cell>
          <table:table-cell table:formula="of:=IF([.H33]=MIN([.$D33:.$I33]);1;0)" office:value-type="float" office:value="0" calcext:value-type="float">
            <text:p>0</text:p>
          </table:table-cell>
          <table:table-cell table:formula="of:=IF([.I33]=MIN([.$D33:.$I33]);1;0)" office:value-type="float" office:value="0" calcext:value-type="float">
            <text:p>0</text:p>
          </table:table-cell>
          <table:table-cell table:formula="of:=MIN([.D33:.I33])" office:value-type="float" office:value="0.011793" calcext:value-type="float">
            <text:p>0.011793</text:p>
          </table:table-cell>
          <table:table-cell table:formula="of:=[.B33]/[.V33]" office:value-type="float" office:value="0.378784024421267" calcext:value-type="float">
            <text:p>0.3787840244</text:p>
          </table:table-cell>
          <table:table-cell table:formula="of:=IF([.J33]=MIN([.$J33:.$O33]);1;0)" office:value-type="float" office:value="1" calcext:value-type="float">
            <text:p>1</text:p>
          </table:table-cell>
          <table:table-cell table:formula="of:=IF([.K33]=MIN([.$J33:.$O33]);1;0)" office:value-type="float" office:value="0" calcext:value-type="float">
            <text:p>0</text:p>
          </table:table-cell>
          <table:table-cell table:formula="of:=IF([.L33]=MIN([.$J33:.$O33]);1;0)" office:value-type="float" office:value="0" calcext:value-type="float">
            <text:p>0</text:p>
          </table:table-cell>
          <table:table-cell table:formula="of:=IF([.M33]=MIN([.$J33:.$O33]);1;0)" office:value-type="float" office:value="0" calcext:value-type="float">
            <text:p>0</text:p>
          </table:table-cell>
          <table:table-cell table:formula="of:=IF([.N33]=MIN([.$J33:.$O33]);1;0)" office:value-type="float" office:value="0" calcext:value-type="float">
            <text:p>0</text:p>
          </table:table-cell>
          <table:table-cell table:formula="of:=IF([.O33]=MIN([.$J33:.$O33]);1;0)" office:value-type="float" office:value="0" calcext:value-type="float">
            <text:p>0</text:p>
          </table:table-cell>
          <table:table-cell table:formula="of:=MIN([.J33:.O33])" office:value-type="float" office:value="0.020235" calcext:value-type="float">
            <text:p>0.020235</text:p>
          </table:table-cell>
          <table:table-cell table:formula="of:=[.V33]/[.AD33]" office:value-type="float" office:value="0.582802075611564" calcext:value-type="float">
            <text:p>0.5828020756</text:p>
          </table:table-cell>
          <table:table-cell table:formula="of:=[.B33]/[.C33]" office:value-type="float" office:value="0.627828531271961" calcext:value-type="float">
            <text:p>0.6278285313</text:p>
          </table:table-cell>
        </table:table-row>
        <table:table-row table:style-name="ro1">
          <table:table-cell office:value-type="string" calcext:value-type="string">
            <text:p>p2p-Gnutella25.bin</text:p>
          </table:table-cell>
          <table:table-cell office:value-type="float" office:value="0.004153" calcext:value-type="float">
            <text:p>0.004153</text:p>
          </table:table-cell>
          <table:table-cell office:value-type="float" office:value="0.006916" calcext:value-type="float">
            <text:p>0.006916</text:p>
          </table:table-cell>
          <table:table-cell office:value-type="float" office:value="0.012906" calcext:value-type="float">
            <text:p>0.012906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34843" calcext:value-type="float">
            <text:p>0.034843</text:p>
          </table:table-cell>
          <table:table-cell office:value-type="float" office:value="0.071896" calcext:value-type="float">
            <text:p>0.071896</text:p>
          </table:table-cell>
          <table:table-cell office:value-type="float" office:value="0.122212" calcext:value-type="float">
            <text:p>0.122212</text:p>
          </table:table-cell>
          <table:table-cell office:value-type="float" office:value="0.240206" calcext:value-type="float">
            <text:p>0.240206</text:p>
          </table:table-cell>
          <table:table-cell office:value-type="float" office:value="0.024053" calcext:value-type="float">
            <text:p>0.024053</text:p>
          </table:table-cell>
          <table:table-cell office:value-type="float" office:value="0.033015" calcext:value-type="float">
            <text:p>0.033015</text:p>
          </table:table-cell>
          <table:table-cell office:value-type="float" office:value="0.056444" calcext:value-type="float">
            <text:p>0.056444</text:p>
          </table:table-cell>
          <table:table-cell office:value-type="float" office:value="0.100698" calcext:value-type="float">
            <text:p>0.100698</text:p>
          </table:table-cell>
          <table:table-cell office:value-type="float" office:value="0.196539" calcext:value-type="float">
            <text:p>0.196539</text:p>
          </table:table-cell>
          <table:table-cell office:value-type="float" office:value="0.41997" calcext:value-type="float">
            <text:p>0.41997</text:p>
          </table:table-cell>
          <table:table-cell table:formula="of:=IF([.D34]=MIN([.$D34:.$I34]);1;0)" office:value-type="float" office:value="1" calcext:value-type="float">
            <text:p>1</text:p>
          </table:table-cell>
          <table:table-cell table:formula="of:=IF([.E34]=MIN([.$D34:.$I34]);1;0)" office:value-type="float" office:value="0" calcext:value-type="float">
            <text:p>0</text:p>
          </table:table-cell>
          <table:table-cell table:formula="of:=IF([.F34]=MIN([.$D34:.$I34]);1;0)" office:value-type="float" office:value="0" calcext:value-type="float">
            <text:p>0</text:p>
          </table:table-cell>
          <table:table-cell table:formula="of:=IF([.G34]=MIN([.$D34:.$I34]);1;0)" office:value-type="float" office:value="0" calcext:value-type="float">
            <text:p>0</text:p>
          </table:table-cell>
          <table:table-cell table:formula="of:=IF([.H34]=MIN([.$D34:.$I34]);1;0)" office:value-type="float" office:value="0" calcext:value-type="float">
            <text:p>0</text:p>
          </table:table-cell>
          <table:table-cell table:formula="of:=IF([.I34]=MIN([.$D34:.$I34]);1;0)" office:value-type="float" office:value="0" calcext:value-type="float">
            <text:p>0</text:p>
          </table:table-cell>
          <table:table-cell table:formula="of:=MIN([.D34:.I34])" office:value-type="float" office:value="0.012906" calcext:value-type="float">
            <text:p>0.012906</text:p>
          </table:table-cell>
          <table:table-cell table:formula="of:=[.B34]/[.V34]" office:value-type="float" office:value="0.321788315512165" calcext:value-type="float">
            <text:p>0.3217883155</text:p>
          </table:table-cell>
          <table:table-cell table:formula="of:=IF([.J34]=MIN([.$J34:.$O34]);1;0)" office:value-type="float" office:value="1" calcext:value-type="float">
            <text:p>1</text:p>
          </table:table-cell>
          <table:table-cell table:formula="of:=IF([.K34]=MIN([.$J34:.$O34]);1;0)" office:value-type="float" office:value="0" calcext:value-type="float">
            <text:p>0</text:p>
          </table:table-cell>
          <table:table-cell table:formula="of:=IF([.L34]=MIN([.$J34:.$O34]);1;0)" office:value-type="float" office:value="0" calcext:value-type="float">
            <text:p>0</text:p>
          </table:table-cell>
          <table:table-cell table:formula="of:=IF([.M34]=MIN([.$J34:.$O34]);1;0)" office:value-type="float" office:value="0" calcext:value-type="float">
            <text:p>0</text:p>
          </table:table-cell>
          <table:table-cell table:formula="of:=IF([.N34]=MIN([.$J34:.$O34]);1;0)" office:value-type="float" office:value="0" calcext:value-type="float">
            <text:p>0</text:p>
          </table:table-cell>
          <table:table-cell table:formula="of:=IF([.O34]=MIN([.$J34:.$O34]);1;0)" office:value-type="float" office:value="0" calcext:value-type="float">
            <text:p>0</text:p>
          </table:table-cell>
          <table:table-cell table:formula="of:=MIN([.J34:.O34])" office:value-type="float" office:value="0.024053" calcext:value-type="float">
            <text:p>0.024053</text:p>
          </table:table-cell>
          <table:table-cell table:formula="of:=[.V34]/[.AD34]" office:value-type="float" office:value="0.536565085436328" calcext:value-type="float">
            <text:p>0.5365650854</text:p>
          </table:table-cell>
          <table:table-cell table:formula="of:=[.B34]/[.C34]" office:value-type="float" office:value="0.600491613649508" calcext:value-type="float">
            <text:p>0.6004916136</text:p>
          </table:table-cell>
        </table:table-row>
        <table:table-row table:style-name="ro1">
          <table:table-cell office:value-type="string" calcext:value-type="string">
            <text:p>p2p-Gnutella30.bin</text:p>
          </table:table-cell>
          <table:table-cell office:value-type="float" office:value="0.004716" calcext:value-type="float">
            <text:p>0.004716</text:p>
          </table:table-cell>
          <table:table-cell office:value-type="float" office:value="0.006929" calcext:value-type="float">
            <text:p>0.006929</text:p>
          </table:table-cell>
          <table:table-cell office:value-type="float" office:value="0.011544" calcext:value-type="float">
            <text:p>0.011544</text:p>
          </table:table-cell>
          <table:table-cell office:value-type="float" office:value="0.018499" calcext:value-type="float">
            <text:p>0.018499</text:p>
          </table:table-cell>
          <table:table-cell office:value-type="float" office:value="0.032946" calcext:value-type="float">
            <text:p>0.032946</text:p>
          </table:table-cell>
          <table:table-cell office:value-type="float" office:value="0.071317" calcext:value-type="float">
            <text:p>0.071317</text:p>
          </table:table-cell>
          <table:table-cell office:value-type="float" office:value="0.122819" calcext:value-type="float">
            <text:p>0.122819</text:p>
          </table:table-cell>
          <table:table-cell office:value-type="float" office:value="0.248101" calcext:value-type="float">
            <text:p>0.248101</text:p>
          </table:table-cell>
          <table:table-cell office:value-type="float" office:value="0.022603" calcext:value-type="float">
            <text:p>0.022603</text:p>
          </table:table-cell>
          <table:table-cell office:value-type="float" office:value="0.042135" calcext:value-type="float">
            <text:p>0.042135</text:p>
          </table:table-cell>
          <table:table-cell office:value-type="float" office:value="0.06979" calcext:value-type="float">
            <text:p>0.06979</text:p>
          </table:table-cell>
          <table:table-cell office:value-type="float" office:value="0.108526" calcext:value-type="float">
            <text:p>0.108526</text:p>
          </table:table-cell>
          <table:table-cell office:value-type="float" office:value="0.253845" calcext:value-type="float">
            <text:p>0.253845</text:p>
          </table:table-cell>
          <table:table-cell office:value-type="float" office:value="0.435648" calcext:value-type="float">
            <text:p>0.435648</text:p>
          </table:table-cell>
          <table:table-cell table:formula="of:=IF([.D35]=MIN([.$D35:.$I35]);1;0)" office:value-type="float" office:value="1" calcext:value-type="float">
            <text:p>1</text:p>
          </table:table-cell>
          <table:table-cell table:formula="of:=IF([.E35]=MIN([.$D35:.$I35]);1;0)" office:value-type="float" office:value="0" calcext:value-type="float">
            <text:p>0</text:p>
          </table:table-cell>
          <table:table-cell table:formula="of:=IF([.F35]=MIN([.$D35:.$I35]);1;0)" office:value-type="float" office:value="0" calcext:value-type="float">
            <text:p>0</text:p>
          </table:table-cell>
          <table:table-cell table:formula="of:=IF([.G35]=MIN([.$D35:.$I35]);1;0)" office:value-type="float" office:value="0" calcext:value-type="float">
            <text:p>0</text:p>
          </table:table-cell>
          <table:table-cell table:formula="of:=IF([.H35]=MIN([.$D35:.$I35]);1;0)" office:value-type="float" office:value="0" calcext:value-type="float">
            <text:p>0</text:p>
          </table:table-cell>
          <table:table-cell table:formula="of:=IF([.I35]=MIN([.$D35:.$I35]);1;0)" office:value-type="float" office:value="0" calcext:value-type="float">
            <text:p>0</text:p>
          </table:table-cell>
          <table:table-cell table:formula="of:=MIN([.D35:.I35])" office:value-type="float" office:value="0.011544" calcext:value-type="float">
            <text:p>0.011544</text:p>
          </table:table-cell>
          <table:table-cell table:formula="of:=[.B35]/[.V35]" office:value-type="float" office:value="0.408523908523909" calcext:value-type="float">
            <text:p>0.4085239085</text:p>
          </table:table-cell>
          <table:table-cell table:formula="of:=IF([.J35]=MIN([.$J35:.$O35]);1;0)" office:value-type="float" office:value="1" calcext:value-type="float">
            <text:p>1</text:p>
          </table:table-cell>
          <table:table-cell table:formula="of:=IF([.K35]=MIN([.$J35:.$O35]);1;0)" office:value-type="float" office:value="0" calcext:value-type="float">
            <text:p>0</text:p>
          </table:table-cell>
          <table:table-cell table:formula="of:=IF([.L35]=MIN([.$J35:.$O35]);1;0)" office:value-type="float" office:value="0" calcext:value-type="float">
            <text:p>0</text:p>
          </table:table-cell>
          <table:table-cell table:formula="of:=IF([.M35]=MIN([.$J35:.$O35]);1;0)" office:value-type="float" office:value="0" calcext:value-type="float">
            <text:p>0</text:p>
          </table:table-cell>
          <table:table-cell table:formula="of:=IF([.N35]=MIN([.$J35:.$O35]);1;0)" office:value-type="float" office:value="0" calcext:value-type="float">
            <text:p>0</text:p>
          </table:table-cell>
          <table:table-cell table:formula="of:=IF([.O35]=MIN([.$J35:.$O35]);1;0)" office:value-type="float" office:value="0" calcext:value-type="float">
            <text:p>0</text:p>
          </table:table-cell>
          <table:table-cell table:formula="of:=MIN([.J35:.O35])" office:value-type="float" office:value="0.022603" calcext:value-type="float">
            <text:p>0.022603</text:p>
          </table:table-cell>
          <table:table-cell table:formula="of:=[.V35]/[.AD35]" office:value-type="float" office:value="0.510728664336592" calcext:value-type="float">
            <text:p>0.5107286643</text:p>
          </table:table-cell>
          <table:table-cell table:formula="of:=[.B35]/[.C35]" office:value-type="float" office:value="0.680617693750902" calcext:value-type="float">
            <text:p>0.6806176938</text:p>
          </table:table-cell>
        </table:table-row>
        <table:table-row table:style-name="ro1">
          <table:table-cell office:value-type="string" calcext:value-type="string">
            <text:p>p2p-Gnutella31.bin</text:p>
          </table:table-cell>
          <table:table-cell office:value-type="float" office:value="0.006011" calcext:value-type="float">
            <text:p>0.006011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0.012884" calcext:value-type="float">
            <text:p>0.012884</text:p>
          </table:table-cell>
          <table:table-cell office:value-type="float" office:value="0.021126" calcext:value-type="float">
            <text:p>0.021126</text:p>
          </table:table-cell>
          <table:table-cell office:value-type="float" office:value="0.037063" calcext:value-type="float">
            <text:p>0.037063</text:p>
          </table:table-cell>
          <table:table-cell office:value-type="float" office:value="0.070479" calcext:value-type="float">
            <text:p>0.070479</text:p>
          </table:table-cell>
          <table:table-cell office:value-type="float" office:value="0.142375" calcext:value-type="float">
            <text:p>0.142375</text:p>
          </table:table-cell>
          <table:table-cell office:value-type="float" office:value="0.254742" calcext:value-type="float">
            <text:p>0.254742</text:p>
          </table:table-cell>
          <table:table-cell office:value-type="float" office:value="0.021915" calcext:value-type="float">
            <text:p>0.021915</text:p>
          </table:table-cell>
          <table:table-cell office:value-type="float" office:value="0.034877" calcext:value-type="float">
            <text:p>0.034877</text:p>
          </table:table-cell>
          <table:table-cell office:value-type="float" office:value="0.062366" calcext:value-type="float">
            <text:p>0.062366</text:p>
          </table:table-cell>
          <table:table-cell office:value-type="float" office:value="0.113306" calcext:value-type="float">
            <text:p>0.113306</text:p>
          </table:table-cell>
          <table:table-cell office:value-type="float" office:value="0.244679" calcext:value-type="float">
            <text:p>0.244679</text:p>
          </table:table-cell>
          <table:table-cell office:value-type="float" office:value="0.440435" calcext:value-type="float">
            <text:p>0.440435</text:p>
          </table:table-cell>
          <table:table-cell table:formula="of:=IF([.D36]=MIN([.$D36:.$I36]);1;0)" office:value-type="float" office:value="1" calcext:value-type="float">
            <text:p>1</text:p>
          </table:table-cell>
          <table:table-cell table:formula="of:=IF([.E36]=MIN([.$D36:.$I36]);1;0)" office:value-type="float" office:value="0" calcext:value-type="float">
            <text:p>0</text:p>
          </table:table-cell>
          <table:table-cell table:formula="of:=IF([.F36]=MIN([.$D36:.$I36]);1;0)" office:value-type="float" office:value="0" calcext:value-type="float">
            <text:p>0</text:p>
          </table:table-cell>
          <table:table-cell table:formula="of:=IF([.G36]=MIN([.$D36:.$I36]);1;0)" office:value-type="float" office:value="0" calcext:value-type="float">
            <text:p>0</text:p>
          </table:table-cell>
          <table:table-cell table:formula="of:=IF([.H36]=MIN([.$D36:.$I36]);1;0)" office:value-type="float" office:value="0" calcext:value-type="float">
            <text:p>0</text:p>
          </table:table-cell>
          <table:table-cell table:formula="of:=IF([.I36]=MIN([.$D36:.$I36]);1;0)" office:value-type="float" office:value="0" calcext:value-type="float">
            <text:p>0</text:p>
          </table:table-cell>
          <table:table-cell table:formula="of:=MIN([.D36:.I36])" office:value-type="float" office:value="0.012884" calcext:value-type="float">
            <text:p>0.012884</text:p>
          </table:table-cell>
          <table:table-cell table:formula="of:=[.B36]/[.V36]" office:value-type="float" office:value="0.466547656007451" calcext:value-type="float">
            <text:p>0.466547656</text:p>
          </table:table-cell>
          <table:table-cell table:formula="of:=IF([.J36]=MIN([.$J36:.$O36]);1;0)" office:value-type="float" office:value="1" calcext:value-type="float">
            <text:p>1</text:p>
          </table:table-cell>
          <table:table-cell table:formula="of:=IF([.K36]=MIN([.$J36:.$O36]);1;0)" office:value-type="float" office:value="0" calcext:value-type="float">
            <text:p>0</text:p>
          </table:table-cell>
          <table:table-cell table:formula="of:=IF([.L36]=MIN([.$J36:.$O36]);1;0)" office:value-type="float" office:value="0" calcext:value-type="float">
            <text:p>0</text:p>
          </table:table-cell>
          <table:table-cell table:formula="of:=IF([.M36]=MIN([.$J36:.$O36]);1;0)" office:value-type="float" office:value="0" calcext:value-type="float">
            <text:p>0</text:p>
          </table:table-cell>
          <table:table-cell table:formula="of:=IF([.N36]=MIN([.$J36:.$O36]);1;0)" office:value-type="float" office:value="0" calcext:value-type="float">
            <text:p>0</text:p>
          </table:table-cell>
          <table:table-cell table:formula="of:=IF([.O36]=MIN([.$J36:.$O36]);1;0)" office:value-type="float" office:value="0" calcext:value-type="float">
            <text:p>0</text:p>
          </table:table-cell>
          <table:table-cell table:formula="of:=MIN([.J36:.O36])" office:value-type="float" office:value="0.021915" calcext:value-type="float">
            <text:p>0.021915</text:p>
          </table:table-cell>
          <table:table-cell table:formula="of:=[.V36]/[.AD36]" office:value-type="float" office:value="0.587907825690167" calcext:value-type="float">
            <text:p>0.5879078257</text:p>
          </table:table-cell>
          <table:table-cell table:formula="of:=[.B36]/[.C36]" office:value-type="float" office:value="0.769358761039293" calcext:value-type="float">
            <text:p>0.769358761</text:p>
          </table:table-cell>
        </table:table-row>
        <table:table-row table:style-name="ro1">
          <table:table-cell office:value-type="string" calcext:value-type="string">
            <text:p>roadNet-CA.bin</text:p>
          </table:table-cell>
          <table:table-cell office:value-type="float" office:value="0.075883" calcext:value-type="float">
            <text:p>0.075883</text:p>
          </table:table-cell>
          <table:table-cell office:value-type="float" office:value="0.065099" calcext:value-type="float">
            <text:p>0.065099</text:p>
          </table:table-cell>
          <table:table-cell office:value-type="float" office:value="0.119087" calcext:value-type="float">
            <text:p>0.119087</text:p>
          </table:table-cell>
          <table:table-cell office:value-type="float" office:value="0.10697" calcext:value-type="float">
            <text:p>0.10697</text:p>
          </table:table-cell>
          <table:table-cell office:value-type="float" office:value="0.128138" calcext:value-type="float">
            <text:p>0.128138</text:p>
          </table:table-cell>
          <table:table-cell office:value-type="float" office:value="0.153312" calcext:value-type="float">
            <text:p>0.153312</text:p>
          </table:table-cell>
          <table:table-cell office:value-type="float" office:value="0.194599" calcext:value-type="float">
            <text:p>0.194599</text:p>
          </table:table-cell>
          <table:table-cell office:value-type="float" office:value="0.334057" calcext:value-type="float">
            <text:p>0.334057</text:p>
          </table:table-cell>
          <table:table-cell office:value-type="float" office:value="0.107441" calcext:value-type="float">
            <text:p>0.107441</text:p>
          </table:table-cell>
          <table:table-cell office:value-type="float" office:value="0.098578" calcext:value-type="float">
            <text:p>0.098578</text:p>
          </table:table-cell>
          <table:table-cell office:value-type="float" office:value="0.118813" calcext:value-type="float">
            <text:p>0.118813</text:p>
          </table:table-cell>
          <table:table-cell office:value-type="float" office:value="0.153452" calcext:value-type="float">
            <text:p>0.153452</text:p>
          </table:table-cell>
          <table:table-cell office:value-type="float" office:value="0.276957" calcext:value-type="float">
            <text:p>0.276957</text:p>
          </table:table-cell>
          <table:table-cell office:value-type="float" office:value="0.57143" calcext:value-type="float">
            <text:p>0.57143</text:p>
          </table:table-cell>
          <table:table-cell table:formula="of:=IF([.D37]=MIN([.$D37:.$I37]);1;0)" office:value-type="float" office:value="0" calcext:value-type="float">
            <text:p>0</text:p>
          </table:table-cell>
          <table:table-cell table:formula="of:=IF([.E37]=MIN([.$D37:.$I37]);1;0)" office:value-type="float" office:value="1" calcext:value-type="float">
            <text:p>1</text:p>
          </table:table-cell>
          <table:table-cell table:formula="of:=IF([.F37]=MIN([.$D37:.$I37]);1;0)" office:value-type="float" office:value="0" calcext:value-type="float">
            <text:p>0</text:p>
          </table:table-cell>
          <table:table-cell table:formula="of:=IF([.G37]=MIN([.$D37:.$I37]);1;0)" office:value-type="float" office:value="0" calcext:value-type="float">
            <text:p>0</text:p>
          </table:table-cell>
          <table:table-cell table:formula="of:=IF([.H37]=MIN([.$D37:.$I37]);1;0)" office:value-type="float" office:value="0" calcext:value-type="float">
            <text:p>0</text:p>
          </table:table-cell>
          <table:table-cell table:formula="of:=IF([.I37]=MIN([.$D37:.$I37]);1;0)" office:value-type="float" office:value="0" calcext:value-type="float">
            <text:p>0</text:p>
          </table:table-cell>
          <table:table-cell table:formula="of:=MIN([.D37:.I37])" office:value-type="float" office:value="0.10697" calcext:value-type="float">
            <text:p>0.10697</text:p>
          </table:table-cell>
          <table:table-cell table:formula="of:=[.B37]/[.V37]" office:value-type="float" office:value="0.709385809105357" calcext:value-type="float">
            <text:p>0.7093858091</text:p>
          </table:table-cell>
          <table:table-cell table:formula="of:=IF([.J37]=MIN([.$J37:.$O37]);1;0)" office:value-type="float" office:value="0" calcext:value-type="float">
            <text:p>0</text:p>
          </table:table-cell>
          <table:table-cell table:formula="of:=IF([.K37]=MIN([.$J37:.$O37]);1;0)" office:value-type="float" office:value="1" calcext:value-type="float">
            <text:p>1</text:p>
          </table:table-cell>
          <table:table-cell table:formula="of:=IF([.L37]=MIN([.$J37:.$O37]);1;0)" office:value-type="float" office:value="0" calcext:value-type="float">
            <text:p>0</text:p>
          </table:table-cell>
          <table:table-cell table:formula="of:=IF([.M37]=MIN([.$J37:.$O37]);1;0)" office:value-type="float" office:value="0" calcext:value-type="float">
            <text:p>0</text:p>
          </table:table-cell>
          <table:table-cell table:formula="of:=IF([.N37]=MIN([.$J37:.$O37]);1;0)" office:value-type="float" office:value="0" calcext:value-type="float">
            <text:p>0</text:p>
          </table:table-cell>
          <table:table-cell table:formula="of:=IF([.O37]=MIN([.$J37:.$O37]);1;0)" office:value-type="float" office:value="0" calcext:value-type="float">
            <text:p>0</text:p>
          </table:table-cell>
          <table:table-cell table:formula="of:=MIN([.J37:.O37])" office:value-type="float" office:value="0.098578" calcext:value-type="float">
            <text:p>0.098578</text:p>
          </table:table-cell>
          <table:table-cell table:formula="of:=[.V37]/[.AD37]" office:value-type="float" office:value="1.08513055651362" calcext:value-type="float">
            <text:p>1.0851305565</text:p>
          </table:table-cell>
          <table:table-cell table:formula="of:=[.B37]/[.C37]" office:value-type="float" office:value="1.16565538641147" calcext:value-type="float">
            <text:p>1.1656553864</text:p>
          </table:table-cell>
        </table:table-row>
        <table:table-row table:style-name="ro1">
          <table:table-cell office:value-type="string" calcext:value-type="string">
            <text:p>roadNet-PA.bin</text:p>
          </table:table-cell>
          <table:table-cell office:value-type="float" office:value="0.043586" calcext:value-type="float">
            <text:p>0.043586</text:p>
          </table:table-cell>
          <table:table-cell office:value-type="float" office:value="0.039997" calcext:value-type="float">
            <text:p>0.039997</text:p>
          </table:table-cell>
          <table:table-cell office:value-type="float" office:value="0.049297" calcext:value-type="float">
            <text:p>0.049297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71847" calcext:value-type="float">
            <text:p>0.071847</text:p>
          </table:table-cell>
          <table:table-cell office:value-type="float" office:value="0.107142" calcext:value-type="float">
            <text:p>0.107142</text:p>
          </table:table-cell>
          <table:table-cell office:value-type="float" office:value="0.176241" calcext:value-type="float">
            <text:p>0.176241</text:p>
          </table:table-cell>
          <table:table-cell office:value-type="float" office:value="0.286054" calcext:value-type="float">
            <text:p>0.286054</text:p>
          </table:table-cell>
          <table:table-cell office:value-type="float" office:value="0.056919" calcext:value-type="float">
            <text:p>0.056919</text:p>
          </table:table-cell>
          <table:table-cell office:value-type="float" office:value="0.072516" calcext:value-type="float">
            <text:p>0.072516</text:p>
          </table:table-cell>
          <table:table-cell office:value-type="float" office:value="0.097657" calcext:value-type="float">
            <text:p>0.097657</text:p>
          </table:table-cell>
          <table:table-cell office:value-type="float" office:value="0.163163" calcext:value-type="float">
            <text:p>0.163163</text:p>
          </table:table-cell>
          <table:table-cell office:value-type="float" office:value="0.263737" calcext:value-type="float">
            <text:p>0.263737</text:p>
          </table:table-cell>
          <table:table-cell office:value-type="float" office:value="0.534655" calcext:value-type="float">
            <text:p>0.534655</text:p>
          </table:table-cell>
          <table:table-cell table:formula="of:=IF([.D38]=MIN([.$D38:.$I38]);1;0)" office:value-type="float" office:value="1" calcext:value-type="float">
            <text:p>1</text:p>
          </table:table-cell>
          <table:table-cell table:formula="of:=IF([.E38]=MIN([.$D38:.$I38]);1;0)" office:value-type="float" office:value="0" calcext:value-type="float">
            <text:p>0</text:p>
          </table:table-cell>
          <table:table-cell table:formula="of:=IF([.F38]=MIN([.$D38:.$I38]);1;0)" office:value-type="float" office:value="0" calcext:value-type="float">
            <text:p>0</text:p>
          </table:table-cell>
          <table:table-cell table:formula="of:=IF([.G38]=MIN([.$D38:.$I38]);1;0)" office:value-type="float" office:value="0" calcext:value-type="float">
            <text:p>0</text:p>
          </table:table-cell>
          <table:table-cell table:formula="of:=IF([.H38]=MIN([.$D38:.$I38]);1;0)" office:value-type="float" office:value="0" calcext:value-type="float">
            <text:p>0</text:p>
          </table:table-cell>
          <table:table-cell table:formula="of:=IF([.I38]=MIN([.$D38:.$I38]);1;0)" office:value-type="float" office:value="0" calcext:value-type="float">
            <text:p>0</text:p>
          </table:table-cell>
          <table:table-cell table:formula="of:=MIN([.D38:.I38])" office:value-type="float" office:value="0.049297" calcext:value-type="float">
            <text:p>0.049297</text:p>
          </table:table-cell>
          <table:table-cell table:formula="of:=[.B38]/[.V38]" office:value-type="float" office:value="0.884151165385318" calcext:value-type="float">
            <text:p>0.8841511654</text:p>
          </table:table-cell>
          <table:table-cell table:formula="of:=IF([.J38]=MIN([.$J38:.$O38]);1;0)" office:value-type="float" office:value="1" calcext:value-type="float">
            <text:p>1</text:p>
          </table:table-cell>
          <table:table-cell table:formula="of:=IF([.K38]=MIN([.$J38:.$O38]);1;0)" office:value-type="float" office:value="0" calcext:value-type="float">
            <text:p>0</text:p>
          </table:table-cell>
          <table:table-cell table:formula="of:=IF([.L38]=MIN([.$J38:.$O38]);1;0)" office:value-type="float" office:value="0" calcext:value-type="float">
            <text:p>0</text:p>
          </table:table-cell>
          <table:table-cell table:formula="of:=IF([.M38]=MIN([.$J38:.$O38]);1;0)" office:value-type="float" office:value="0" calcext:value-type="float">
            <text:p>0</text:p>
          </table:table-cell>
          <table:table-cell table:formula="of:=IF([.N38]=MIN([.$J38:.$O38]);1;0)" office:value-type="float" office:value="0" calcext:value-type="float">
            <text:p>0</text:p>
          </table:table-cell>
          <table:table-cell table:formula="of:=IF([.O38]=MIN([.$J38:.$O38]);1;0)" office:value-type="float" office:value="0" calcext:value-type="float">
            <text:p>0</text:p>
          </table:table-cell>
          <table:table-cell table:formula="of:=MIN([.J38:.O38])" office:value-type="float" office:value="0.056919" calcext:value-type="float">
            <text:p>0.056919</text:p>
          </table:table-cell>
          <table:table-cell table:formula="of:=[.V38]/[.AD38]" office:value-type="float" office:value="0.866090409177955" calcext:value-type="float">
            <text:p>0.8660904092</text:p>
          </table:table-cell>
          <table:table-cell table:formula="of:=[.B38]/[.C38]" office:value-type="float" office:value="1.08973172987974" calcext:value-type="float">
            <text:p>1.0897317299</text:p>
          </table:table-cell>
        </table:table-row>
        <table:table-row table:style-name="ro1">
          <table:table-cell office:value-type="string" calcext:value-type="string">
            <text:p>roadNet-TX.bin</text:p>
          </table:table-cell>
          <table:table-cell office:value-type="float" office:value="0.054695" calcext:value-type="float">
            <text:p>0.054695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0.068445" calcext:value-type="float">
            <text:p>0.068445</text:p>
          </table:table-cell>
          <table:table-cell office:value-type="float" office:value="0.073829" calcext:value-type="float">
            <text:p>0.073829</text:p>
          </table:table-cell>
          <table:table-cell office:value-type="float" office:value="0.090826" calcext:value-type="float">
            <text:p>0.090826</text:p>
          </table:table-cell>
          <table:table-cell office:value-type="float" office:value="0.159627" calcext:value-type="float">
            <text:p>0.159627</text:p>
          </table:table-cell>
          <table:table-cell office:value-type="float" office:value="0.174971" calcext:value-type="float">
            <text:p>0.174971</text:p>
          </table:table-cell>
          <table:table-cell office:value-type="float" office:value="0.294086" calcext:value-type="float">
            <text:p>0.294086</text:p>
          </table:table-cell>
          <table:table-cell office:value-type="float" office:value="0.090854" calcext:value-type="float">
            <text:p>0.090854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120317" calcext:value-type="float">
            <text:p>0.120317</text:p>
          </table:table-cell>
          <table:table-cell office:value-type="float" office:value="0.175384" calcext:value-type="float">
            <text:p>0.175384</text:p>
          </table:table-cell>
          <table:table-cell office:value-type="float" office:value="0.25706" calcext:value-type="float">
            <text:p>0.25706</text:p>
          </table:table-cell>
          <table:table-cell office:value-type="float" office:value="0.510688" calcext:value-type="float">
            <text:p>0.510688</text:p>
          </table:table-cell>
          <table:table-cell table:formula="of:=IF([.D39]=MIN([.$D39:.$I39]);1;0)" office:value-type="float" office:value="1" calcext:value-type="float">
            <text:p>1</text:p>
          </table:table-cell>
          <table:table-cell table:formula="of:=IF([.E39]=MIN([.$D39:.$I39]);1;0)" office:value-type="float" office:value="0" calcext:value-type="float">
            <text:p>0</text:p>
          </table:table-cell>
          <table:table-cell table:formula="of:=IF([.F39]=MIN([.$D39:.$I39]);1;0)" office:value-type="float" office:value="0" calcext:value-type="float">
            <text:p>0</text:p>
          </table:table-cell>
          <table:table-cell table:formula="of:=IF([.G39]=MIN([.$D39:.$I39]);1;0)" office:value-type="float" office:value="0" calcext:value-type="float">
            <text:p>0</text:p>
          </table:table-cell>
          <table:table-cell table:formula="of:=IF([.H39]=MIN([.$D39:.$I39]);1;0)" office:value-type="float" office:value="0" calcext:value-type="float">
            <text:p>0</text:p>
          </table:table-cell>
          <table:table-cell table:formula="of:=IF([.I39]=MIN([.$D39:.$I39]);1;0)" office:value-type="float" office:value="0" calcext:value-type="float">
            <text:p>0</text:p>
          </table:table-cell>
          <table:table-cell table:formula="of:=MIN([.D39:.I39])" office:value-type="float" office:value="0.068445" calcext:value-type="float">
            <text:p>0.068445</text:p>
          </table:table-cell>
          <table:table-cell table:formula="of:=[.B39]/[.V39]" office:value-type="float" office:value="0.799108773467748" calcext:value-type="float">
            <text:p>0.7991087735</text:p>
          </table:table-cell>
          <table:table-cell table:formula="of:=IF([.J39]=MIN([.$J39:.$O39]);1;0)" office:value-type="float" office:value="0" calcext:value-type="float">
            <text:p>0</text:p>
          </table:table-cell>
          <table:table-cell table:formula="of:=IF([.K39]=MIN([.$J39:.$O39]);1;0)" office:value-type="float" office:value="1" calcext:value-type="float">
            <text:p>1</text:p>
          </table:table-cell>
          <table:table-cell table:formula="of:=IF([.L39]=MIN([.$J39:.$O39]);1;0)" office:value-type="float" office:value="0" calcext:value-type="float">
            <text:p>0</text:p>
          </table:table-cell>
          <table:table-cell table:formula="of:=IF([.M39]=MIN([.$J39:.$O39]);1;0)" office:value-type="float" office:value="0" calcext:value-type="float">
            <text:p>0</text:p>
          </table:table-cell>
          <table:table-cell table:formula="of:=IF([.N39]=MIN([.$J39:.$O39]);1;0)" office:value-type="float" office:value="0" calcext:value-type="float">
            <text:p>0</text:p>
          </table:table-cell>
          <table:table-cell table:formula="of:=IF([.O39]=MIN([.$J39:.$O39]);1;0)" office:value-type="float" office:value="0" calcext:value-type="float">
            <text:p>0</text:p>
          </table:table-cell>
          <table:table-cell table:formula="of:=MIN([.J39:.O39])" office:value-type="float" office:value="0.08875" calcext:value-type="float">
            <text:p>0.08875</text:p>
          </table:table-cell>
          <table:table-cell table:formula="of:=[.V39]/[.AD39]" office:value-type="float" office:value="0.771211267605634" calcext:value-type="float">
            <text:p>0.7712112676</text:p>
          </table:table-cell>
          <table:table-cell table:formula="of:=[.B39]/[.C39]" office:value-type="float" office:value="1.13995414756148" calcext:value-type="float">
            <text:p>1.1399541476</text:p>
          </table:table-cell>
        </table:table-row>
        <table:table-row table:style-name="ro1">
          <table:table-cell office:value-type="string" calcext:value-type="string">
            <text:p>soc-Epinions1.bin</text:p>
          </table:table-cell>
          <table:table-cell office:value-type="float" office:value="0.019075" calcext:value-type="float">
            <text:p>0.019075</text:p>
          </table:table-cell>
          <table:table-cell office:value-type="float" office:value="0.018992" calcext:value-type="float">
            <text:p>0.018992</text:p>
          </table:table-cell>
          <table:table-cell office:value-type="float" office:value="0.03121" calcext:value-type="float">
            <text:p>0.03121</text:p>
          </table:table-cell>
          <table:table-cell office:value-type="float" office:value="0.040602" calcext:value-type="float">
            <text:p>0.040602</text:p>
          </table:table-cell>
          <table:table-cell office:value-type="float" office:value="0.06131" calcext:value-type="float">
            <text:p>0.06131</text:p>
          </table:table-cell>
          <table:table-cell office:value-type="float" office:value="0.11298" calcext:value-type="float">
            <text:p>0.11298</text:p>
          </table:table-cell>
          <table:table-cell office:value-type="float" office:value="0.185742" calcext:value-type="float">
            <text:p>0.185742</text:p>
          </table:table-cell>
          <table:table-cell office:value-type="float" office:value="0.341365" calcext:value-type="float">
            <text:p>0.341365</text:p>
          </table:table-cell>
          <table:table-cell office:value-type="float" office:value="0.026973" calcext:value-type="float">
            <text:p>0.026973</text:p>
          </table:table-cell>
          <table:table-cell office:value-type="float" office:value="0.039221" calcext:value-type="float">
            <text:p>0.039221</text:p>
          </table:table-cell>
          <table:table-cell office:value-type="float" office:value="0.078224" calcext:value-type="float">
            <text:p>0.078224</text:p>
          </table:table-cell>
          <table:table-cell office:value-type="float" office:value="0.119113" calcext:value-type="float">
            <text:p>0.119113</text:p>
          </table:table-cell>
          <table:table-cell office:value-type="float" office:value="0.215602" calcext:value-type="float">
            <text:p>0.215602</text:p>
          </table:table-cell>
          <table:table-cell office:value-type="float" office:value="0.408679" calcext:value-type="float">
            <text:p>0.408679</text:p>
          </table:table-cell>
          <table:table-cell table:formula="of:=IF([.D40]=MIN([.$D40:.$I40]);1;0)" office:value-type="float" office:value="1" calcext:value-type="float">
            <text:p>1</text:p>
          </table:table-cell>
          <table:table-cell table:formula="of:=IF([.E40]=MIN([.$D40:.$I40]);1;0)" office:value-type="float" office:value="0" calcext:value-type="float">
            <text:p>0</text:p>
          </table:table-cell>
          <table:table-cell table:formula="of:=IF([.F40]=MIN([.$D40:.$I40]);1;0)" office:value-type="float" office:value="0" calcext:value-type="float">
            <text:p>0</text:p>
          </table:table-cell>
          <table:table-cell table:formula="of:=IF([.G40]=MIN([.$D40:.$I40]);1;0)" office:value-type="float" office:value="0" calcext:value-type="float">
            <text:p>0</text:p>
          </table:table-cell>
          <table:table-cell table:formula="of:=IF([.H40]=MIN([.$D40:.$I40]);1;0)" office:value-type="float" office:value="0" calcext:value-type="float">
            <text:p>0</text:p>
          </table:table-cell>
          <table:table-cell table:formula="of:=IF([.I40]=MIN([.$D40:.$I40]);1;0)" office:value-type="float" office:value="0" calcext:value-type="float">
            <text:p>0</text:p>
          </table:table-cell>
          <table:table-cell table:formula="of:=MIN([.D40:.I40])" office:value-type="float" office:value="0.03121" calcext:value-type="float">
            <text:p>0.03121</text:p>
          </table:table-cell>
          <table:table-cell table:formula="of:=[.B40]/[.V40]" office:value-type="float" office:value="0.611182313361102" calcext:value-type="float">
            <text:p>0.6111823134</text:p>
          </table:table-cell>
          <table:table-cell table:formula="of:=IF([.J40]=MIN([.$J40:.$O40]);1;0)" office:value-type="float" office:value="1" calcext:value-type="float">
            <text:p>1</text:p>
          </table:table-cell>
          <table:table-cell table:formula="of:=IF([.K40]=MIN([.$J40:.$O40]);1;0)" office:value-type="float" office:value="0" calcext:value-type="float">
            <text:p>0</text:p>
          </table:table-cell>
          <table:table-cell table:formula="of:=IF([.L40]=MIN([.$J40:.$O40]);1;0)" office:value-type="float" office:value="0" calcext:value-type="float">
            <text:p>0</text:p>
          </table:table-cell>
          <table:table-cell table:formula="of:=IF([.M40]=MIN([.$J40:.$O40]);1;0)" office:value-type="float" office:value="0" calcext:value-type="float">
            <text:p>0</text:p>
          </table:table-cell>
          <table:table-cell table:formula="of:=IF([.N40]=MIN([.$J40:.$O40]);1;0)" office:value-type="float" office:value="0" calcext:value-type="float">
            <text:p>0</text:p>
          </table:table-cell>
          <table:table-cell table:formula="of:=IF([.O40]=MIN([.$J40:.$O40]);1;0)" office:value-type="float" office:value="0" calcext:value-type="float">
            <text:p>0</text:p>
          </table:table-cell>
          <table:table-cell table:formula="of:=MIN([.J40:.O40])" office:value-type="float" office:value="0.026973" calcext:value-type="float">
            <text:p>0.026973</text:p>
          </table:table-cell>
          <table:table-cell table:formula="of:=[.V40]/[.AD40]" office:value-type="float" office:value="1.15708300893486" calcext:value-type="float">
            <text:p>1.1570830089</text:p>
          </table:table-cell>
          <table:table-cell table:formula="of:=[.B40]/[.C40]" office:value-type="float" office:value="1.00437026116259" calcext:value-type="float">
            <text:p>1.0043702612</text:p>
          </table:table-cell>
        </table:table-row>
        <table:table-row table:style-name="ro1">
          <table:table-cell office:value-type="string" calcext:value-type="string">
            <text:p>soc-LiveJournal1.bin</text:p>
          </table:table-cell>
          <table:table-cell office:value-type="float" office:value="1.14878" calcext:value-type="float">
            <text:p>1.14878</text:p>
          </table:table-cell>
          <table:table-cell office:value-type="float" office:value="0.610249" calcext:value-type="float">
            <text:p>0.610249</text:p>
          </table:table-cell>
          <table:table-cell office:value-type="float" office:value="1.15447" calcext:value-type="float">
            <text:p>1.15447</text:p>
          </table:table-cell>
          <table:table-cell office:value-type="float" office:value="1.17432" calcext:value-type="float">
            <text:p>1.17432</text:p>
          </table:table-cell>
          <table:table-cell office:value-type="float" office:value="1.17424" calcext:value-type="float">
            <text:p>1.17424</text:p>
          </table:table-cell>
          <table:table-cell office:value-type="float" office:value="1.17104" calcext:value-type="float">
            <text:p>1.17104</text:p>
          </table:table-cell>
          <table:table-cell office:value-type="float" office:value="1.26485" calcext:value-type="float">
            <text:p>1.26485</text:p>
          </table:table-cell>
          <table:table-cell office:value-type="float" office:value="1.63101" calcext:value-type="float">
            <text:p>1.63101</text:p>
          </table:table-cell>
          <table:table-cell office:value-type="float" office:value="0.742736" calcext:value-type="float">
            <text:p>0.742736</text:p>
          </table:table-cell>
          <table:table-cell office:value-type="float" office:value="0.763061" calcext:value-type="float">
            <text:p>0.763061</text:p>
          </table:table-cell>
          <table:table-cell office:value-type="float" office:value="0.660328" calcext:value-type="float">
            <text:p>0.660328</text:p>
          </table:table-cell>
          <table:table-cell office:value-type="float" office:value="0.749129" calcext:value-type="float">
            <text:p>0.749129</text:p>
          </table:table-cell>
          <table:table-cell office:value-type="float" office:value="0.881727" calcext:value-type="float">
            <text:p>0.881727</text:p>
          </table:table-cell>
          <table:table-cell office:value-type="float" office:value="1.05401" calcext:value-type="float">
            <text:p>1.05401</text:p>
          </table:table-cell>
          <table:table-cell table:formula="of:=IF([.D41]=MIN([.$D41:.$I41]);1;0)" office:value-type="float" office:value="1" calcext:value-type="float">
            <text:p>1</text:p>
          </table:table-cell>
          <table:table-cell table:formula="of:=IF([.E41]=MIN([.$D41:.$I41]);1;0)" office:value-type="float" office:value="0" calcext:value-type="float">
            <text:p>0</text:p>
          </table:table-cell>
          <table:table-cell table:formula="of:=IF([.F41]=MIN([.$D41:.$I41]);1;0)" office:value-type="float" office:value="0" calcext:value-type="float">
            <text:p>0</text:p>
          </table:table-cell>
          <table:table-cell table:formula="of:=IF([.G41]=MIN([.$D41:.$I41]);1;0)" office:value-type="float" office:value="0" calcext:value-type="float">
            <text:p>0</text:p>
          </table:table-cell>
          <table:table-cell table:formula="of:=IF([.H41]=MIN([.$D41:.$I41]);1;0)" office:value-type="float" office:value="0" calcext:value-type="float">
            <text:p>0</text:p>
          </table:table-cell>
          <table:table-cell table:formula="of:=IF([.I41]=MIN([.$D41:.$I41]);1;0)" office:value-type="float" office:value="0" calcext:value-type="float">
            <text:p>0</text:p>
          </table:table-cell>
          <table:table-cell table:formula="of:=MIN([.D41:.I41])" office:value-type="float" office:value="1.15447" calcext:value-type="float">
            <text:p>1.15447</text:p>
          </table:table-cell>
          <table:table-cell table:formula="of:=[.B41]/[.V41]" office:value-type="float" office:value="0.995071331433472" calcext:value-type="float">
            <text:p>0.9950713314</text:p>
          </table:table-cell>
          <table:table-cell table:formula="of:=IF([.J41]=MIN([.$J41:.$O41]);1;0)" office:value-type="float" office:value="0" calcext:value-type="float">
            <text:p>0</text:p>
          </table:table-cell>
          <table:table-cell table:formula="of:=IF([.K41]=MIN([.$J41:.$O41]);1;0)" office:value-type="float" office:value="0" calcext:value-type="float">
            <text:p>0</text:p>
          </table:table-cell>
          <table:table-cell table:formula="of:=IF([.L41]=MIN([.$J41:.$O41]);1;0)" office:value-type="float" office:value="1" calcext:value-type="float">
            <text:p>1</text:p>
          </table:table-cell>
          <table:table-cell table:formula="of:=IF([.M41]=MIN([.$J41:.$O41]);1;0)" office:value-type="float" office:value="0" calcext:value-type="float">
            <text:p>0</text:p>
          </table:table-cell>
          <table:table-cell table:formula="of:=IF([.N41]=MIN([.$J41:.$O41]);1;0)" office:value-type="float" office:value="0" calcext:value-type="float">
            <text:p>0</text:p>
          </table:table-cell>
          <table:table-cell table:formula="of:=IF([.O41]=MIN([.$J41:.$O41]);1;0)" office:value-type="float" office:value="0" calcext:value-type="float">
            <text:p>0</text:p>
          </table:table-cell>
          <table:table-cell table:formula="of:=MIN([.J41:.O41])" office:value-type="float" office:value="0.660328" calcext:value-type="float">
            <text:p>0.660328</text:p>
          </table:table-cell>
          <table:table-cell table:formula="of:=[.V41]/[.AD41]" office:value-type="float" office:value="1.74832810360912" calcext:value-type="float">
            <text:p>1.7483281036</text:p>
          </table:table-cell>
          <table:table-cell table:formula="of:=[.B41]/[.C41]" office:value-type="float" office:value="1.88247748050386" calcext:value-type="float">
            <text:p>1.8824774805</text:p>
          </table:table-cell>
        </table:table-row>
        <table:table-row table:style-name="ro1">
          <table:table-cell office:value-type="string" calcext:value-type="string">
            <text:p>soc-pokec-relationships.bin</text:p>
          </table:table-cell>
          <table:table-cell office:value-type="float" office:value="0.55434" calcext:value-type="float">
            <text:p>0.55434</text:p>
          </table:table-cell>
          <table:table-cell office:value-type="float" office:value="0.341847" calcext:value-type="float">
            <text:p>0.341847</text:p>
          </table:table-cell>
          <table:table-cell office:value-type="float" office:value="0.562969" calcext:value-type="float">
            <text:p>0.562969</text:p>
          </table:table-cell>
          <table:table-cell office:value-type="float" office:value="0.565209" calcext:value-type="float">
            <text:p>0.565209</text:p>
          </table:table-cell>
          <table:table-cell office:value-type="float" office:value="0.613628" calcext:value-type="float">
            <text:p>0.613628</text:p>
          </table:table-cell>
          <table:table-cell office:value-type="float" office:value="0.695062" calcext:value-type="float">
            <text:p>0.695062</text:p>
          </table:table-cell>
          <table:table-cell office:value-type="float" office:value="0.95457" calcext:value-type="float">
            <text:p>0.95457</text:p>
          </table:table-cell>
          <table:table-cell office:value-type="float" office:value="1.26353" calcext:value-type="float">
            <text:p>1.26353</text:p>
          </table:table-cell>
          <table:table-cell office:value-type="float" office:value="0.354802" calcext:value-type="float">
            <text:p>0.354802</text:p>
          </table:table-cell>
          <table:table-cell office:value-type="float" office:value="0.359891" calcext:value-type="float">
            <text:p>0.359891</text:p>
          </table:table-cell>
          <table:table-cell office:value-type="float" office:value="0.364338" calcext:value-type="float">
            <text:p>0.364338</text:p>
          </table:table-cell>
          <table:table-cell office:value-type="float" office:value="0.433494" calcext:value-type="float">
            <text:p>0.433494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774324" calcext:value-type="float">
            <text:p>0.774324</text:p>
          </table:table-cell>
          <table:table-cell table:formula="of:=IF([.D42]=MIN([.$D42:.$I42]);1;0)" office:value-type="float" office:value="1" calcext:value-type="float">
            <text:p>1</text:p>
          </table:table-cell>
          <table:table-cell table:formula="of:=IF([.E42]=MIN([.$D42:.$I42]);1;0)" office:value-type="float" office:value="0" calcext:value-type="float">
            <text:p>0</text:p>
          </table:table-cell>
          <table:table-cell table:formula="of:=IF([.F42]=MIN([.$D42:.$I42]);1;0)" office:value-type="float" office:value="0" calcext:value-type="float">
            <text:p>0</text:p>
          </table:table-cell>
          <table:table-cell table:formula="of:=IF([.G42]=MIN([.$D42:.$I42]);1;0)" office:value-type="float" office:value="0" calcext:value-type="float">
            <text:p>0</text:p>
          </table:table-cell>
          <table:table-cell table:formula="of:=IF([.H42]=MIN([.$D42:.$I42]);1;0)" office:value-type="float" office:value="0" calcext:value-type="float">
            <text:p>0</text:p>
          </table:table-cell>
          <table:table-cell table:formula="of:=IF([.I42]=MIN([.$D42:.$I42]);1;0)" office:value-type="float" office:value="0" calcext:value-type="float">
            <text:p>0</text:p>
          </table:table-cell>
          <table:table-cell table:formula="of:=MIN([.D42:.I42])" office:value-type="float" office:value="0.562969" calcext:value-type="float">
            <text:p>0.562969</text:p>
          </table:table-cell>
          <table:table-cell table:formula="of:=[.B42]/[.V42]" office:value-type="float" office:value="0.984672335421666" calcext:value-type="float">
            <text:p>0.9846723354</text:p>
          </table:table-cell>
          <table:table-cell table:formula="of:=IF([.J42]=MIN([.$J42:.$O42]);1;0)" office:value-type="float" office:value="1" calcext:value-type="float">
            <text:p>1</text:p>
          </table:table-cell>
          <table:table-cell table:formula="of:=IF([.K42]=MIN([.$J42:.$O42]);1;0)" office:value-type="float" office:value="0" calcext:value-type="float">
            <text:p>0</text:p>
          </table:table-cell>
          <table:table-cell table:formula="of:=IF([.L42]=MIN([.$J42:.$O42]);1;0)" office:value-type="float" office:value="0" calcext:value-type="float">
            <text:p>0</text:p>
          </table:table-cell>
          <table:table-cell table:formula="of:=IF([.M42]=MIN([.$J42:.$O42]);1;0)" office:value-type="float" office:value="0" calcext:value-type="float">
            <text:p>0</text:p>
          </table:table-cell>
          <table:table-cell table:formula="of:=IF([.N42]=MIN([.$J42:.$O42]);1;0)" office:value-type="float" office:value="0" calcext:value-type="float">
            <text:p>0</text:p>
          </table:table-cell>
          <table:table-cell table:formula="of:=IF([.O42]=MIN([.$J42:.$O42]);1;0)" office:value-type="float" office:value="0" calcext:value-type="float">
            <text:p>0</text:p>
          </table:table-cell>
          <table:table-cell table:formula="of:=MIN([.J42:.O42])" office:value-type="float" office:value="0.354802" calcext:value-type="float">
            <text:p>0.354802</text:p>
          </table:table-cell>
          <table:table-cell table:formula="of:=[.V42]/[.AD42]" office:value-type="float" office:value="1.58671315268798" calcext:value-type="float">
            <text:p>1.5867131527</text:p>
          </table:table-cell>
          <table:table-cell table:formula="of:=[.B42]/[.C42]" office:value-type="float" office:value="1.62160264679813" calcext:value-type="float">
            <text:p>1.6216026468</text:p>
          </table:table-cell>
        </table:table-row>
        <table:table-row table:style-name="ro1">
          <table:table-cell office:value-type="string" calcext:value-type="string">
            <text:p>soc-sign-epinions.bin</text:p>
          </table:table-cell>
          <table:table-cell office:value-type="float" office:value="0.032282" calcext:value-type="float">
            <text:p>0.032282</text:p>
          </table:table-cell>
          <table:table-cell office:value-type="float" office:value="0.029647" calcext:value-type="float">
            <text:p>0.029647</text:p>
          </table:table-cell>
          <table:table-cell office:value-type="float" office:value="0.049403" calcext:value-type="float">
            <text:p>0.049403</text:p>
          </table:table-cell>
          <table:table-cell office:value-type="float" office:value="0.072007" calcext:value-type="float">
            <text:p>0.072007</text:p>
          </table:table-cell>
          <table:table-cell office:value-type="float" office:value="0.101773" calcext:value-type="float">
            <text:p>0.101773</text:p>
          </table:table-cell>
          <table:table-cell office:value-type="float" office:value="0.184214" calcext:value-type="float">
            <text:p>0.184214</text:p>
          </table:table-cell>
          <table:table-cell office:value-type="float" office:value="0.313663" calcext:value-type="float">
            <text:p>0.313663</text:p>
          </table:table-cell>
          <table:table-cell office:value-type="float" office:value="0.520801" calcext:value-type="float">
            <text:p>0.520801</text:p>
          </table:table-cell>
          <table:table-cell office:value-type="float" office:value="0.049005" calcext:value-type="float">
            <text:p>0.049005</text:p>
          </table:table-cell>
          <table:table-cell office:value-type="float" office:value="0.066626" calcext:value-type="float">
            <text:p>0.066626</text:p>
          </table:table-cell>
          <table:table-cell office:value-type="float" office:value="0.093802" calcext:value-type="float">
            <text:p>0.093802</text:p>
          </table:table-cell>
          <table:table-cell office:value-type="float" office:value="0.157101" calcext:value-type="float">
            <text:p>0.157101</text:p>
          </table:table-cell>
          <table:table-cell office:value-type="float" office:value="0.274624" calcext:value-type="float">
            <text:p>0.274624</text:p>
          </table:table-cell>
          <table:table-cell office:value-type="float" office:value="0.480437" calcext:value-type="float">
            <text:p>0.480437</text:p>
          </table:table-cell>
          <table:table-cell table:formula="of:=IF([.D43]=MIN([.$D43:.$I43]);1;0)" office:value-type="float" office:value="1" calcext:value-type="float">
            <text:p>1</text:p>
          </table:table-cell>
          <table:table-cell table:formula="of:=IF([.E43]=MIN([.$D43:.$I43]);1;0)" office:value-type="float" office:value="0" calcext:value-type="float">
            <text:p>0</text:p>
          </table:table-cell>
          <table:table-cell table:formula="of:=IF([.F43]=MIN([.$D43:.$I43]);1;0)" office:value-type="float" office:value="0" calcext:value-type="float">
            <text:p>0</text:p>
          </table:table-cell>
          <table:table-cell table:formula="of:=IF([.G43]=MIN([.$D43:.$I43]);1;0)" office:value-type="float" office:value="0" calcext:value-type="float">
            <text:p>0</text:p>
          </table:table-cell>
          <table:table-cell table:formula="of:=IF([.H43]=MIN([.$D43:.$I43]);1;0)" office:value-type="float" office:value="0" calcext:value-type="float">
            <text:p>0</text:p>
          </table:table-cell>
          <table:table-cell table:formula="of:=IF([.I43]=MIN([.$D43:.$I43]);1;0)" office:value-type="float" office:value="0" calcext:value-type="float">
            <text:p>0</text:p>
          </table:table-cell>
          <table:table-cell table:formula="of:=MIN([.D43:.I43])" office:value-type="float" office:value="0.049403" calcext:value-type="float">
            <text:p>0.049403</text:p>
          </table:table-cell>
          <table:table-cell table:formula="of:=[.B43]/[.V43]" office:value-type="float" office:value="0.653442098657976" calcext:value-type="float">
            <text:p>0.6534420987</text:p>
          </table:table-cell>
          <table:table-cell table:formula="of:=IF([.J43]=MIN([.$J43:.$O43]);1;0)" office:value-type="float" office:value="1" calcext:value-type="float">
            <text:p>1</text:p>
          </table:table-cell>
          <table:table-cell table:formula="of:=IF([.K43]=MIN([.$J43:.$O43]);1;0)" office:value-type="float" office:value="0" calcext:value-type="float">
            <text:p>0</text:p>
          </table:table-cell>
          <table:table-cell table:formula="of:=IF([.L43]=MIN([.$J43:.$O43]);1;0)" office:value-type="float" office:value="0" calcext:value-type="float">
            <text:p>0</text:p>
          </table:table-cell>
          <table:table-cell table:formula="of:=IF([.M43]=MIN([.$J43:.$O43]);1;0)" office:value-type="float" office:value="0" calcext:value-type="float">
            <text:p>0</text:p>
          </table:table-cell>
          <table:table-cell table:formula="of:=IF([.N43]=MIN([.$J43:.$O43]);1;0)" office:value-type="float" office:value="0" calcext:value-type="float">
            <text:p>0</text:p>
          </table:table-cell>
          <table:table-cell table:formula="of:=IF([.O43]=MIN([.$J43:.$O43]);1;0)" office:value-type="float" office:value="0" calcext:value-type="float">
            <text:p>0</text:p>
          </table:table-cell>
          <table:table-cell table:formula="of:=MIN([.J43:.O43])" office:value-type="float" office:value="0.049005" calcext:value-type="float">
            <text:p>0.049005</text:p>
          </table:table-cell>
          <table:table-cell table:formula="of:=[.V43]/[.AD43]" office:value-type="float" office:value="1.00812162024283" calcext:value-type="float">
            <text:p>1.0081216202</text:p>
          </table:table-cell>
          <table:table-cell table:formula="of:=[.B43]/[.C43]" office:value-type="float" office:value="1.08887914460148" calcext:value-type="float">
            <text:p>1.0888791446</text:p>
          </table:table-cell>
        </table:table-row>
        <table:table-row table:style-name="ro1">
          <table:table-cell office:value-type="string" calcext:value-type="string">
            <text:p>soc-sign-Slashdot081106.bin</text:p>
          </table:table-cell>
          <table:table-cell office:value-type="float" office:value="0.011517" calcext:value-type="float">
            <text:p>0.011517</text:p>
          </table:table-cell>
          <table:table-cell office:value-type="float" office:value="0.011969" calcext:value-type="float">
            <text:p>0.011969</text:p>
          </table:table-cell>
          <table:table-cell office:value-type="float" office:value="0.022141" calcext:value-type="float">
            <text:p>0.022141</text:p>
          </table:table-cell>
          <table:table-cell office:value-type="float" office:value="0.031606" calcext:value-type="float">
            <text:p>0.031606</text:p>
          </table:table-cell>
          <table:table-cell office:value-type="float" office:value="0.057468" calcext:value-type="float">
            <text:p>0.057468</text:p>
          </table:table-cell>
          <table:table-cell office:value-type="float" office:value="0.107127" calcext:value-type="float">
            <text:p>0.107127</text:p>
          </table:table-cell>
          <table:table-cell office:value-type="float" office:value="0.202959" calcext:value-type="float">
            <text:p>0.202959</text:p>
          </table:table-cell>
          <table:table-cell office:value-type="float" office:value="0.506595" calcext:value-type="float">
            <text:p>0.506595</text:p>
          </table:table-cell>
          <table:table-cell office:value-type="float" office:value="0.027003" calcext:value-type="float">
            <text:p>0.027003</text:p>
          </table:table-cell>
          <table:table-cell office:value-type="float" office:value="0.040088" calcext:value-type="float">
            <text:p>0.040088</text:p>
          </table:table-cell>
          <table:table-cell office:value-type="float" office:value="0.074413" calcext:value-type="float">
            <text:p>0.074413</text:p>
          </table:table-cell>
          <table:table-cell office:value-type="float" office:value="0.126625" calcext:value-type="float">
            <text:p>0.126625</text:p>
          </table:table-cell>
          <table:table-cell office:value-type="float" office:value="0.237578" calcext:value-type="float">
            <text:p>0.237578</text:p>
          </table:table-cell>
          <table:table-cell office:value-type="float" office:value="0.44202" calcext:value-type="float">
            <text:p>0.44202</text:p>
          </table:table-cell>
          <table:table-cell table:formula="of:=IF([.D44]=MIN([.$D44:.$I44]);1;0)" office:value-type="float" office:value="1" calcext:value-type="float">
            <text:p>1</text:p>
          </table:table-cell>
          <table:table-cell table:formula="of:=IF([.E44]=MIN([.$D44:.$I44]);1;0)" office:value-type="float" office:value="0" calcext:value-type="float">
            <text:p>0</text:p>
          </table:table-cell>
          <table:table-cell table:formula="of:=IF([.F44]=MIN([.$D44:.$I44]);1;0)" office:value-type="float" office:value="0" calcext:value-type="float">
            <text:p>0</text:p>
          </table:table-cell>
          <table:table-cell table:formula="of:=IF([.G44]=MIN([.$D44:.$I44]);1;0)" office:value-type="float" office:value="0" calcext:value-type="float">
            <text:p>0</text:p>
          </table:table-cell>
          <table:table-cell table:formula="of:=IF([.H44]=MIN([.$D44:.$I44]);1;0)" office:value-type="float" office:value="0" calcext:value-type="float">
            <text:p>0</text:p>
          </table:table-cell>
          <table:table-cell table:formula="of:=IF([.I44]=MIN([.$D44:.$I44]);1;0)" office:value-type="float" office:value="0" calcext:value-type="float">
            <text:p>0</text:p>
          </table:table-cell>
          <table:table-cell table:formula="of:=MIN([.D44:.I44])" office:value-type="float" office:value="0.022141" calcext:value-type="float">
            <text:p>0.022141</text:p>
          </table:table-cell>
          <table:table-cell table:formula="of:=[.B44]/[.V44]" office:value-type="float" office:value="0.52016620748837" calcext:value-type="float">
            <text:p>0.5201662075</text:p>
          </table:table-cell>
          <table:table-cell table:formula="of:=IF([.J44]=MIN([.$J44:.$O44]);1;0)" office:value-type="float" office:value="1" calcext:value-type="float">
            <text:p>1</text:p>
          </table:table-cell>
          <table:table-cell table:formula="of:=IF([.K44]=MIN([.$J44:.$O44]);1;0)" office:value-type="float" office:value="0" calcext:value-type="float">
            <text:p>0</text:p>
          </table:table-cell>
          <table:table-cell table:formula="of:=IF([.L44]=MIN([.$J44:.$O44]);1;0)" office:value-type="float" office:value="0" calcext:value-type="float">
            <text:p>0</text:p>
          </table:table-cell>
          <table:table-cell table:formula="of:=IF([.M44]=MIN([.$J44:.$O44]);1;0)" office:value-type="float" office:value="0" calcext:value-type="float">
            <text:p>0</text:p>
          </table:table-cell>
          <table:table-cell table:formula="of:=IF([.N44]=MIN([.$J44:.$O44]);1;0)" office:value-type="float" office:value="0" calcext:value-type="float">
            <text:p>0</text:p>
          </table:table-cell>
          <table:table-cell table:formula="of:=IF([.O44]=MIN([.$J44:.$O44]);1;0)" office:value-type="float" office:value="0" calcext:value-type="float">
            <text:p>0</text:p>
          </table:table-cell>
          <table:table-cell table:formula="of:=MIN([.J44:.O44])" office:value-type="float" office:value="0.027003" calcext:value-type="float">
            <text:p>0.027003</text:p>
          </table:table-cell>
          <table:table-cell table:formula="of:=[.V44]/[.AD44]" office:value-type="float" office:value="0.819945931933489" calcext:value-type="float">
            <text:p>0.8199459319</text:p>
          </table:table-cell>
          <table:table-cell table:formula="of:=[.B44]/[.C44]" office:value-type="float" office:value="0.962235775754031" calcext:value-type="float">
            <text:p>0.9622357758</text:p>
          </table:table-cell>
        </table:table-row>
        <table:table-row table:style-name="ro1">
          <table:table-cell office:value-type="string" calcext:value-type="string">
            <text:p>soc-sign-Slashdot090216.bin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0.012168" calcext:value-type="float">
            <text:p>0.012168</text:p>
          </table:table-cell>
          <table:table-cell office:value-type="float" office:value="0.022225" calcext:value-type="float">
            <text:p>0.022225</text:p>
          </table:table-cell>
          <table:table-cell office:value-type="float" office:value="0.032206" calcext:value-type="float">
            <text:p>0.032206</text:p>
          </table:table-cell>
          <table:table-cell office:value-type="float" office:value="0.056463" calcext:value-type="float">
            <text:p>0.056463</text:p>
          </table:table-cell>
          <table:table-cell office:value-type="float" office:value="0.113689" calcext:value-type="float">
            <text:p>0.113689</text:p>
          </table:table-cell>
          <table:table-cell office:value-type="float" office:value="0.212249" calcext:value-type="float">
            <text:p>0.212249</text:p>
          </table:table-cell>
          <table:table-cell office:value-type="float" office:value="0.386458" calcext:value-type="float">
            <text:p>0.386458</text:p>
          </table:table-cell>
          <table:table-cell office:value-type="float" office:value="0.026657" calcext:value-type="float">
            <text:p>0.026657</text:p>
          </table:table-cell>
          <table:table-cell office:value-type="float" office:value="0.039817" calcext:value-type="float">
            <text:p>0.039817</text:p>
          </table:table-cell>
          <table:table-cell office:value-type="float" office:value="0.074073" calcext:value-type="float">
            <text:p>0.074073</text:p>
          </table:table-cell>
          <table:table-cell office:value-type="float" office:value="0.125019" calcext:value-type="float">
            <text:p>0.125019</text:p>
          </table:table-cell>
          <table:table-cell office:value-type="float" office:value="0.254919" calcext:value-type="float">
            <text:p>0.254919</text:p>
          </table:table-cell>
          <table:table-cell office:value-type="float" office:value="0.455568" calcext:value-type="float">
            <text:p>0.455568</text:p>
          </table:table-cell>
          <table:table-cell table:formula="of:=IF([.D45]=MIN([.$D45:.$I45]);1;0)" office:value-type="float" office:value="1" calcext:value-type="float">
            <text:p>1</text:p>
          </table:table-cell>
          <table:table-cell table:formula="of:=IF([.E45]=MIN([.$D45:.$I45]);1;0)" office:value-type="float" office:value="0" calcext:value-type="float">
            <text:p>0</text:p>
          </table:table-cell>
          <table:table-cell table:formula="of:=IF([.F45]=MIN([.$D45:.$I45]);1;0)" office:value-type="float" office:value="0" calcext:value-type="float">
            <text:p>0</text:p>
          </table:table-cell>
          <table:table-cell table:formula="of:=IF([.G45]=MIN([.$D45:.$I45]);1;0)" office:value-type="float" office:value="0" calcext:value-type="float">
            <text:p>0</text:p>
          </table:table-cell>
          <table:table-cell table:formula="of:=IF([.H45]=MIN([.$D45:.$I45]);1;0)" office:value-type="float" office:value="0" calcext:value-type="float">
            <text:p>0</text:p>
          </table:table-cell>
          <table:table-cell table:formula="of:=IF([.I45]=MIN([.$D45:.$I45]);1;0)" office:value-type="float" office:value="0" calcext:value-type="float">
            <text:p>0</text:p>
          </table:table-cell>
          <table:table-cell table:formula="of:=MIN([.D45:.I45])" office:value-type="float" office:value="0.022225" calcext:value-type="float">
            <text:p>0.022225</text:p>
          </table:table-cell>
          <table:table-cell table:formula="of:=[.B45]/[.V45]" office:value-type="float" office:value="0.543802024746907" calcext:value-type="float">
            <text:p>0.5438020247</text:p>
          </table:table-cell>
          <table:table-cell table:formula="of:=IF([.J45]=MIN([.$J45:.$O45]);1;0)" office:value-type="float" office:value="1" calcext:value-type="float">
            <text:p>1</text:p>
          </table:table-cell>
          <table:table-cell table:formula="of:=IF([.K45]=MIN([.$J45:.$O45]);1;0)" office:value-type="float" office:value="0" calcext:value-type="float">
            <text:p>0</text:p>
          </table:table-cell>
          <table:table-cell table:formula="of:=IF([.L45]=MIN([.$J45:.$O45]);1;0)" office:value-type="float" office:value="0" calcext:value-type="float">
            <text:p>0</text:p>
          </table:table-cell>
          <table:table-cell table:formula="of:=IF([.M45]=MIN([.$J45:.$O45]);1;0)" office:value-type="float" office:value="0" calcext:value-type="float">
            <text:p>0</text:p>
          </table:table-cell>
          <table:table-cell table:formula="of:=IF([.N45]=MIN([.$J45:.$O45]);1;0)" office:value-type="float" office:value="0" calcext:value-type="float">
            <text:p>0</text:p>
          </table:table-cell>
          <table:table-cell table:formula="of:=IF([.O45]=MIN([.$J45:.$O45]);1;0)" office:value-type="float" office:value="0" calcext:value-type="float">
            <text:p>0</text:p>
          </table:table-cell>
          <table:table-cell table:formula="of:=MIN([.J45:.O45])" office:value-type="float" office:value="0.026657" calcext:value-type="float">
            <text:p>0.026657</text:p>
          </table:table-cell>
          <table:table-cell table:formula="of:=[.V45]/[.AD45]" office:value-type="float" office:value="0.833739730652361" calcext:value-type="float">
            <text:p>0.8337397307</text:p>
          </table:table-cell>
          <table:table-cell table:formula="of:=[.B45]/[.C45]" office:value-type="float" office:value="0.993261012491782" calcext:value-type="float">
            <text:p>0.9932610125</text:p>
          </table:table-cell>
        </table:table-row>
        <table:table-row table:style-name="ro1">
          <table:table-cell office:value-type="string" calcext:value-type="string">
            <text:p>soc-sign-Slashdot090221.bin</text:p>
          </table:table-cell>
          <table:table-cell office:value-type="float" office:value="0.011849" calcext:value-type="float">
            <text:p>0.011849</text:p>
          </table:table-cell>
          <table:table-cell office:value-type="float" office:value="0.011967" calcext:value-type="float">
            <text:p>0.011967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0.037766" calcext:value-type="float">
            <text:p>0.037766</text:p>
          </table:table-cell>
          <table:table-cell office:value-type="float" office:value="0.058093" calcext:value-type="float">
            <text:p>0.058093</text:p>
          </table:table-cell>
          <table:table-cell office:value-type="float" office:value="0.107589" calcext:value-type="float">
            <text:p>0.107589</text:p>
          </table:table-cell>
          <table:table-cell office:value-type="float" office:value="0.198811" calcext:value-type="float">
            <text:p>0.198811</text:p>
          </table:table-cell>
          <table:table-cell office:value-type="float" office:value="0.42639" calcext:value-type="float">
            <text:p>0.42639</text:p>
          </table:table-cell>
          <table:table-cell office:value-type="float" office:value="0.026165" calcext:value-type="float">
            <text:p>0.026165</text:p>
          </table:table-cell>
          <table:table-cell office:value-type="float" office:value="0.040115" calcext:value-type="float">
            <text:p>0.040115</text:p>
          </table:table-cell>
          <table:table-cell office:value-type="float" office:value="0.073465" calcext:value-type="float">
            <text:p>0.073465</text:p>
          </table:table-cell>
          <table:table-cell office:value-type="float" office:value="0.140405" calcext:value-type="float">
            <text:p>0.140405</text:p>
          </table:table-cell>
          <table:table-cell office:value-type="float" office:value="0.232914" calcext:value-type="float">
            <text:p>0.232914</text:p>
          </table:table-cell>
          <table:table-cell office:value-type="float" office:value="0.43005" calcext:value-type="float">
            <text:p>0.43005</text:p>
          </table:table-cell>
          <table:table-cell table:formula="of:=IF([.D46]=MIN([.$D46:.$I46]);1;0)" office:value-type="float" office:value="1" calcext:value-type="float">
            <text:p>1</text:p>
          </table:table-cell>
          <table:table-cell table:formula="of:=IF([.E46]=MIN([.$D46:.$I46]);1;0)" office:value-type="float" office:value="0" calcext:value-type="float">
            <text:p>0</text:p>
          </table:table-cell>
          <table:table-cell table:formula="of:=IF([.F46]=MIN([.$D46:.$I46]);1;0)" office:value-type="float" office:value="0" calcext:value-type="float">
            <text:p>0</text:p>
          </table:table-cell>
          <table:table-cell table:formula="of:=IF([.G46]=MIN([.$D46:.$I46]);1;0)" office:value-type="float" office:value="0" calcext:value-type="float">
            <text:p>0</text:p>
          </table:table-cell>
          <table:table-cell table:formula="of:=IF([.H46]=MIN([.$D46:.$I46]);1;0)" office:value-type="float" office:value="0" calcext:value-type="float">
            <text:p>0</text:p>
          </table:table-cell>
          <table:table-cell table:formula="of:=IF([.I46]=MIN([.$D46:.$I46]);1;0)" office:value-type="float" office:value="0" calcext:value-type="float">
            <text:p>0</text:p>
          </table:table-cell>
          <table:table-cell table:formula="of:=MIN([.D46:.I46])" office:value-type="float" office:value="0.024003" calcext:value-type="float">
            <text:p>0.024003</text:p>
          </table:table-cell>
          <table:table-cell table:formula="of:=[.B46]/[.V46]" office:value-type="float" office:value="0.493646627504895" calcext:value-type="float">
            <text:p>0.4936466275</text:p>
          </table:table-cell>
          <table:table-cell table:formula="of:=IF([.J46]=MIN([.$J46:.$O46]);1;0)" office:value-type="float" office:value="1" calcext:value-type="float">
            <text:p>1</text:p>
          </table:table-cell>
          <table:table-cell table:formula="of:=IF([.K46]=MIN([.$J46:.$O46]);1;0)" office:value-type="float" office:value="0" calcext:value-type="float">
            <text:p>0</text:p>
          </table:table-cell>
          <table:table-cell table:formula="of:=IF([.L46]=MIN([.$J46:.$O46]);1;0)" office:value-type="float" office:value="0" calcext:value-type="float">
            <text:p>0</text:p>
          </table:table-cell>
          <table:table-cell table:formula="of:=IF([.M46]=MIN([.$J46:.$O46]);1;0)" office:value-type="float" office:value="0" calcext:value-type="float">
            <text:p>0</text:p>
          </table:table-cell>
          <table:table-cell table:formula="of:=IF([.N46]=MIN([.$J46:.$O46]);1;0)" office:value-type="float" office:value="0" calcext:value-type="float">
            <text:p>0</text:p>
          </table:table-cell>
          <table:table-cell table:formula="of:=IF([.O46]=MIN([.$J46:.$O46]);1;0)" office:value-type="float" office:value="0" calcext:value-type="float">
            <text:p>0</text:p>
          </table:table-cell>
          <table:table-cell table:formula="of:=MIN([.J46:.O46])" office:value-type="float" office:value="0.026165" calcext:value-type="float">
            <text:p>0.026165</text:p>
          </table:table-cell>
          <table:table-cell table:formula="of:=[.V46]/[.AD46]" office:value-type="float" office:value="0.917370533154978" calcext:value-type="float">
            <text:p>0.9173705332</text:p>
          </table:table-cell>
          <table:table-cell table:formula="of:=[.B46]/[.C46]" office:value-type="float" office:value="0.99013955043035" calcext:value-type="float">
            <text:p>0.9901395504</text:p>
          </table:table-cell>
        </table:table-row>
        <table:table-row table:style-name="ro1">
          <table:table-cell office:value-type="string" calcext:value-type="string">
            <text:p>soc-Slashdot0811.bin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8987" calcext:value-type="float">
            <text:p>0.018987</text:p>
          </table:table-cell>
          <table:table-cell office:value-type="float" office:value="0.034944" calcext:value-type="float">
            <text:p>0.034944</text:p>
          </table:table-cell>
          <table:table-cell office:value-type="float" office:value="0.03881" calcext:value-type="float">
            <text:p>0.03881</text:p>
          </table:table-cell>
          <table:table-cell office:value-type="float" office:value="0.062562" calcext:value-type="float">
            <text:p>0.062562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0.210817" calcext:value-type="float">
            <text:p>0.210817</text:p>
          </table:table-cell>
          <table:table-cell office:value-type="float" office:value="0.397599" calcext:value-type="float">
            <text:p>0.397599</text:p>
          </table:table-cell>
          <table:table-cell office:value-type="float" office:value="0.027424" calcext:value-type="float">
            <text:p>0.027424</text:p>
          </table:table-cell>
          <table:table-cell office:value-type="float" office:value="0.041637" calcext:value-type="float">
            <text:p>0.041637</text:p>
          </table:table-cell>
          <table:table-cell office:value-type="float" office:value="0.068482" calcext:value-type="float">
            <text:p>0.068482</text:p>
          </table:table-cell>
          <table:table-cell office:value-type="float" office:value="0.123321" calcext:value-type="float">
            <text:p>0.123321</text:p>
          </table:table-cell>
          <table:table-cell office:value-type="float" office:value="0.262451" calcext:value-type="float">
            <text:p>0.262451</text:p>
          </table:table-cell>
          <table:table-cell office:value-type="float" office:value="0.437582" calcext:value-type="float">
            <text:p>0.437582</text:p>
          </table:table-cell>
          <table:table-cell table:formula="of:=IF([.D47]=MIN([.$D47:.$I47]);1;0)" office:value-type="float" office:value="1" calcext:value-type="float">
            <text:p>1</text:p>
          </table:table-cell>
          <table:table-cell table:formula="of:=IF([.E47]=MIN([.$D47:.$I47]);1;0)" office:value-type="float" office:value="0" calcext:value-type="float">
            <text:p>0</text:p>
          </table:table-cell>
          <table:table-cell table:formula="of:=IF([.F47]=MIN([.$D47:.$I47]);1;0)" office:value-type="float" office:value="0" calcext:value-type="float">
            <text:p>0</text:p>
          </table:table-cell>
          <table:table-cell table:formula="of:=IF([.G47]=MIN([.$D47:.$I47]);1;0)" office:value-type="float" office:value="0" calcext:value-type="float">
            <text:p>0</text:p>
          </table:table-cell>
          <table:table-cell table:formula="of:=IF([.H47]=MIN([.$D47:.$I47]);1;0)" office:value-type="float" office:value="0" calcext:value-type="float">
            <text:p>0</text:p>
          </table:table-cell>
          <table:table-cell table:formula="of:=IF([.I47]=MIN([.$D47:.$I47]);1;0)" office:value-type="float" office:value="0" calcext:value-type="float">
            <text:p>0</text:p>
          </table:table-cell>
          <table:table-cell table:formula="of:=MIN([.D47:.I47])" office:value-type="float" office:value="0.034944" calcext:value-type="float">
            <text:p>0.034944</text:p>
          </table:table-cell>
          <table:table-cell table:formula="of:=[.B47]/[.V47]" office:value-type="float" office:value="0.732600732600733" calcext:value-type="float">
            <text:p>0.7326007326</text:p>
          </table:table-cell>
          <table:table-cell table:formula="of:=IF([.J47]=MIN([.$J47:.$O47]);1;0)" office:value-type="float" office:value="1" calcext:value-type="float">
            <text:p>1</text:p>
          </table:table-cell>
          <table:table-cell table:formula="of:=IF([.K47]=MIN([.$J47:.$O47]);1;0)" office:value-type="float" office:value="0" calcext:value-type="float">
            <text:p>0</text:p>
          </table:table-cell>
          <table:table-cell table:formula="of:=IF([.L47]=MIN([.$J47:.$O47]);1;0)" office:value-type="float" office:value="0" calcext:value-type="float">
            <text:p>0</text:p>
          </table:table-cell>
          <table:table-cell table:formula="of:=IF([.M47]=MIN([.$J47:.$O47]);1;0)" office:value-type="float" office:value="0" calcext:value-type="float">
            <text:p>0</text:p>
          </table:table-cell>
          <table:table-cell table:formula="of:=IF([.N47]=MIN([.$J47:.$O47]);1;0)" office:value-type="float" office:value="0" calcext:value-type="float">
            <text:p>0</text:p>
          </table:table-cell>
          <table:table-cell table:formula="of:=IF([.O47]=MIN([.$J47:.$O47]);1;0)" office:value-type="float" office:value="0" calcext:value-type="float">
            <text:p>0</text:p>
          </table:table-cell>
          <table:table-cell table:formula="of:=MIN([.J47:.O47])" office:value-type="float" office:value="0.027424" calcext:value-type="float">
            <text:p>0.027424</text:p>
          </table:table-cell>
          <table:table-cell table:formula="of:=[.V47]/[.AD47]" office:value-type="float" office:value="1.27421236872812" calcext:value-type="float">
            <text:p>1.2742123687</text:p>
          </table:table-cell>
          <table:table-cell table:formula="of:=[.B47]/[.C47]" office:value-type="float" office:value="1.34829093590351" calcext:value-type="float">
            <text:p>1.3482909359</text:p>
          </table:table-cell>
        </table:table-row>
        <table:table-row table:style-name="ro1">
          <table:table-cell office:value-type="string" calcext:value-type="string">
            <text:p>soc-Slashdot0902.bin</text:p>
          </table:table-cell>
          <table:table-cell office:value-type="float" office:value="0.026033" calcext:value-type="float">
            <text:p>0.026033</text:p>
          </table:table-cell>
          <table:table-cell office:value-type="float" office:value="0.019132" calcext:value-type="float">
            <text:p>0.019132</text:p>
          </table:table-cell>
          <table:table-cell office:value-type="float" office:value="0.029463" calcext:value-type="float">
            <text:p>0.029463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145411" calcext:value-type="float">
            <text:p>0.145411</text:p>
          </table:table-cell>
          <table:table-cell office:value-type="float" office:value="0.21988" calcext:value-type="float">
            <text:p>0.21988</text:p>
          </table:table-cell>
          <table:table-cell office:value-type="float" office:value="0.389854" calcext:value-type="float">
            <text:p>0.389854</text:p>
          </table:table-cell>
          <table:table-cell office:value-type="float" office:value="0.028287" calcext:value-type="float">
            <text:p>0.028287</text:p>
          </table:table-cell>
          <table:table-cell office:value-type="float" office:value="0.043425" calcext:value-type="float">
            <text:p>0.043425</text:p>
          </table:table-cell>
          <table:table-cell office:value-type="float" office:value="0.072969" calcext:value-type="float">
            <text:p>0.072969</text:p>
          </table:table-cell>
          <table:table-cell office:value-type="float" office:value="0.128565" calcext:value-type="float">
            <text:p>0.128565</text:p>
          </table:table-cell>
          <table:table-cell office:value-type="float" office:value="0.246241" calcext:value-type="float">
            <text:p>0.246241</text:p>
          </table:table-cell>
          <table:table-cell office:value-type="float" office:value="0.419177" calcext:value-type="float">
            <text:p>0.419177</text:p>
          </table:table-cell>
          <table:table-cell table:formula="of:=IF([.D48]=MIN([.$D48:.$I48]);1;0)" office:value-type="float" office:value="1" calcext:value-type="float">
            <text:p>1</text:p>
          </table:table-cell>
          <table:table-cell table:formula="of:=IF([.E48]=MIN([.$D48:.$I48]);1;0)" office:value-type="float" office:value="0" calcext:value-type="float">
            <text:p>0</text:p>
          </table:table-cell>
          <table:table-cell table:formula="of:=IF([.F48]=MIN([.$D48:.$I48]);1;0)" office:value-type="float" office:value="0" calcext:value-type="float">
            <text:p>0</text:p>
          </table:table-cell>
          <table:table-cell table:formula="of:=IF([.G48]=MIN([.$D48:.$I48]);1;0)" office:value-type="float" office:value="0" calcext:value-type="float">
            <text:p>0</text:p>
          </table:table-cell>
          <table:table-cell table:formula="of:=IF([.H48]=MIN([.$D48:.$I48]);1;0)" office:value-type="float" office:value="0" calcext:value-type="float">
            <text:p>0</text:p>
          </table:table-cell>
          <table:table-cell table:formula="of:=IF([.I48]=MIN([.$D48:.$I48]);1;0)" office:value-type="float" office:value="0" calcext:value-type="float">
            <text:p>0</text:p>
          </table:table-cell>
          <table:table-cell table:formula="of:=MIN([.D48:.I48])" office:value-type="float" office:value="0.029463" calcext:value-type="float">
            <text:p>0.029463</text:p>
          </table:table-cell>
          <table:table-cell table:formula="of:=[.B48]/[.V48]" office:value-type="float" office:value="0.883582798764552" calcext:value-type="float">
            <text:p>0.8835827988</text:p>
          </table:table-cell>
          <table:table-cell table:formula="of:=IF([.J48]=MIN([.$J48:.$O48]);1;0)" office:value-type="float" office:value="1" calcext:value-type="float">
            <text:p>1</text:p>
          </table:table-cell>
          <table:table-cell table:formula="of:=IF([.K48]=MIN([.$J48:.$O48]);1;0)" office:value-type="float" office:value="0" calcext:value-type="float">
            <text:p>0</text:p>
          </table:table-cell>
          <table:table-cell table:formula="of:=IF([.L48]=MIN([.$J48:.$O48]);1;0)" office:value-type="float" office:value="0" calcext:value-type="float">
            <text:p>0</text:p>
          </table:table-cell>
          <table:table-cell table:formula="of:=IF([.M48]=MIN([.$J48:.$O48]);1;0)" office:value-type="float" office:value="0" calcext:value-type="float">
            <text:p>0</text:p>
          </table:table-cell>
          <table:table-cell table:formula="of:=IF([.N48]=MIN([.$J48:.$O48]);1;0)" office:value-type="float" office:value="0" calcext:value-type="float">
            <text:p>0</text:p>
          </table:table-cell>
          <table:table-cell table:formula="of:=IF([.O48]=MIN([.$J48:.$O48]);1;0)" office:value-type="float" office:value="0" calcext:value-type="float">
            <text:p>0</text:p>
          </table:table-cell>
          <table:table-cell table:formula="of:=MIN([.J48:.O48])" office:value-type="float" office:value="0.028287" calcext:value-type="float">
            <text:p>0.028287</text:p>
          </table:table-cell>
          <table:table-cell table:formula="of:=[.V48]/[.AD48]" office:value-type="float" office:value="1.04157386785449" calcext:value-type="float">
            <text:p>1.0415738679</text:p>
          </table:table-cell>
          <table:table-cell table:formula="of:=[.B48]/[.C48]" office:value-type="float" office:value="1.36070457871629" calcext:value-type="float">
            <text:p>1.3607045787</text:p>
          </table:table-cell>
        </table:table-row>
        <table:table-row table:style-name="ro1">
          <table:table-cell office:value-type="string" calcext:value-type="string">
            <text:p>web-BerkStan.bin</text:p>
          </table:table-cell>
          <table:table-cell office:value-type="float" office:value="0.056957" calcext:value-type="float">
            <text:p>0.056957</text:p>
          </table:table-cell>
          <table:table-cell office:value-type="float" office:value="0.043787" calcext:value-type="float">
            <text:p>0.043787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0.066003" calcext:value-type="float">
            <text:p>0.066003</text:p>
          </table:table-cell>
          <table:table-cell office:value-type="float" office:value="0.086999" calcext:value-type="float">
            <text:p>0.086999</text:p>
          </table:table-cell>
          <table:table-cell office:value-type="float" office:value="0.138814" calcext:value-type="float">
            <text:p>0.138814</text:p>
          </table:table-cell>
          <table:table-cell office:value-type="float" office:value="0.232086" calcext:value-type="float">
            <text:p>0.232086</text:p>
          </table:table-cell>
          <table:table-cell office:value-type="float" office:value="0.405715" calcext:value-type="float">
            <text:p>0.405715</text:p>
          </table:table-cell>
          <table:table-cell office:value-type="float" office:value="0.052239" calcext:value-type="float">
            <text:p>0.052239</text:p>
          </table:table-cell>
          <table:table-cell office:value-type="float" office:value="0.068356" calcext:value-type="float">
            <text:p>0.068356</text:p>
          </table:table-cell>
          <table:table-cell office:value-type="float" office:value="0.093029" calcext:value-type="float">
            <text:p>0.093029</text:p>
          </table:table-cell>
          <table:table-cell office:value-type="float" office:value="0.17264" calcext:value-type="float">
            <text:p>0.17264</text:p>
          </table:table-cell>
          <table:table-cell office:value-type="float" office:value="0.258271" calcext:value-type="float">
            <text:p>0.258271</text:p>
          </table:table-cell>
          <table:table-cell office:value-type="float" office:value="0.474441" calcext:value-type="float">
            <text:p>0.474441</text:p>
          </table:table-cell>
          <table:table-cell table:formula="of:=IF([.D49]=MIN([.$D49:.$I49]);1;0)" office:value-type="float" office:value="1" calcext:value-type="float">
            <text:p>1</text:p>
          </table:table-cell>
          <table:table-cell table:formula="of:=IF([.E49]=MIN([.$D49:.$I49]);1;0)" office:value-type="float" office:value="0" calcext:value-type="float">
            <text:p>0</text:p>
          </table:table-cell>
          <table:table-cell table:formula="of:=IF([.F49]=MIN([.$D49:.$I49]);1;0)" office:value-type="float" office:value="0" calcext:value-type="float">
            <text:p>0</text:p>
          </table:table-cell>
          <table:table-cell table:formula="of:=IF([.G49]=MIN([.$D49:.$I49]);1;0)" office:value-type="float" office:value="0" calcext:value-type="float">
            <text:p>0</text:p>
          </table:table-cell>
          <table:table-cell table:formula="of:=IF([.H49]=MIN([.$D49:.$I49]);1;0)" office:value-type="float" office:value="0" calcext:value-type="float">
            <text:p>0</text:p>
          </table:table-cell>
          <table:table-cell table:formula="of:=IF([.I49]=MIN([.$D49:.$I49]);1;0)" office:value-type="float" office:value="0" calcext:value-type="float">
            <text:p>0</text:p>
          </table:table-cell>
          <table:table-cell table:formula="of:=MIN([.D49:.I49])" office:value-type="float" office:value="0.06126" calcext:value-type="float">
            <text:p>0.06126</text:p>
          </table:table-cell>
          <table:table-cell table:formula="of:=[.B49]/[.V49]" office:value-type="float" office:value="0.929758406790728" calcext:value-type="float">
            <text:p>0.9297584068</text:p>
          </table:table-cell>
          <table:table-cell table:formula="of:=IF([.J49]=MIN([.$J49:.$O49]);1;0)" office:value-type="float" office:value="1" calcext:value-type="float">
            <text:p>1</text:p>
          </table:table-cell>
          <table:table-cell table:formula="of:=IF([.K49]=MIN([.$J49:.$O49]);1;0)" office:value-type="float" office:value="0" calcext:value-type="float">
            <text:p>0</text:p>
          </table:table-cell>
          <table:table-cell table:formula="of:=IF([.L49]=MIN([.$J49:.$O49]);1;0)" office:value-type="float" office:value="0" calcext:value-type="float">
            <text:p>0</text:p>
          </table:table-cell>
          <table:table-cell table:formula="of:=IF([.M49]=MIN([.$J49:.$O49]);1;0)" office:value-type="float" office:value="0" calcext:value-type="float">
            <text:p>0</text:p>
          </table:table-cell>
          <table:table-cell table:formula="of:=IF([.N49]=MIN([.$J49:.$O49]);1;0)" office:value-type="float" office:value="0" calcext:value-type="float">
            <text:p>0</text:p>
          </table:table-cell>
          <table:table-cell table:formula="of:=IF([.O49]=MIN([.$J49:.$O49]);1;0)" office:value-type="float" office:value="0" calcext:value-type="float">
            <text:p>0</text:p>
          </table:table-cell>
          <table:table-cell table:formula="of:=MIN([.J49:.O49])" office:value-type="float" office:value="0.052239" calcext:value-type="float">
            <text:p>0.052239</text:p>
          </table:table-cell>
          <table:table-cell table:formula="of:=[.V49]/[.AD49]" office:value-type="float" office:value="1.17268707287659" calcext:value-type="float">
            <text:p>1.1726870729</text:p>
          </table:table-cell>
          <table:table-cell table:formula="of:=[.B49]/[.C49]" office:value-type="float" office:value="1.30077420238884" calcext:value-type="float">
            <text:p>1.3007742024</text:p>
          </table:table-cell>
        </table:table-row>
        <table:table-row table:style-name="ro1">
          <table:table-cell office:value-type="string" calcext:value-type="string">
            <text:p>web-Google.bin</text:p>
          </table:table-cell>
          <table:table-cell office:value-type="float" office:value="0.107437" calcext:value-type="float">
            <text:p>0.107437</text:p>
          </table:table-cell>
          <table:table-cell office:value-type="float" office:value="0.070288" calcext:value-type="float">
            <text:p>0.070288</text:p>
          </table:table-cell>
          <table:table-cell office:value-type="float" office:value="0.120074" calcext:value-type="float">
            <text:p>0.120074</text:p>
          </table:table-cell>
          <table:table-cell office:value-type="float" office:value="0.12672" calcext:value-type="float">
            <text:p>0.12672</text:p>
          </table:table-cell>
          <table:table-cell office:value-type="float" office:value="0.142305" calcext:value-type="float">
            <text:p>0.142305</text:p>
          </table:table-cell>
          <table:table-cell office:value-type="float" office:value="0.200285" calcext:value-type="float">
            <text:p>0.200285</text:p>
          </table:table-cell>
          <table:table-cell office:value-type="float" office:value="0.29629" calcext:value-type="float">
            <text:p>0.29629</text:p>
          </table:table-cell>
          <table:table-cell office:value-type="float" office:value="0.461465" calcext:value-type="float">
            <text:p>0.461465</text:p>
          </table:table-cell>
          <table:table-cell office:value-type="float" office:value="0.094347" calcext:value-type="float">
            <text:p>0.094347</text:p>
          </table:table-cell>
          <table:table-cell office:value-type="float" office:value="0.089674" calcext:value-type="float">
            <text:p>0.089674</text:p>
          </table:table-cell>
          <table:table-cell office:value-type="float" office:value="0.13035" calcext:value-type="float">
            <text:p>0.13035</text:p>
          </table:table-cell>
          <table:table-cell office:value-type="float" office:value="0.177336" calcext:value-type="float">
            <text:p>0.177336</text:p>
          </table:table-cell>
          <table:table-cell office:value-type="float" office:value="0.310682" calcext:value-type="float">
            <text:p>0.310682</text:p>
          </table:table-cell>
          <table:table-cell office:value-type="float" office:value="0.504549" calcext:value-type="float">
            <text:p>0.504549</text:p>
          </table:table-cell>
          <table:table-cell table:formula="of:=IF([.D50]=MIN([.$D50:.$I50]);1;0)" office:value-type="float" office:value="1" calcext:value-type="float">
            <text:p>1</text:p>
          </table:table-cell>
          <table:table-cell table:formula="of:=IF([.E50]=MIN([.$D50:.$I50]);1;0)" office:value-type="float" office:value="0" calcext:value-type="float">
            <text:p>0</text:p>
          </table:table-cell>
          <table:table-cell table:formula="of:=IF([.F50]=MIN([.$D50:.$I50]);1;0)" office:value-type="float" office:value="0" calcext:value-type="float">
            <text:p>0</text:p>
          </table:table-cell>
          <table:table-cell table:formula="of:=IF([.G50]=MIN([.$D50:.$I50]);1;0)" office:value-type="float" office:value="0" calcext:value-type="float">
            <text:p>0</text:p>
          </table:table-cell>
          <table:table-cell table:formula="of:=IF([.H50]=MIN([.$D50:.$I50]);1;0)" office:value-type="float" office:value="0" calcext:value-type="float">
            <text:p>0</text:p>
          </table:table-cell>
          <table:table-cell table:formula="of:=IF([.I50]=MIN([.$D50:.$I50]);1;0)" office:value-type="float" office:value="0" calcext:value-type="float">
            <text:p>0</text:p>
          </table:table-cell>
          <table:table-cell table:formula="of:=MIN([.D50:.I50])" office:value-type="float" office:value="0.120074" calcext:value-type="float">
            <text:p>0.120074</text:p>
          </table:table-cell>
          <table:table-cell table:formula="of:=[.B50]/[.V50]" office:value-type="float" office:value="0.894756566783816" calcext:value-type="float">
            <text:p>0.8947565668</text:p>
          </table:table-cell>
          <table:table-cell table:formula="of:=IF([.J50]=MIN([.$J50:.$O50]);1;0)" office:value-type="float" office:value="0" calcext:value-type="float">
            <text:p>0</text:p>
          </table:table-cell>
          <table:table-cell table:formula="of:=IF([.K50]=MIN([.$J50:.$O50]);1;0)" office:value-type="float" office:value="1" calcext:value-type="float">
            <text:p>1</text:p>
          </table:table-cell>
          <table:table-cell table:formula="of:=IF([.L50]=MIN([.$J50:.$O50]);1;0)" office:value-type="float" office:value="0" calcext:value-type="float">
            <text:p>0</text:p>
          </table:table-cell>
          <table:table-cell table:formula="of:=IF([.M50]=MIN([.$J50:.$O50]);1;0)" office:value-type="float" office:value="0" calcext:value-type="float">
            <text:p>0</text:p>
          </table:table-cell>
          <table:table-cell table:formula="of:=IF([.N50]=MIN([.$J50:.$O50]);1;0)" office:value-type="float" office:value="0" calcext:value-type="float">
            <text:p>0</text:p>
          </table:table-cell>
          <table:table-cell table:formula="of:=IF([.O50]=MIN([.$J50:.$O50]);1;0)" office:value-type="float" office:value="0" calcext:value-type="float">
            <text:p>0</text:p>
          </table:table-cell>
          <table:table-cell table:formula="of:=MIN([.J50:.O50])" office:value-type="float" office:value="0.089674" calcext:value-type="float">
            <text:p>0.089674</text:p>
          </table:table-cell>
          <table:table-cell table:formula="of:=[.V50]/[.AD50]" office:value-type="float" office:value="1.33900573187323" calcext:value-type="float">
            <text:p>1.3390057319</text:p>
          </table:table-cell>
          <table:table-cell table:formula="of:=[.B50]/[.C50]" office:value-type="float" office:value="1.52852549510585" calcext:value-type="float">
            <text:p>1.5285254951</text:p>
          </table:table-cell>
        </table:table-row>
        <table:table-row table:style-name="ro1">
          <table:table-cell office:value-type="string" calcext:value-type="string">
            <text:p>web-NotreDame.bin</text:p>
          </table:table-cell>
          <table:table-cell office:value-type="float" office:value="0.043094" calcext:value-type="float">
            <text:p>0.043094</text:p>
          </table:table-cell>
          <table:table-cell office:value-type="float" office:value="0.039836" calcext:value-type="float">
            <text:p>0.039836</text:p>
          </table:table-cell>
          <table:table-cell office:value-type="float" office:value="0.069487" calcext:value-type="float">
            <text:p>0.069487</text:p>
          </table:table-cell>
          <table:table-cell office:value-type="float" office:value="0.094999" calcext:value-type="float">
            <text:p>0.094999</text:p>
          </table:table-cell>
          <table:table-cell office:value-type="float" office:value="0.155233" calcext:value-type="float">
            <text:p>0.155233</text:p>
          </table:table-cell>
          <table:table-cell office:value-type="float" office:value="0.220648" calcext:value-type="float">
            <text:p>0.220648</text:p>
          </table:table-cell>
          <table:table-cell office:value-type="float" office:value="0.336486" calcext:value-type="float">
            <text:p>0.336486</text:p>
          </table:table-cell>
          <table:table-cell office:value-type="float" office:value="0.549311" calcext:value-type="float">
            <text:p>0.549311</text:p>
          </table:table-cell>
          <table:table-cell office:value-type="float" office:value="0.058473" calcext:value-type="float">
            <text:p>0.058473</text:p>
          </table:table-cell>
          <table:table-cell office:value-type="float" office:value="0.084514" calcext:value-type="float">
            <text:p>0.084514</text:p>
          </table:table-cell>
          <table:table-cell office:value-type="float" office:value="0.117925" calcext:value-type="float">
            <text:p>0.117925</text:p>
          </table:table-cell>
          <table:table-cell office:value-type="float" office:value="0.214893" calcext:value-type="float">
            <text:p>0.214893</text:p>
          </table:table-cell>
          <table:table-cell office:value-type="float" office:value="0.298452" calcext:value-type="float">
            <text:p>0.298452</text:p>
          </table:table-cell>
          <table:table-cell office:value-type="float" office:value="0.529631" calcext:value-type="float">
            <text:p>0.529631</text:p>
          </table:table-cell>
          <table:table-cell table:formula="of:=IF([.D51]=MIN([.$D51:.$I51]);1;0)" office:value-type="float" office:value="1" calcext:value-type="float">
            <text:p>1</text:p>
          </table:table-cell>
          <table:table-cell table:formula="of:=IF([.E51]=MIN([.$D51:.$I51]);1;0)" office:value-type="float" office:value="0" calcext:value-type="float">
            <text:p>0</text:p>
          </table:table-cell>
          <table:table-cell table:formula="of:=IF([.F51]=MIN([.$D51:.$I51]);1;0)" office:value-type="float" office:value="0" calcext:value-type="float">
            <text:p>0</text:p>
          </table:table-cell>
          <table:table-cell table:formula="of:=IF([.G51]=MIN([.$D51:.$I51]);1;0)" office:value-type="float" office:value="0" calcext:value-type="float">
            <text:p>0</text:p>
          </table:table-cell>
          <table:table-cell table:formula="of:=IF([.H51]=MIN([.$D51:.$I51]);1;0)" office:value-type="float" office:value="0" calcext:value-type="float">
            <text:p>0</text:p>
          </table:table-cell>
          <table:table-cell table:formula="of:=IF([.I51]=MIN([.$D51:.$I51]);1;0)" office:value-type="float" office:value="0" calcext:value-type="float">
            <text:p>0</text:p>
          </table:table-cell>
          <table:table-cell table:formula="of:=MIN([.D51:.I51])" office:value-type="float" office:value="0.069487" calcext:value-type="float">
            <text:p>0.069487</text:p>
          </table:table-cell>
          <table:table-cell table:formula="of:=[.B51]/[.V51]" office:value-type="float" office:value="0.620173557643876" calcext:value-type="float">
            <text:p>0.6201735576</text:p>
          </table:table-cell>
          <table:table-cell table:formula="of:=IF([.J51]=MIN([.$J51:.$O51]);1;0)" office:value-type="float" office:value="1" calcext:value-type="float">
            <text:p>1</text:p>
          </table:table-cell>
          <table:table-cell table:formula="of:=IF([.K51]=MIN([.$J51:.$O51]);1;0)" office:value-type="float" office:value="0" calcext:value-type="float">
            <text:p>0</text:p>
          </table:table-cell>
          <table:table-cell table:formula="of:=IF([.L51]=MIN([.$J51:.$O51]);1;0)" office:value-type="float" office:value="0" calcext:value-type="float">
            <text:p>0</text:p>
          </table:table-cell>
          <table:table-cell table:formula="of:=IF([.M51]=MIN([.$J51:.$O51]);1;0)" office:value-type="float" office:value="0" calcext:value-type="float">
            <text:p>0</text:p>
          </table:table-cell>
          <table:table-cell table:formula="of:=IF([.N51]=MIN([.$J51:.$O51]);1;0)" office:value-type="float" office:value="0" calcext:value-type="float">
            <text:p>0</text:p>
          </table:table-cell>
          <table:table-cell table:formula="of:=IF([.O51]=MIN([.$J51:.$O51]);1;0)" office:value-type="float" office:value="0" calcext:value-type="float">
            <text:p>0</text:p>
          </table:table-cell>
          <table:table-cell table:formula="of:=MIN([.J51:.O51])" office:value-type="float" office:value="0.058473" calcext:value-type="float">
            <text:p>0.058473</text:p>
          </table:table-cell>
          <table:table-cell table:formula="of:=[.V51]/[.AD51]" office:value-type="float" office:value="1.18836043986113" calcext:value-type="float">
            <text:p>1.1883604399</text:p>
          </table:table-cell>
          <table:table-cell table:formula="of:=[.B51]/[.C51]" office:value-type="float" office:value="1.08178531981123" calcext:value-type="float">
            <text:p>1.0817853198</text:p>
          </table:table-cell>
        </table:table-row>
        <table:table-row table:style-name="ro1">
          <table:table-cell office:value-type="string" calcext:value-type="string">
            <text:p>web-Stanford.bin</text:p>
          </table:table-cell>
          <table:table-cell office:value-type="float" office:value="0.032115" calcext:value-type="float">
            <text:p>0.032115</text:p>
          </table:table-cell>
          <table:table-cell office:value-type="float" office:value="0.024134" calcext:value-type="float">
            <text:p>0.024134</text:p>
          </table:table-cell>
          <table:table-cell office:value-type="float" office:value="0.036425" calcext:value-type="float">
            <text:p>0.036425</text:p>
          </table:table-cell>
          <table:table-cell office:value-type="float" office:value="0.045275" calcext:value-type="float">
            <text:p>0.045275</text:p>
          </table:table-cell>
          <table:table-cell office:value-type="float" office:value="0.073115" calcext:value-type="float">
            <text:p>0.073115</text:p>
          </table:table-cell>
          <table:table-cell office:value-type="float" office:value="0.120195" calcext:value-type="float">
            <text:p>0.120195</text:p>
          </table:table-cell>
          <table:table-cell office:value-type="float" office:value="0.237434" calcext:value-type="float">
            <text:p>0.237434</text:p>
          </table:table-cell>
          <table:table-cell office:value-type="float" office:value="0.468336" calcext:value-type="float">
            <text:p>0.468336</text:p>
          </table:table-cell>
          <table:table-cell office:value-type="float" office:value="0.035475" calcext:value-type="float">
            <text:p>0.035475</text:p>
          </table:table-cell>
          <table:table-cell office:value-type="float" office:value="0.052046" calcext:value-type="float">
            <text:p>0.052046</text:p>
          </table:table-cell>
          <table:table-cell office:value-type="float" office:value="0.098541" calcext:value-type="float">
            <text:p>0.098541</text:p>
          </table:table-cell>
          <table:table-cell office:value-type="float" office:value="0.169115" calcext:value-type="float">
            <text:p>0.169115</text:p>
          </table:table-cell>
          <table:table-cell office:value-type="float" office:value="0.252557" calcext:value-type="float">
            <text:p>0.252557</text:p>
          </table:table-cell>
          <table:table-cell office:value-type="float" office:value="0.478357" calcext:value-type="float">
            <text:p>0.478357</text:p>
          </table:table-cell>
          <table:table-cell table:formula="of:=IF([.D52]=MIN([.$D52:.$I52]);1;0)" office:value-type="float" office:value="1" calcext:value-type="float">
            <text:p>1</text:p>
          </table:table-cell>
          <table:table-cell table:formula="of:=IF([.E52]=MIN([.$D52:.$I52]);1;0)" office:value-type="float" office:value="0" calcext:value-type="float">
            <text:p>0</text:p>
          </table:table-cell>
          <table:table-cell table:formula="of:=IF([.F52]=MIN([.$D52:.$I52]);1;0)" office:value-type="float" office:value="0" calcext:value-type="float">
            <text:p>0</text:p>
          </table:table-cell>
          <table:table-cell table:formula="of:=IF([.G52]=MIN([.$D52:.$I52]);1;0)" office:value-type="float" office:value="0" calcext:value-type="float">
            <text:p>0</text:p>
          </table:table-cell>
          <table:table-cell table:formula="of:=IF([.H52]=MIN([.$D52:.$I52]);1;0)" office:value-type="float" office:value="0" calcext:value-type="float">
            <text:p>0</text:p>
          </table:table-cell>
          <table:table-cell table:formula="of:=IF([.I52]=MIN([.$D52:.$I52]);1;0)" office:value-type="float" office:value="0" calcext:value-type="float">
            <text:p>0</text:p>
          </table:table-cell>
          <table:table-cell table:formula="of:=MIN([.D52:.I52])" office:value-type="float" office:value="0.036425" calcext:value-type="float">
            <text:p>0.036425</text:p>
          </table:table-cell>
          <table:table-cell table:formula="of:=[.B52]/[.V52]" office:value-type="float" office:value="0.881674673987646" calcext:value-type="float">
            <text:p>0.881674674</text:p>
          </table:table-cell>
          <table:table-cell table:formula="of:=IF([.J52]=MIN([.$J52:.$O52]);1;0)" office:value-type="float" office:value="1" calcext:value-type="float">
            <text:p>1</text:p>
          </table:table-cell>
          <table:table-cell table:formula="of:=IF([.K52]=MIN([.$J52:.$O52]);1;0)" office:value-type="float" office:value="0" calcext:value-type="float">
            <text:p>0</text:p>
          </table:table-cell>
          <table:table-cell table:formula="of:=IF([.L52]=MIN([.$J52:.$O52]);1;0)" office:value-type="float" office:value="0" calcext:value-type="float">
            <text:p>0</text:p>
          </table:table-cell>
          <table:table-cell table:formula="of:=IF([.M52]=MIN([.$J52:.$O52]);1;0)" office:value-type="float" office:value="0" calcext:value-type="float">
            <text:p>0</text:p>
          </table:table-cell>
          <table:table-cell table:formula="of:=IF([.N52]=MIN([.$J52:.$O52]);1;0)" office:value-type="float" office:value="0" calcext:value-type="float">
            <text:p>0</text:p>
          </table:table-cell>
          <table:table-cell table:formula="of:=IF([.O52]=MIN([.$J52:.$O52]);1;0)" office:value-type="float" office:value="0" calcext:value-type="float">
            <text:p>0</text:p>
          </table:table-cell>
          <table:table-cell table:formula="of:=MIN([.J52:.O52])" office:value-type="float" office:value="0.035475" calcext:value-type="float">
            <text:p>0.035475</text:p>
          </table:table-cell>
          <table:table-cell table:formula="of:=[.V52]/[.AD52]" office:value-type="float" office:value="1.02677942212826" calcext:value-type="float">
            <text:p>1.0267794221</text:p>
          </table:table-cell>
          <table:table-cell table:formula="of:=[.B52]/[.C52]" office:value-type="float" office:value="1.33069528466064" calcext:value-type="float">
            <text:p>1.3306952847</text:p>
          </table:table-cell>
        </table:table-row>
        <table:table-row table:style-name="ro1">
          <table:table-cell office:value-type="string" calcext:value-type="string">
            <text:p>wiki-Talk.bin</text:p>
          </table:table-cell>
          <table:table-cell office:value-type="float" office:value="0.923133" calcext:value-type="float">
            <text:p>0.923133</text:p>
          </table:table-cell>
          <table:table-cell office:value-type="float" office:value="0.215253" calcext:value-type="float">
            <text:p>0.215253</text:p>
          </table:table-cell>
          <table:table-cell office:value-type="float" office:value="0.93707" calcext:value-type="float">
            <text:p>0.93707</text:p>
          </table:table-cell>
          <table:table-cell office:value-type="float" office:value="0.961782" calcext:value-type="float">
            <text:p>0.961782</text:p>
          </table:table-cell>
          <table:table-cell office:value-type="float" office:value="0.584101" calcext:value-type="float">
            <text:p>0.584101</text:p>
          </table:table-cell>
          <table:table-cell office:value-type="float" office:value="0.554846" calcext:value-type="float">
            <text:p>0.554846</text:p>
          </table:table-cell>
          <table:table-cell office:value-type="float" office:value="0.463698" calcext:value-type="float">
            <text:p>0.463698</text:p>
          </table:table-cell>
          <table:table-cell office:value-type="float" office:value="0.631101" calcext:value-type="float">
            <text:p>0.631101</text:p>
          </table:table-cell>
          <table:table-cell office:value-type="float" office:value="0.979917" calcext:value-type="float">
            <text:p>0.979917</text:p>
          </table:table-cell>
          <table:table-cell office:value-type="float" office:value="0.633857" calcext:value-type="float">
            <text:p>0.633857</text:p>
          </table:table-cell>
          <table:table-cell office:value-type="float" office:value="0.613181" calcext:value-type="float">
            <text:p>0.613181</text:p>
          </table:table-cell>
          <table:table-cell office:value-type="float" office:value="0.379913" calcext:value-type="float">
            <text:p>0.379913</text:p>
          </table:table-cell>
          <table:table-cell office:value-type="float" office:value="0.392628" calcext:value-type="float">
            <text:p>0.392628</text:p>
          </table:table-cell>
          <table:table-cell office:value-type="float" office:value="0.533953" calcext:value-type="float">
            <text:p>0.533953</text:p>
          </table:table-cell>
          <table:table-cell table:formula="of:=IF([.D53]=MIN([.$D53:.$I53]);1;0)" office:value-type="float" office:value="0" calcext:value-type="float">
            <text:p>0</text:p>
          </table:table-cell>
          <table:table-cell table:formula="of:=IF([.E53]=MIN([.$D53:.$I53]);1;0)" office:value-type="float" office:value="0" calcext:value-type="float">
            <text:p>0</text:p>
          </table:table-cell>
          <table:table-cell table:formula="of:=IF([.F53]=MIN([.$D53:.$I53]);1;0)" office:value-type="float" office:value="0" calcext:value-type="float">
            <text:p>0</text:p>
          </table:table-cell>
          <table:table-cell table:formula="of:=IF([.G53]=MIN([.$D53:.$I53]);1;0)" office:value-type="float" office:value="0" calcext:value-type="float">
            <text:p>0</text:p>
          </table:table-cell>
          <table:table-cell table:formula="of:=IF([.H53]=MIN([.$D53:.$I53]);1;0)" office:value-type="float" office:value="1" calcext:value-type="float">
            <text:p>1</text:p>
          </table:table-cell>
          <table:table-cell table:formula="of:=IF([.I53]=MIN([.$D53:.$I53]);1;0)" office:value-type="float" office:value="0" calcext:value-type="float">
            <text:p>0</text:p>
          </table:table-cell>
          <table:table-cell table:formula="of:=MIN([.D53:.I53])" office:value-type="float" office:value="0.463698" calcext:value-type="float">
            <text:p>0.463698</text:p>
          </table:table-cell>
          <table:table-cell table:formula="of:=[.B53]/[.V53]" office:value-type="float" office:value="1.99080651631018" calcext:value-type="float">
            <text:p>1.9908065163</text:p>
          </table:table-cell>
          <table:table-cell table:formula="of:=IF([.J53]=MIN([.$J53:.$O53]);1;0)" office:value-type="float" office:value="0" calcext:value-type="float">
            <text:p>0</text:p>
          </table:table-cell>
          <table:table-cell table:formula="of:=IF([.K53]=MIN([.$J53:.$O53]);1;0)" office:value-type="float" office:value="0" calcext:value-type="float">
            <text:p>0</text:p>
          </table:table-cell>
          <table:table-cell table:formula="of:=IF([.L53]=MIN([.$J53:.$O53]);1;0)" office:value-type="float" office:value="0" calcext:value-type="float">
            <text:p>0</text:p>
          </table:table-cell>
          <table:table-cell table:formula="of:=IF([.M53]=MIN([.$J53:.$O53]);1;0)" office:value-type="float" office:value="1" calcext:value-type="float">
            <text:p>1</text:p>
          </table:table-cell>
          <table:table-cell table:formula="of:=IF([.N53]=MIN([.$J53:.$O53]);1;0)" office:value-type="float" office:value="0" calcext:value-type="float">
            <text:p>0</text:p>
          </table:table-cell>
          <table:table-cell table:formula="of:=IF([.O53]=MIN([.$J53:.$O53]);1;0)" office:value-type="float" office:value="0" calcext:value-type="float">
            <text:p>0</text:p>
          </table:table-cell>
          <table:table-cell table:formula="of:=MIN([.J53:.O53])" office:value-type="float" office:value="0.379913" calcext:value-type="float">
            <text:p>0.379913</text:p>
          </table:table-cell>
          <table:table-cell table:formula="of:=[.V53]/[.AD53]" office:value-type="float" office:value="1.22053733354742" calcext:value-type="float">
            <text:p>1.2205373335</text:p>
          </table:table-cell>
          <table:table-cell table:formula="of:=[.B53]/[.C53]" office:value-type="float" office:value="4.28859528090201" calcext:value-type="float">
            <text:p>4.2885952809</text:p>
          </table:table-cell>
        </table:table-row>
        <table:table-row table:style-name="ro1">
          <table:table-cell office:value-type="string" calcext:value-type="string">
            <text:p>wiki-Vote.bin</text:p>
          </table:table-cell>
          <table:table-cell office:value-type="float" office:value="0.009286" calcext:value-type="float">
            <text:p>0.009286</text:p>
          </table:table-cell>
          <table:table-cell office:value-type="float" office:value="0.010311" calcext:value-type="float">
            <text:p>0.010311</text:p>
          </table:table-cell>
          <table:table-cell table:style-name="ce3" office:value-type="float" office:value="0.02097" calcext:value-type="float">
            <text:p>0.02097</text:p>
          </table:table-cell>
          <table:table-cell table:style-name="ce5" office:value-type="float" office:value="0.034348" calcext:value-type="float">
            <text:p>0.034348</text:p>
          </table:table-cell>
          <table:table-cell table:style-name="ce5" office:value-type="float" office:value="0.054488" calcext:value-type="float">
            <text:p>0.054488</text:p>
          </table:table-cell>
          <table:table-cell table:style-name="ce5" office:value-type="float" office:value="0.114841" calcext:value-type="float">
            <text:p>0.114841</text:p>
          </table:table-cell>
          <table:table-cell table:style-name="ce5" office:value-type="float" office:value="0.166771" calcext:value-type="float">
            <text:p>0.166771</text:p>
          </table:table-cell>
          <table:table-cell table:style-name="ce8" office:value-type="float" office:value="0.30278" calcext:value-type="float">
            <text:p>0.30278</text:p>
          </table:table-cell>
          <table:table-cell table:style-name="ce3" office:value-type="float" office:value="0.028023" calcext:value-type="float">
            <text:p>0.028023</text:p>
          </table:table-cell>
          <table:table-cell table:style-name="ce5" office:value-type="float" office:value="0.038569" calcext:value-type="float">
            <text:p>0.038569</text:p>
          </table:table-cell>
          <table:table-cell table:style-name="ce5" office:value-type="float" office:value="0.061463" calcext:value-type="float">
            <text:p>0.061463</text:p>
          </table:table-cell>
          <table:table-cell table:style-name="ce5" office:value-type="float" office:value="0.111124" calcext:value-type="float">
            <text:p>0.111124</text:p>
          </table:table-cell>
          <table:table-cell table:style-name="ce5" office:value-type="float" office:value="0.161791" calcext:value-type="float">
            <text:p>0.161791</text:p>
          </table:table-cell>
          <table:table-cell table:style-name="ce8" office:value-type="float" office:value="0.235086" calcext:value-type="float">
            <text:p>0.235086</text:p>
          </table:table-cell>
          <table:table-cell table:formula="of:=IF([.D54]=MIN([.$D54:.$I54]);1;0)" office:value-type="float" office:value="1" calcext:value-type="float">
            <text:p>1</text:p>
          </table:table-cell>
          <table:table-cell table:formula="of:=IF([.E54]=MIN([.$D54:.$I54]);1;0)" office:value-type="float" office:value="0" calcext:value-type="float">
            <text:p>0</text:p>
          </table:table-cell>
          <table:table-cell table:formula="of:=IF([.F54]=MIN([.$D54:.$I54]);1;0)" office:value-type="float" office:value="0" calcext:value-type="float">
            <text:p>0</text:p>
          </table:table-cell>
          <table:table-cell table:formula="of:=IF([.G54]=MIN([.$D54:.$I54]);1;0)" office:value-type="float" office:value="0" calcext:value-type="float">
            <text:p>0</text:p>
          </table:table-cell>
          <table:table-cell table:formula="of:=IF([.H54]=MIN([.$D54:.$I54]);1;0)" office:value-type="float" office:value="0" calcext:value-type="float">
            <text:p>0</text:p>
          </table:table-cell>
          <table:table-cell table:formula="of:=IF([.I54]=MIN([.$D54:.$I54]);1;0)" office:value-type="float" office:value="0" calcext:value-type="float">
            <text:p>0</text:p>
          </table:table-cell>
          <table:table-cell table:formula="of:=MIN([.D54:.I54])" office:value-type="float" office:value="0.02097" calcext:value-type="float">
            <text:p>0.02097</text:p>
          </table:table-cell>
          <table:table-cell table:formula="of:=[.B54]/[.V54]" office:value-type="float" office:value="0.442823080591321" calcext:value-type="float">
            <text:p>0.4428230806</text:p>
          </table:table-cell>
          <table:table-cell table:formula="of:=IF([.J54]=MIN([.$J54:.$O54]);1;0)" office:value-type="float" office:value="1" calcext:value-type="float">
            <text:p>1</text:p>
          </table:table-cell>
          <table:table-cell table:formula="of:=IF([.K54]=MIN([.$J54:.$O54]);1;0)" office:value-type="float" office:value="0" calcext:value-type="float">
            <text:p>0</text:p>
          </table:table-cell>
          <table:table-cell table:formula="of:=IF([.L54]=MIN([.$J54:.$O54]);1;0)" office:value-type="float" office:value="0" calcext:value-type="float">
            <text:p>0</text:p>
          </table:table-cell>
          <table:table-cell table:formula="of:=IF([.M54]=MIN([.$J54:.$O54]);1;0)" office:value-type="float" office:value="0" calcext:value-type="float">
            <text:p>0</text:p>
          </table:table-cell>
          <table:table-cell table:formula="of:=IF([.N54]=MIN([.$J54:.$O54]);1;0)" office:value-type="float" office:value="0" calcext:value-type="float">
            <text:p>0</text:p>
          </table:table-cell>
          <table:table-cell table:formula="of:=IF([.O54]=MIN([.$J54:.$O54]);1;0)" office:value-type="float" office:value="0" calcext:value-type="float">
            <text:p>0</text:p>
          </table:table-cell>
          <table:table-cell table:formula="of:=MIN([.J54:.O54])" office:value-type="float" office:value="0.028023" calcext:value-type="float">
            <text:p>0.028023</text:p>
          </table:table-cell>
          <table:table-cell table:formula="of:=[.V54]/[.AD54]" office:value-type="float" office:value="0.748313885023017" calcext:value-type="float">
            <text:p>0.748313885</text:p>
          </table:table-cell>
          <table:table-cell table:formula="of:=[.B54]/[.C54]" office:value-type="float" office:value="0.900591601202599" calcext:value-type="float">
            <text:p>0.9005916012</text:p>
          </table:table-cell>
        </table:table-row>
        <calcext:conditional-formats>
          <calcext:conditional-format calcext:target-range-address="Sheet3.W3:Sheet3.W54">
            <calcext:condition calcext:apply-style-name="Untitled1" calcext:value="between(0.9,1.1)" calcext:base-cell-address="Sheet3.W3"/>
          </calcext:conditional-format>
        </calcext:conditional-formats>
      </table:table>
      <table:table table:name="Sheet4" table:style-name="ta1">
        <table:table-column table:style-name="co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amazon0302.bin</text:p>
          </table:table-cell>
        </table:table-row>
        <table:table-row table:style-name="ro1">
          <table:table-cell office:value-type="string" calcext:value-type="string">
            <text:p>amazon0312.bin</text:p>
          </table:table-cell>
        </table:table-row>
        <table:table-row table:style-name="ro1">
          <table:table-cell office:value-type="string" calcext:value-type="string">
            <text:p>amazon0505.bin</text:p>
          </table:table-cell>
        </table:table-row>
        <table:table-row table:style-name="ro1">
          <table:table-cell office:value-type="string" calcext:value-type="string">
            <text:p>amazon0601.bin</text:p>
          </table:table-cell>
        </table:table-row>
        <table:table-row table:style-name="ro1">
          <table:table-cell office:value-type="string" calcext:value-type="string">
            <text:p>as-735.bin</text:p>
          </table:table-cell>
        </table:table-row>
        <table:table-row table:style-name="ro1">
          <table:table-cell office:value-type="string" calcext:value-type="string">
            <text:p>as-caida.bin</text:p>
          </table:table-cell>
        </table:table-row>
        <table:table-row table:style-name="ro1">
          <table:table-cell office:value-type="string" calcext:value-type="string">
            <text:p>as-Skitter.bin</text:p>
          </table:table-cell>
        </table:table-row>
        <table:table-row table:style-name="ro1">
          <table:table-cell office:value-type="string" calcext:value-type="string">
            <text:p>ca-AstroPh.bin</text:p>
          </table:table-cell>
        </table:table-row>
        <table:table-row table:style-name="ro1">
          <table:table-cell office:value-type="string" calcext:value-type="string">
            <text:p>ca-CondMat.bin</text:p>
          </table:table-cell>
        </table:table-row>
        <table:table-row table:style-name="ro1">
          <table:table-cell office:value-type="string" calcext:value-type="string">
            <text:p>ca-GrQc.bin</text:p>
          </table:table-cell>
        </table:table-row>
        <table:table-row table:style-name="ro1">
          <table:table-cell office:value-type="string" calcext:value-type="string">
            <text:p>ca-HepPh.bin</text:p>
          </table:table-cell>
        </table:table-row>
        <table:table-row table:style-name="ro1">
          <table:table-cell office:value-type="string" calcext:value-type="string">
            <text:p>ca-HepTh.bin</text:p>
          </table:table-cell>
        </table:table-row>
        <table:table-row table:style-name="ro1">
          <table:table-cell office:value-type="string" calcext:value-type="string">
            <text:p>cit-HepPh.bin</text:p>
          </table:table-cell>
        </table:table-row>
        <table:table-row table:style-name="ro1">
          <table:table-cell office:value-type="string" calcext:value-type="string">
            <text:p>cit-HepTh.bin</text:p>
          </table:table-cell>
        </table:table-row>
        <table:table-row table:style-name="ro1">
          <table:table-cell office:value-type="string" calcext:value-type="string">
            <text:p>cit-Patents.bin</text:p>
          </table:table-cell>
        </table:table-row>
        <table:table-row table:style-name="ro1">
          <table:table-cell office:value-type="string" calcext:value-type="string">
            <text:p>com-amazon.ungraph.bin</text:p>
          </table:table-cell>
        </table:table-row>
        <table:table-row table:style-name="ro1">
          <table:table-cell office:value-type="string" calcext:value-type="string">
            <text:p>com-dblp.ungraph.bin</text:p>
          </table:table-cell>
        </table:table-row>
        <table:table-row table:style-name="ro1">
          <table:table-cell office:value-type="string" calcext:value-type="string">
            <text:p>com-lj.ungraph.bin</text:p>
          </table:table-cell>
        </table:table-row>
        <table:table-row table:style-name="ro1">
          <table:table-cell office:value-type="string" calcext:value-type="string">
            <text:p>com-orkut.ungraph.bin</text:p>
          </table:table-cell>
        </table:table-row>
        <table:table-row table:style-name="ro1">
          <table:table-cell office:value-type="string" calcext:value-type="string">
            <text:p>com-youtube.ungraph.bin</text:p>
          </table:table-cell>
        </table:table-row>
        <table:table-row table:style-name="ro1">
          <table:table-cell office:value-type="string" calcext:value-type="string">
            <text:p>email-Enron.bin</text:p>
          </table:table-cell>
        </table:table-row>
        <table:table-row table:style-name="ro1">
          <table:table-cell office:value-type="string" calcext:value-type="string">
            <text:p>email-EuAll.bin</text:p>
          </table:table-cell>
        </table:table-row>
        <table:table-row table:style-name="ro1">
          <table:table-cell office:value-type="string" calcext:value-type="string">
            <text:p>higgs-social_network.bin</text:p>
          </table:table-cell>
        </table:table-row>
        <table:table-row table:style-name="ro1">
          <table:table-cell office:value-type="string" calcext:value-type="string">
            <text:p>Oregon-1.bin</text:p>
          </table:table-cell>
        </table:table-row>
        <table:table-row table:style-name="ro1">
          <table:table-cell office:value-type="string" calcext:value-type="string">
            <text:p>Oregon-2.bin</text:p>
          </table:table-cell>
        </table:table-row>
        <table:table-row table:style-name="ro1">
          <table:table-cell office:value-type="string" calcext:value-type="string">
            <text:p>p2p-Gnutella04.bin</text:p>
          </table:table-cell>
        </table:table-row>
        <table:table-row table:style-name="ro1">
          <table:table-cell office:value-type="string" calcext:value-type="string">
            <text:p>p2p-Gnutella05.bin</text:p>
          </table:table-cell>
        </table:table-row>
        <table:table-row table:style-name="ro1">
          <table:table-cell office:value-type="string" calcext:value-type="string">
            <text:p>p2p-Gnutella06.bin</text:p>
          </table:table-cell>
        </table:table-row>
        <table:table-row table:style-name="ro1">
          <table:table-cell office:value-type="string" calcext:value-type="string">
            <text:p>p2p-Gnutella08.bin</text:p>
          </table:table-cell>
        </table:table-row>
        <table:table-row table:style-name="ro1">
          <table:table-cell office:value-type="string" calcext:value-type="string">
            <text:p>p2p-Gnutella09.bin</text:p>
          </table:table-cell>
        </table:table-row>
        <table:table-row table:style-name="ro1">
          <table:table-cell office:value-type="string" calcext:value-type="string">
            <text:p>p2p-Gnutella24.bin</text:p>
          </table:table-cell>
        </table:table-row>
        <table:table-row table:style-name="ro1">
          <table:table-cell office:value-type="string" calcext:value-type="string">
            <text:p>p2p-Gnutella25.bin</text:p>
          </table:table-cell>
        </table:table-row>
        <table:table-row table:style-name="ro1">
          <table:table-cell office:value-type="string" calcext:value-type="string">
            <text:p>p2p-Gnutella30.bin</text:p>
          </table:table-cell>
        </table:table-row>
        <table:table-row table:style-name="ro1">
          <table:table-cell office:value-type="string" calcext:value-type="string">
            <text:p>p2p-Gnutella31.bin</text:p>
          </table:table-cell>
        </table:table-row>
        <table:table-row table:style-name="ro1">
          <table:table-cell office:value-type="string" calcext:value-type="string">
            <text:p>roadNet-CA.bin</text:p>
          </table:table-cell>
        </table:table-row>
        <table:table-row table:style-name="ro1">
          <table:table-cell office:value-type="string" calcext:value-type="string">
            <text:p>roadNet-PA.bin</text:p>
          </table:table-cell>
        </table:table-row>
        <table:table-row table:style-name="ro1">
          <table:table-cell office:value-type="string" calcext:value-type="string">
            <text:p>roadNet-TX.bin</text:p>
          </table:table-cell>
        </table:table-row>
        <table:table-row table:style-name="ro1">
          <table:table-cell office:value-type="string" calcext:value-type="string">
            <text:p>soc-Epinions1.bin</text:p>
          </table:table-cell>
        </table:table-row>
        <table:table-row table:style-name="ro1">
          <table:table-cell office:value-type="string" calcext:value-type="string">
            <text:p>soc-LiveJournal1.bin</text:p>
          </table:table-cell>
        </table:table-row>
        <table:table-row table:style-name="ro1">
          <table:table-cell office:value-type="string" calcext:value-type="string">
            <text:p>soc-pokec-relationships.bin</text:p>
          </table:table-cell>
        </table:table-row>
        <table:table-row table:style-name="ro1">
          <table:table-cell office:value-type="string" calcext:value-type="string">
            <text:p>soc-sign-epinions.bin</text:p>
          </table:table-cell>
        </table:table-row>
        <table:table-row table:style-name="ro1">
          <table:table-cell office:value-type="string" calcext:value-type="string">
            <text:p>soc-sign-Slashdot081106.bin</text:p>
          </table:table-cell>
        </table:table-row>
        <table:table-row table:style-name="ro1">
          <table:table-cell office:value-type="string" calcext:value-type="string">
            <text:p>soc-sign-Slashdot090216.bin</text:p>
          </table:table-cell>
        </table:table-row>
        <table:table-row table:style-name="ro1">
          <table:table-cell office:value-type="string" calcext:value-type="string">
            <text:p>soc-sign-Slashdot090221.bin</text:p>
          </table:table-cell>
        </table:table-row>
        <table:table-row table:style-name="ro1">
          <table:table-cell office:value-type="string" calcext:value-type="string">
            <text:p>soc-Slashdot0811.bin</text:p>
          </table:table-cell>
        </table:table-row>
        <table:table-row table:style-name="ro1">
          <table:table-cell office:value-type="string" calcext:value-type="string">
            <text:p>soc-Slashdot0902.bin</text:p>
          </table:table-cell>
        </table:table-row>
        <table:table-row table:style-name="ro1">
          <table:table-cell office:value-type="string" calcext:value-type="string">
            <text:p>web-BerkStan.bin</text:p>
          </table:table-cell>
        </table:table-row>
        <table:table-row table:style-name="ro1">
          <table:table-cell office:value-type="string" calcext:value-type="string">
            <text:p>web-Google.bin</text:p>
          </table:table-cell>
        </table:table-row>
        <table:table-row table:style-name="ro1">
          <table:table-cell office:value-type="string" calcext:value-type="string">
            <text:p>web-NotreDame.bin</text:p>
          </table:table-cell>
        </table:table-row>
        <table:table-row table:style-name="ro1">
          <table:table-cell office:value-type="string" calcext:value-type="string">
            <text:p>web-Stanford.bin</text:p>
          </table:table-cell>
        </table:table-row>
        <table:table-row table:style-name="ro1">
          <table:table-cell office:value-type="string" calcext:value-type="string">
            <text:p>wiki-Talk.bin</text:p>
          </table:table-cell>
        </table:table-row>
        <table:table-row table:style-name="ro1">
          <table:table-cell office:value-type="string" calcext:value-type="string">
            <text:p>wiki-Vote.bin</text:p>
          </table:table-cell>
        </table:table-row>
      </table:table>
      <table:named-expressions/>
      <table:database-ranges>
        <table:database-range table:name="__Anonymous_Sheet_DB__0" table:target-range-address="Sheet1.A3:Sheet1.G5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3:Sheet2.B5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3.A3:Sheet3.B5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4.A3:Sheet4.G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17:57:46.308065947</dc:date>
    <meta:document-statistic meta:table-count="4" meta:cell-count="1856" meta:object-count="0"/>
    <meta:generator>LibreOffice/4.2.8.2$Linux_X86_64 LibreOffice_project/420m0$Build-2</meta:generator>
  </office:meta>
</office:document-meta>
</file>